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5.4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20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3.571051714" calcext:value-type="float">
            <text:p>13,571051714</text:p>
          </table:table-cell>
          <table:table-cell office:value-type="float" office:value="13.995837802" calcext:value-type="float">
            <text:p>13,995837802</text:p>
          </table:table-cell>
          <table:table-cell office:value-type="float" office:value="13.631196165" calcext:value-type="float">
            <text:p>13,631196165</text:p>
          </table:table-cell>
          <table:table-cell office:value-type="float" office:value="13.977441098" calcext:value-type="float">
            <text:p>13,977441098</text:p>
          </table:table-cell>
          <table:table-cell office:value-type="float" office:value="14.067406982" calcext:value-type="float">
            <text:p>14,067406982</text:p>
          </table:table-cell>
          <table:table-cell office:value-type="float" office:value="13.45134045" calcext:value-type="float">
            <text:p>13,45134045</text:p>
          </table:table-cell>
          <table:table-cell office:value-type="float" office:value="13.505408304" calcext:value-type="float">
            <text:p>13,505408304</text:p>
          </table:table-cell>
          <table:table-cell office:value-type="float" office:value="13.804445133" calcext:value-type="float">
            <text:p>13,804445133</text:p>
          </table:table-cell>
          <table:table-cell office:value-type="float" office:value="14.494195193" calcext:value-type="float">
            <text:p>14,494195193</text:p>
          </table:table-cell>
          <table:table-cell office:value-type="float" office:value="13.753310811" calcext:value-type="float">
            <text:p>13,753310811</text:p>
          </table:table-cell>
          <table:table-cell/>
          <table:table-cell table:formula="of:=AVERAGE([.B2:.K2])" office:value-type="float" office:value="13.8251633652" calcext:value-type="float">
            <text:p>13,8251633652</text:p>
          </table:table-cell>
          <table:table-cell table:formula="of:=TRIMMEAN([.B2:.K2];0.2)" office:value-type="float" office:value="13.788262251125" calcext:value-type="float">
            <text:p>13,7882622511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5.913684563" calcext:value-type="float">
            <text:p>5,913684563</text:p>
          </table:table-cell>
          <table:table-cell office:value-type="float" office:value="5.505243431" calcext:value-type="float">
            <text:p>5,505243431</text:p>
          </table:table-cell>
          <table:table-cell office:value-type="float" office:value="5.460542559" calcext:value-type="float">
            <text:p>5,460542559</text:p>
          </table:table-cell>
          <table:table-cell office:value-type="float" office:value="5.462094753" calcext:value-type="float">
            <text:p>5,462094753</text:p>
          </table:table-cell>
          <table:table-cell office:value-type="float" office:value="5.471353147" calcext:value-type="float">
            <text:p>5,471353147</text:p>
          </table:table-cell>
          <table:table-cell office:value-type="float" office:value="5.482214488" calcext:value-type="float">
            <text:p>5,482214488</text:p>
          </table:table-cell>
          <table:table-cell office:value-type="float" office:value="5.460307198" calcext:value-type="float">
            <text:p>5,460307198</text:p>
          </table:table-cell>
          <table:table-cell office:value-type="float" office:value="5.476904962" calcext:value-type="float">
            <text:p>5,476904962</text:p>
          </table:table-cell>
          <table:table-cell office:value-type="float" office:value="5.44768602" calcext:value-type="float">
            <text:p>5,44768602</text:p>
          </table:table-cell>
          <table:table-cell office:value-type="float" office:value="5.460762578" calcext:value-type="float">
            <text:p>5,460762578</text:p>
          </table:table-cell>
          <table:table-cell/>
          <table:table-cell table:formula="of:=AVERAGE([.B3:.K3])" office:value-type="float" office:value="5.5140793699" calcext:value-type="float">
            <text:p>5,5140793699</text:p>
          </table:table-cell>
          <table:table-cell table:formula="of:=TRIMMEAN([.B3:.K3];0.2)" office:value-type="float" office:value="5.4724278895" calcext:value-type="float">
            <text:p>5,4724278895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76.033438163" calcext:value-type="float">
            <text:p>76,033438163</text:p>
          </table:table-cell>
          <table:table-cell office:value-type="float" office:value="73.099458277" calcext:value-type="float">
            <text:p>73,099458277</text:p>
          </table:table-cell>
          <table:table-cell office:value-type="float" office:value="73.107104467" calcext:value-type="float">
            <text:p>73,107104467</text:p>
          </table:table-cell>
          <table:table-cell office:value-type="float" office:value="73.273961851" calcext:value-type="float">
            <text:p>73,273961851</text:p>
          </table:table-cell>
          <table:table-cell office:value-type="float" office:value="73.133706158" calcext:value-type="float">
            <text:p>73,133706158</text:p>
          </table:table-cell>
          <table:table-cell office:value-type="float" office:value="73.368243465" calcext:value-type="float">
            <text:p>73,368243465</text:p>
          </table:table-cell>
          <table:table-cell office:value-type="float" office:value="73.209244443" calcext:value-type="float">
            <text:p>73,209244443</text:p>
          </table:table-cell>
          <table:table-cell office:value-type="float" office:value="73.407665013" calcext:value-type="float">
            <text:p>73,407665013</text:p>
          </table:table-cell>
          <table:table-cell office:value-type="float" office:value="73.247719345" calcext:value-type="float">
            <text:p>73,247719345</text:p>
          </table:table-cell>
          <table:table-cell office:value-type="float" office:value="73.211363554" calcext:value-type="float">
            <text:p>73,211363554</text:p>
          </table:table-cell>
          <table:table-cell/>
          <table:table-cell table:formula="of:=AVERAGE([.B4:.K4])" office:value-type="float" office:value="73.5091904736" calcext:value-type="float">
            <text:p>73,5091904736</text:p>
          </table:table-cell>
          <table:table-cell table:formula="of:=TRIMMEAN([.B4:.K4];0.2)" office:value-type="float" office:value="73.244876037" calcext:value-type="float">
            <text:p>73,244876037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34.9392648" calcext:value-type="float">
            <text:p>34,9392648</text:p>
          </table:table-cell>
          <table:table-cell office:value-type="float" office:value="33.600362083" calcext:value-type="float">
            <text:p>33,600362083</text:p>
          </table:table-cell>
          <table:table-cell office:value-type="float" office:value="33.618421936" calcext:value-type="float">
            <text:p>33,618421936</text:p>
          </table:table-cell>
          <table:table-cell office:value-type="float" office:value="33.650095963" calcext:value-type="float">
            <text:p>33,650095963</text:p>
          </table:table-cell>
          <table:table-cell office:value-type="float" office:value="33.629184072" calcext:value-type="float">
            <text:p>33,629184072</text:p>
          </table:table-cell>
          <table:table-cell office:value-type="float" office:value="33.804600018" calcext:value-type="float">
            <text:p>33,804600018</text:p>
          </table:table-cell>
          <table:table-cell office:value-type="float" office:value="33.686189038" calcext:value-type="float">
            <text:p>33,686189038</text:p>
          </table:table-cell>
          <table:table-cell office:value-type="float" office:value="33.783378877" calcext:value-type="float">
            <text:p>33,783378877</text:p>
          </table:table-cell>
          <table:table-cell office:value-type="float" office:value="33.65791444" calcext:value-type="float">
            <text:p>33,65791444</text:p>
          </table:table-cell>
          <table:table-cell office:value-type="float" office:value="33.69783925" calcext:value-type="float">
            <text:p>33,69783925</text:p>
          </table:table-cell>
          <table:table-cell/>
          <table:table-cell table:formula="of:=AVERAGE([.B5:.K5])" office:value-type="float" office:value="33.8067250477" calcext:value-type="float">
            <text:p>33,8067250477</text:p>
          </table:table-cell>
          <table:table-cell table:formula="of:=TRIMMEAN([.B5:.K5];0.2)" office:value-type="float" office:value="33.69095294925" calcext:value-type="float">
            <text:p>33,6909529493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4.706727942" calcext:value-type="float">
            <text:p>24,706727942</text:p>
          </table:table-cell>
          <table:table-cell office:value-type="float" office:value="25.809983688" calcext:value-type="float">
            <text:p>25,809983688</text:p>
          </table:table-cell>
          <table:table-cell office:value-type="float" office:value="25.343310366" calcext:value-type="float">
            <text:p>25,343310366</text:p>
          </table:table-cell>
          <table:table-cell office:value-type="float" office:value="24.489823539" calcext:value-type="float">
            <text:p>24,489823539</text:p>
          </table:table-cell>
          <table:table-cell office:value-type="float" office:value="25.9223669" calcext:value-type="float">
            <text:p>25,9223669</text:p>
          </table:table-cell>
          <table:table-cell office:value-type="float" office:value="24.961417487" calcext:value-type="float">
            <text:p>24,961417487</text:p>
          </table:table-cell>
          <table:table-cell office:value-type="float" office:value="25.630340835" calcext:value-type="float">
            <text:p>25,630340835</text:p>
          </table:table-cell>
          <table:table-cell office:value-type="float" office:value="26.3358919" calcext:value-type="float">
            <text:p>26,3358919</text:p>
          </table:table-cell>
          <table:table-cell office:value-type="float" office:value="27.169083204" calcext:value-type="float">
            <text:p>27,169083204</text:p>
          </table:table-cell>
          <table:table-cell office:value-type="float" office:value="26.307980194" calcext:value-type="float">
            <text:p>26,307980194</text:p>
          </table:table-cell>
          <table:table-cell/>
          <table:table-cell table:formula="of:=AVERAGE([.B6:.K6])" office:value-type="float" office:value="25.6676926055" calcext:value-type="float">
            <text:p>25,6676926055</text:p>
          </table:table-cell>
          <table:table-cell table:formula="of:=TRIMMEAN([.B6:.K6];0.2)" office:value-type="float" office:value="25.627252414" calcext:value-type="float">
            <text:p>25,627252414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 IN ('RJ', 'AM')</text:p>
          </table:table-cell>
          <table:table-cell office:value-type="float" office:value="119.165014012" calcext:value-type="float">
            <text:p>119,165014012</text:p>
          </table:table-cell>
          <table:table-cell office:value-type="float" office:value="118.346087011" calcext:value-type="float">
            <text:p>118,346087011</text:p>
          </table:table-cell>
          <table:table-cell office:value-type="float" office:value="116.914691269" calcext:value-type="float">
            <text:p>116,914691269</text:p>
          </table:table-cell>
          <table:table-cell office:value-type="float" office:value="117.377405215" calcext:value-type="float">
            <text:p>117,377405215</text:p>
          </table:table-cell>
          <table:table-cell office:value-type="float" office:value="117.430177502" calcext:value-type="float">
            <text:p>117,430177502</text:p>
          </table:table-cell>
          <table:table-cell office:value-type="float" office:value="116.943749607" calcext:value-type="float">
            <text:p>116,943749607</text:p>
          </table:table-cell>
          <table:table-cell office:value-type="float" office:value="116.684081467" calcext:value-type="float">
            <text:p>116,684081467</text:p>
          </table:table-cell>
          <table:table-cell office:value-type="float" office:value="118.399155236" calcext:value-type="float">
            <text:p>118,399155236</text:p>
          </table:table-cell>
          <table:table-cell office:value-type="float" office:value="116.813583229" calcext:value-type="float">
            <text:p>116,813583229</text:p>
          </table:table-cell>
          <table:table-cell office:value-type="float" office:value="119.252606293" calcext:value-type="float">
            <text:p>119,252606293</text:p>
          </table:table-cell>
          <table:table-cell/>
          <table:table-cell table:formula="of:=AVERAGE([.B7:.K7])" office:value-type="float" office:value="117.7326550841" calcext:value-type="float">
            <text:p>117,7326550841</text:p>
          </table:table-cell>
          <table:table-cell table:formula="of:=TRIMMEAN([.B7:.K7];0.2)" office:value-type="float" office:value="117.673732885125" calcext:value-type="float">
            <text:p>117,6737328851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='SP' AND periodo='2016-05-01'</text:p>
          </table:table-cell>
          <table:table-cell office:value-type="float" office:value="3.955887489" calcext:value-type="float">
            <text:p>3,955887489</text:p>
          </table:table-cell>
          <table:table-cell office:value-type="float" office:value="3.939242029" calcext:value-type="float">
            <text:p>3,939242029</text:p>
          </table:table-cell>
          <table:table-cell office:value-type="float" office:value="3.930719931" calcext:value-type="float">
            <text:p>3,930719931</text:p>
          </table:table-cell>
          <table:table-cell office:value-type="float" office:value="3.950342156" calcext:value-type="float">
            <text:p>3,950342156</text:p>
          </table:table-cell>
          <table:table-cell office:value-type="float" office:value="3.934240541" calcext:value-type="float">
            <text:p>3,934240541</text:p>
          </table:table-cell>
          <table:table-cell office:value-type="float" office:value="3.955331226" calcext:value-type="float">
            <text:p>3,955331226</text:p>
          </table:table-cell>
          <table:table-cell office:value-type="float" office:value="3.9440288" calcext:value-type="float">
            <text:p>3,9440288</text:p>
          </table:table-cell>
          <table:table-cell office:value-type="float" office:value="3.951545678" calcext:value-type="float">
            <text:p>3,951545678</text:p>
          </table:table-cell>
          <table:table-cell office:value-type="float" office:value="3.953504079" calcext:value-type="float">
            <text:p>3,953504079</text:p>
          </table:table-cell>
          <table:table-cell office:value-type="float" office:value="3.942515464" calcext:value-type="float">
            <text:p>3,942515464</text:p>
          </table:table-cell>
          <table:table-cell/>
          <table:table-cell table:formula="of:=AVERAGE([.B8:.K8])" office:value-type="float" office:value="3.9457357393" calcext:value-type="float">
            <text:p>3,9457357393</text:p>
          </table:table-cell>
          <table:table-cell table:formula="of:=TRIMMEAN([.B8:.K8];0.2)" office:value-type="float" office:value="3.946343746625" calcext:value-type="float">
            <text:p>3,9463437466</text:p>
          </table:table-cell>
        </table:table-row>
        <table:table-row table:style-name="ro1">
          <table:table-cell office:value-type="string" calcext:value-type="string">
            <text:p>SELECT avg(valor) FROM bolsa_familia.dados WHERE periodo = '2016-01-01' ALLOW FILTERING</text:p>
          </table:table-cell>
          <table:table-cell office:value-type="float" office:value="119.875610516" calcext:value-type="float">
            <text:p>119,875610516</text:p>
          </table:table-cell>
          <table:table-cell office:value-type="float" office:value="118.798820206" calcext:value-type="float">
            <text:p>118,798820206</text:p>
          </table:table-cell>
          <table:table-cell office:value-type="float" office:value="117.600606647" calcext:value-type="float">
            <text:p>117,600606647</text:p>
          </table:table-cell>
          <table:table-cell office:value-type="float" office:value="117.280757799" calcext:value-type="float">
            <text:p>117,280757799</text:p>
          </table:table-cell>
          <table:table-cell office:value-type="float" office:value="120.898511372" calcext:value-type="float">
            <text:p>120,898511372</text:p>
          </table:table-cell>
          <table:table-cell office:value-type="float" office:value="119.148242159" calcext:value-type="float">
            <text:p>119,148242159</text:p>
          </table:table-cell>
          <table:table-cell office:value-type="float" office:value="120.646725405" calcext:value-type="float">
            <text:p>120,646725405</text:p>
          </table:table-cell>
          <table:table-cell office:value-type="float" office:value="118.514350385" calcext:value-type="float">
            <text:p>118,514350385</text:p>
          </table:table-cell>
          <table:table-cell office:value-type="float" office:value="118.066772825" calcext:value-type="float">
            <text:p>118,066772825</text:p>
          </table:table-cell>
          <table:table-cell office:value-type="float" office:value="117.736699389" calcext:value-type="float">
            <text:p>117,736699389</text:p>
          </table:table-cell>
          <table:table-cell/>
          <table:table-cell table:formula="of:=AVERAGE([.B9:.K9])" office:value-type="float" office:value="118.8567096703" calcext:value-type="float">
            <text:p>118,8567096703</text:p>
          </table:table-cell>
          <table:table-cell table:formula="of:=TRIMMEAN([.B9:.K9];0.2)" office:value-type="float" office:value="118.7984784415" calcext:value-type="float">
            <text:p>118,7984784415</text:p>
          </table:table-cell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4872041" calcext:value-type="float">
            <text:p>0,04872041</text:p>
          </table:table-cell>
          <table:table-cell office:value-type="float" office:value="0.002236995" calcext:value-type="float">
            <text:p>0,002236995</text:p>
          </table:table-cell>
          <table:table-cell office:value-type="float" office:value="0.002272048" calcext:value-type="float">
            <text:p>0,002272048</text:p>
          </table:table-cell>
          <table:table-cell office:value-type="float" office:value="0.012054178" calcext:value-type="float">
            <text:p>0,012054178</text:p>
          </table:table-cell>
          <table:table-cell office:value-type="float" office:value="0.004816556" calcext:value-type="float">
            <text:p>0,004816556</text:p>
          </table:table-cell>
          <table:table-cell office:value-type="float" office:value="0.003245513" calcext:value-type="float">
            <text:p>0,003245513</text:p>
          </table:table-cell>
          <table:table-cell office:value-type="float" office:value="0.002463701" calcext:value-type="float">
            <text:p>0,002463701</text:p>
          </table:table-cell>
          <table:table-cell office:value-type="float" office:value="0.003196465" calcext:value-type="float">
            <text:p>0,003196465</text:p>
          </table:table-cell>
          <table:table-cell office:value-type="float" office:value="0.002741301" calcext:value-type="float">
            <text:p>0,002741301</text:p>
          </table:table-cell>
          <table:table-cell office:value-type="float" office:value="0.005319752" calcext:value-type="float">
            <text:p>0,005319752</text:p>
          </table:table-cell>
          <table:table-cell/>
          <table:table-cell table:formula="of:=AVERAGE([.B10:.K10])" office:value-type="float" office:value="0.0087066919" calcext:value-type="float">
            <text:p>0,0087066919</text:p>
          </table:table-cell>
          <table:table-cell table:formula="of:=TRIMMEAN([.B10:.K10];0.2)" office:value-type="float" office:value="0.00451368925" calcext:value-type="float">
            <text:p>0,0045136893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59985865" calcext:value-type="float">
            <text:p>0,059985865</text:p>
          </table:table-cell>
          <table:table-cell office:value-type="float" office:value="0.002825308" calcext:value-type="float">
            <text:p>0,002825308</text:p>
          </table:table-cell>
          <table:table-cell office:value-type="float" office:value="0.002860321" calcext:value-type="float">
            <text:p>0,002860321</text:p>
          </table:table-cell>
          <table:table-cell office:value-type="float" office:value="0.002651946" calcext:value-type="float">
            <text:p>0,002651946</text:p>
          </table:table-cell>
          <table:table-cell office:value-type="float" office:value="0.003780257" calcext:value-type="float">
            <text:p>0,003780257</text:p>
          </table:table-cell>
          <table:table-cell office:value-type="float" office:value="0.002717557" calcext:value-type="float">
            <text:p>0,002717557</text:p>
          </table:table-cell>
          <table:table-cell office:value-type="float" office:value="0.002233194" calcext:value-type="float">
            <text:p>0,002233194</text:p>
          </table:table-cell>
          <table:table-cell office:value-type="float" office:value="0.002895079" calcext:value-type="float">
            <text:p>0,002895079</text:p>
          </table:table-cell>
          <table:table-cell office:value-type="float" office:value="0.001834039" calcext:value-type="float">
            <text:p>0,001834039</text:p>
          </table:table-cell>
          <table:table-cell office:value-type="float" office:value="0.001575558" calcext:value-type="float">
            <text:p>0,001575558</text:p>
          </table:table-cell>
          <table:table-cell/>
          <table:table-cell table:formula="of:=AVERAGE([.B11:.K11])" office:value-type="float" office:value="0.0083359124" calcext:value-type="float">
            <text:p>0,0083359124</text:p>
          </table:table-cell>
          <table:table-cell table:formula="of:=TRIMMEAN([.B11:.K11];0.2)" office:value-type="float" office:value="0.002724712625" calcext:value-type="float">
            <text:p>0,0027247126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2001557" calcext:value-type="float">
            <text:p>0,02001557</text:p>
          </table:table-cell>
          <table:table-cell office:value-type="float" office:value="0.002876767" calcext:value-type="float">
            <text:p>0,002876767</text:p>
          </table:table-cell>
          <table:table-cell office:value-type="float" office:value="0.002279762" calcext:value-type="float">
            <text:p>0,002279762</text:p>
          </table:table-cell>
          <table:table-cell office:value-type="float" office:value="0.004827695" calcext:value-type="float">
            <text:p>0,004827695</text:p>
          </table:table-cell>
          <table:table-cell office:value-type="float" office:value="0.003256877" calcext:value-type="float">
            <text:p>0,003256877</text:p>
          </table:table-cell>
          <table:table-cell office:value-type="float" office:value="0.002497933" calcext:value-type="float">
            <text:p>0,002497933</text:p>
          </table:table-cell>
          <table:table-cell office:value-type="float" office:value="0.002184751" calcext:value-type="float">
            <text:p>0,002184751</text:p>
          </table:table-cell>
          <table:table-cell office:value-type="float" office:value="0.00199168" calcext:value-type="float">
            <text:p>0,00199168</text:p>
          </table:table-cell>
          <table:table-cell office:value-type="float" office:value="0.00213756" calcext:value-type="float">
            <text:p>0,00213756</text:p>
          </table:table-cell>
          <table:table-cell office:value-type="float" office:value="0.001843464" calcext:value-type="float">
            <text:p>0,001843464</text:p>
          </table:table-cell>
          <table:table-cell/>
          <table:table-cell table:formula="of:=AVERAGE([.B12:.K12])" office:value-type="float" office:value="0.0043912059" calcext:value-type="float">
            <text:p>0,0043912059</text:p>
          </table:table-cell>
          <table:table-cell table:formula="of:=TRIMMEAN([.B12:.K12];0.2)" office:value-type="float" office:value="0.002756628125" calcext:value-type="float">
            <text:p>0,0027566281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2199352" calcext:value-type="float">
            <text:p>0,002199352</text:p>
          </table:table-cell>
          <table:table-cell office:value-type="float" office:value="0.002120142" calcext:value-type="float">
            <text:p>0,002120142</text:p>
          </table:table-cell>
          <table:table-cell office:value-type="float" office:value="0.001678183" calcext:value-type="float">
            <text:p>0,001678183</text:p>
          </table:table-cell>
          <table:table-cell office:value-type="float" office:value="0.002226593" calcext:value-type="float">
            <text:p>0,002226593</text:p>
          </table:table-cell>
          <table:table-cell office:value-type="float" office:value="0.003134949" calcext:value-type="float">
            <text:p>0,003134949</text:p>
          </table:table-cell>
          <table:table-cell office:value-type="float" office:value="0.002727347" calcext:value-type="float">
            <text:p>0,002727347</text:p>
          </table:table-cell>
          <table:table-cell office:value-type="float" office:value="0.002178482" calcext:value-type="float">
            <text:p>0,002178482</text:p>
          </table:table-cell>
          <table:table-cell office:value-type="float" office:value="0.001442346" calcext:value-type="float">
            <text:p>0,001442346</text:p>
          </table:table-cell>
          <table:table-cell office:value-type="float" office:value="0.001740543" calcext:value-type="float">
            <text:p>0,001740543</text:p>
          </table:table-cell>
          <table:table-cell office:value-type="float" office:value="0.001460294" calcext:value-type="float">
            <text:p>0,001460294</text:p>
          </table:table-cell>
          <table:table-cell/>
          <table:table-cell table:formula="of:=AVERAGE([.B13:.K13])" office:value-type="float" office:value="0.0020908231" calcext:value-type="float">
            <text:p>0,0020908231</text:p>
          </table:table-cell>
          <table:table-cell table:formula="of:=TRIMMEAN([.B13:.K13];0.2)" office:value-type="float" office:value="0.002041367" calcext:value-type="float">
            <text:p>0,002041367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11915977" calcext:value-type="float">
            <text:p>0,011915977</text:p>
          </table:table-cell>
          <table:table-cell office:value-type="float" office:value="0.001779684" calcext:value-type="float">
            <text:p>0,001779684</text:p>
          </table:table-cell>
          <table:table-cell office:value-type="float" office:value="0.001656255" calcext:value-type="float">
            <text:p>0,001656255</text:p>
          </table:table-cell>
          <table:table-cell office:value-type="float" office:value="0.002686936" calcext:value-type="float">
            <text:p>0,002686936</text:p>
          </table:table-cell>
          <table:table-cell office:value-type="float" office:value="0.002736585" calcext:value-type="float">
            <text:p>0,002736585</text:p>
          </table:table-cell>
          <table:table-cell office:value-type="float" office:value="0.002695584" calcext:value-type="float">
            <text:p>0,002695584</text:p>
          </table:table-cell>
          <table:table-cell office:value-type="float" office:value="0.001754583" calcext:value-type="float">
            <text:p>0,001754583</text:p>
          </table:table-cell>
          <table:table-cell office:value-type="float" office:value="0.001438141" calcext:value-type="float">
            <text:p>0,001438141</text:p>
          </table:table-cell>
          <table:table-cell office:value-type="float" office:value="0.001483205" calcext:value-type="float">
            <text:p>0,001483205</text:p>
          </table:table-cell>
          <table:table-cell office:value-type="float" office:value="0.001334921" calcext:value-type="float">
            <text:p>0,001334921</text:p>
          </table:table-cell>
          <table:table-cell/>
          <table:table-cell table:formula="of:=AVERAGE([.B14:.K14])" office:value-type="float" office:value="0.0029481871" calcext:value-type="float">
            <text:p>0,0029481871</text:p>
          </table:table-cell>
          <table:table-cell table:formula="of:=TRIMMEAN([.B14:.K14];0.2)" office:value-type="float" office:value="0.002028871625" calcext:value-type="float">
            <text:p>0,0020288716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8622879" calcext:value-type="float">
            <text:p>0,008622879</text:p>
          </table:table-cell>
          <table:table-cell office:value-type="float" office:value="0.002213627" calcext:value-type="float">
            <text:p>0,002213627</text:p>
          </table:table-cell>
          <table:table-cell office:value-type="float" office:value="0.002639813" calcext:value-type="float">
            <text:p>0,002639813</text:p>
          </table:table-cell>
          <table:table-cell office:value-type="float" office:value="0.002367876" calcext:value-type="float">
            <text:p>0,002367876</text:p>
          </table:table-cell>
          <table:table-cell office:value-type="float" office:value="0.002489633" calcext:value-type="float">
            <text:p>0,002489633</text:p>
          </table:table-cell>
          <table:table-cell office:value-type="float" office:value="0.003795504" calcext:value-type="float">
            <text:p>0,003795504</text:p>
          </table:table-cell>
          <table:table-cell office:value-type="float" office:value="0.001882437" calcext:value-type="float">
            <text:p>0,001882437</text:p>
          </table:table-cell>
          <table:table-cell office:value-type="float" office:value="0.001969072" calcext:value-type="float">
            <text:p>0,001969072</text:p>
          </table:table-cell>
          <table:table-cell office:value-type="float" office:value="0.001986888" calcext:value-type="float">
            <text:p>0,001986888</text:p>
          </table:table-cell>
          <table:table-cell office:value-type="float" office:value="0.001908107" calcext:value-type="float">
            <text:p>0,001908107</text:p>
          </table:table-cell>
          <table:table-cell/>
          <table:table-cell table:formula="of:=AVERAGE([.B15:.K15])" office:value-type="float" office:value="0.0029875836" calcext:value-type="float">
            <text:p>0,0029875836</text:p>
          </table:table-cell>
          <table:table-cell table:formula="of:=TRIMMEAN([.B15:.K15];0.2)" office:value-type="float" office:value="0.002421315" calcext:value-type="float">
            <text:p>0,002421315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8954268" calcext:value-type="float">
            <text:p>0,008954268</text:p>
          </table:table-cell>
          <table:table-cell office:value-type="float" office:value="0.0055012" calcext:value-type="float">
            <text:p>0,0055012</text:p>
          </table:table-cell>
          <table:table-cell office:value-type="float" office:value="0.001656647" calcext:value-type="float">
            <text:p>0,001656647</text:p>
          </table:table-cell>
          <table:table-cell office:value-type="float" office:value="0.001846536" calcext:value-type="float">
            <text:p>0,001846536</text:p>
          </table:table-cell>
          <table:table-cell office:value-type="float" office:value="0.002310414" calcext:value-type="float">
            <text:p>0,002310414</text:p>
          </table:table-cell>
          <table:table-cell office:value-type="float" office:value="0.00151298" calcext:value-type="float">
            <text:p>0,00151298</text:p>
          </table:table-cell>
          <table:table-cell office:value-type="float" office:value="0.00136799" calcext:value-type="float">
            <text:p>0,00136799</text:p>
          </table:table-cell>
          <table:table-cell office:value-type="float" office:value="0.00124924" calcext:value-type="float">
            <text:p>0,00124924</text:p>
          </table:table-cell>
          <table:table-cell office:value-type="float" office:value="0.001358267" calcext:value-type="float">
            <text:p>0,001358267</text:p>
          </table:table-cell>
          <table:table-cell office:value-type="float" office:value="0.001258475" calcext:value-type="float">
            <text:p>0,001258475</text:p>
          </table:table-cell>
          <table:table-cell/>
          <table:table-cell table:formula="of:=AVERAGE([.B16:.K16])" office:value-type="float" office:value="0.0027016017" calcext:value-type="float">
            <text:p>0,0027016017</text:p>
          </table:table-cell>
          <table:table-cell table:formula="of:=TRIMMEAN([.B16:.K16];0.2)" office:value-type="float" office:value="0.002101563625" calcext:value-type="float">
            <text:p>0,0021015636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7073271" calcext:value-type="float">
            <text:p>0,007073271</text:p>
          </table:table-cell>
          <table:table-cell office:value-type="float" office:value="0.00188398" calcext:value-type="float">
            <text:p>0,00188398</text:p>
          </table:table-cell>
          <table:table-cell office:value-type="float" office:value="0.00154922" calcext:value-type="float">
            <text:p>0,00154922</text:p>
          </table:table-cell>
          <table:table-cell office:value-type="float" office:value="0.011927287" calcext:value-type="float">
            <text:p>0,011927287</text:p>
          </table:table-cell>
          <table:table-cell office:value-type="float" office:value="0.002334357" calcext:value-type="float">
            <text:p>0,002334357</text:p>
          </table:table-cell>
          <table:table-cell office:value-type="float" office:value="0.001425582" calcext:value-type="float">
            <text:p>0,001425582</text:p>
          </table:table-cell>
          <table:table-cell office:value-type="float" office:value="0.001330176" calcext:value-type="float">
            <text:p>0,001330176</text:p>
          </table:table-cell>
          <table:table-cell office:value-type="float" office:value="0.001240921" calcext:value-type="float">
            <text:p>0,001240921</text:p>
          </table:table-cell>
          <table:table-cell office:value-type="float" office:value="0.0012035" calcext:value-type="float">
            <text:p>0,0012035</text:p>
          </table:table-cell>
          <table:table-cell office:value-type="float" office:value="0.001339088" calcext:value-type="float">
            <text:p>0,001339088</text:p>
          </table:table-cell>
          <table:table-cell/>
          <table:table-cell table:formula="of:=AVERAGE([.B17:.K17])" office:value-type="float" office:value="0.0031307382" calcext:value-type="float">
            <text:p>0,0031307382</text:p>
          </table:table-cell>
          <table:table-cell table:formula="of:=TRIMMEAN([.B17:.K17];0.2)" office:value-type="float" office:value="0.002272074375" calcext:value-type="float">
            <text:p>0,0022720744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694316" calcext:value-type="float">
            <text:p>0,001694316</text:p>
          </table:table-cell>
          <table:table-cell office:value-type="float" office:value="0.006235435" calcext:value-type="float">
            <text:p>0,006235435</text:p>
          </table:table-cell>
          <table:table-cell office:value-type="float" office:value="0.001443464" calcext:value-type="float">
            <text:p>0,001443464</text:p>
          </table:table-cell>
          <table:table-cell office:value-type="float" office:value="0.00606269" calcext:value-type="float">
            <text:p>0,00606269</text:p>
          </table:table-cell>
          <table:table-cell office:value-type="float" office:value="0.001992532" calcext:value-type="float">
            <text:p>0,001992532</text:p>
          </table:table-cell>
          <table:table-cell office:value-type="float" office:value="0.001340634" calcext:value-type="float">
            <text:p>0,001340634</text:p>
          </table:table-cell>
          <table:table-cell office:value-type="float" office:value="0.001242699" calcext:value-type="float">
            <text:p>0,001242699</text:p>
          </table:table-cell>
          <table:table-cell office:value-type="float" office:value="0.001091304" calcext:value-type="float">
            <text:p>0,001091304</text:p>
          </table:table-cell>
          <table:table-cell office:value-type="float" office:value="0.001690607" calcext:value-type="float">
            <text:p>0,001690607</text:p>
          </table:table-cell>
          <table:table-cell office:value-type="float" office:value="0.001199755" calcext:value-type="float">
            <text:p>0,001199755</text:p>
          </table:table-cell>
          <table:table-cell/>
          <table:table-cell table:formula="of:=AVERAGE([.B18:.K18])" office:value-type="float" office:value="0.0023993436" calcext:value-type="float">
            <text:p>0,0023993436</text:p>
          </table:table-cell>
          <table:table-cell table:formula="of:=TRIMMEAN([.B18:.K18];0.2)" office:value-type="float" office:value="0.002083337125" calcext:value-type="float">
            <text:p>0,0020833371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93301" calcext:value-type="float">
            <text:p>0,00193301</text:p>
          </table:table-cell>
          <table:table-cell office:value-type="float" office:value="0.002020502" calcext:value-type="float">
            <text:p>0,002020502</text:p>
          </table:table-cell>
          <table:table-cell office:value-type="float" office:value="0.002061451" calcext:value-type="float">
            <text:p>0,002061451</text:p>
          </table:table-cell>
          <table:table-cell office:value-type="float" office:value="0.001771056" calcext:value-type="float">
            <text:p>0,001771056</text:p>
          </table:table-cell>
          <table:table-cell office:value-type="float" office:value="0.001531591" calcext:value-type="float">
            <text:p>0,001531591</text:p>
          </table:table-cell>
          <table:table-cell office:value-type="float" office:value="0.001516731" calcext:value-type="float">
            <text:p>0,001516731</text:p>
          </table:table-cell>
          <table:table-cell office:value-type="float" office:value="0.001305869" calcext:value-type="float">
            <text:p>0,001305869</text:p>
          </table:table-cell>
          <table:table-cell office:value-type="float" office:value="0.001244402" calcext:value-type="float">
            <text:p>0,001244402</text:p>
          </table:table-cell>
          <table:table-cell office:value-type="float" office:value="0.001405047" calcext:value-type="float">
            <text:p>0,001405047</text:p>
          </table:table-cell>
          <table:table-cell office:value-type="float" office:value="0.001201874" calcext:value-type="float">
            <text:p>0,001201874</text:p>
          </table:table-cell>
          <table:table-cell/>
          <table:table-cell table:formula="of:=AVERAGE([.B19:.K19])" office:value-type="float" office:value="0.0015991533" calcext:value-type="float">
            <text:p>0,0015991533</text:p>
          </table:table-cell>
          <table:table-cell table:formula="of:=TRIMMEAN([.B19:.K19];0.2)" office:value-type="float" office:value="0.001591026" calcext:value-type="float">
            <text:p>0,001591026</text:p>
          </table:table-cell>
        </table:table-row>
        <table:table-row table:style-name="ro1">
          <table:table-cell office:value-type="string" calcext:value-type="string">
            <text:p>SELECT count(*) FROM dados WHERE uf = 'AC' AND periodo = '2016-02-01' AND valor &lt; 150</text:p>
          </table:table-cell>
          <table:table-cell office:value-type="float" office:value="0.210730085" calcext:value-type="float">
            <text:p>0,210730085</text:p>
          </table:table-cell>
          <table:table-cell office:value-type="float" office:value="0.170068817" calcext:value-type="float">
            <text:p>0,170068817</text:p>
          </table:table-cell>
          <table:table-cell office:value-type="float" office:value="0.213023056" calcext:value-type="float">
            <text:p>0,213023056</text:p>
          </table:table-cell>
          <table:table-cell office:value-type="float" office:value="0.214192025" calcext:value-type="float">
            <text:p>0,214192025</text:p>
          </table:table-cell>
          <table:table-cell office:value-type="float" office:value="0.17096653" calcext:value-type="float">
            <text:p>0,17096653</text:p>
          </table:table-cell>
          <table:table-cell office:value-type="float" office:value="0.181326875" calcext:value-type="float">
            <text:p>0,181326875</text:p>
          </table:table-cell>
          <table:table-cell office:value-type="float" office:value="0.180041485" calcext:value-type="float">
            <text:p>0,180041485</text:p>
          </table:table-cell>
          <table:table-cell office:value-type="float" office:value="0.193163547" calcext:value-type="float">
            <text:p>0,193163547</text:p>
          </table:table-cell>
          <table:table-cell office:value-type="float" office:value="0.183432418" calcext:value-type="float">
            <text:p>0,183432418</text:p>
          </table:table-cell>
          <table:table-cell office:value-type="float" office:value="0.179203946" calcext:value-type="float">
            <text:p>0,179203946</text:p>
          </table:table-cell>
          <table:table-cell/>
          <table:table-cell table:formula="of:=AVERAGE([.B20:.K20])" office:value-type="float" office:value="0.1896148784" calcext:value-type="float">
            <text:p>0,1896148784</text:p>
          </table:table-cell>
          <table:table-cell table:formula="of:=TRIMMEAN([.B20:.K20];0.2)" office:value-type="float" office:value="0.18898599275" calcext:value-type="float">
            <text:p>0,188985992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Agregações</text:p>
          </table:table-cell>
          <table:table-cell table:formula="of:=SUM([.M2:.M7])" office:value-type="float" office:value="270.055505946" calcext:value-type="float">
            <text:p>270,055505946</text:p>
          </table:table-cell>
          <table:table-cell table:formula="of:=SUM([.N2:.N7])" office:value-type="float" office:value="269.497504426" calcext:value-type="float">
            <text:p>269,497504426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usca</text:p>
          </table:table-cell>
          <table:table-cell table:formula="of:=SUM([.M10:.M19])" office:value-type="float" office:value="0.0392912408" calcext:value-type="float">
            <text:p>0,0392912408</text:p>
          </table:table-cell>
          <table:table-cell table:formula="of:=SUM([.N10:.N19])" office:value-type="float" office:value="0.02453458475" calcext:value-type="float">
            <text:p>0,0245345848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2.743913065" calcext:value-type="float">
            <text:p>12,743913065</text:p>
          </table:table-cell>
          <table:table-cell office:value-type="float" office:value="16.978006223" calcext:value-type="float">
            <text:p>16,978006223</text:p>
          </table:table-cell>
          <table:table-cell office:value-type="float" office:value="16.569067272" calcext:value-type="float">
            <text:p>16,569067272</text:p>
          </table:table-cell>
          <table:table-cell office:value-type="float" office:value="16.846889118" calcext:value-type="float">
            <text:p>16,846889118</text:p>
          </table:table-cell>
          <table:table-cell office:value-type="float" office:value="15.537592117" calcext:value-type="float">
            <text:p>15,537592117</text:p>
          </table:table-cell>
          <table:table-cell office:value-type="float" office:value="16.686545205" calcext:value-type="float">
            <text:p>16,686545205</text:p>
          </table:table-cell>
          <table:table-cell office:value-type="float" office:value="18.129390766" calcext:value-type="float">
            <text:p>18,129390766</text:p>
          </table:table-cell>
          <table:table-cell office:value-type="float" office:value="16.555574746" calcext:value-type="float">
            <text:p>16,555574746</text:p>
          </table:table-cell>
          <table:table-cell office:value-type="float" office:value="17.201964477" calcext:value-type="float">
            <text:p>17,201964477</text:p>
          </table:table-cell>
          <table:table-cell office:value-type="float" office:value="17.920418119" calcext:value-type="float">
            <text:p>17,920418119</text:p>
          </table:table-cell>
          <table:table-cell/>
          <table:table-cell table:formula="of:=AVERAGE([.B27:.K27])" office:value-type="float" office:value="16.5169361108" calcext:value-type="float">
            <text:p>16,5169361108</text:p>
          </table:table-cell>
          <table:table-cell table:formula="of:=TRIMMEAN([.B27:.K27];0.2)" office:value-type="float" office:value="16.787007159625" calcext:value-type="float">
            <text:p>16,7870071596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5.821987776" calcext:value-type="float">
            <text:p>5,821987776</text:p>
          </table:table-cell>
          <table:table-cell office:value-type="float" office:value="5.577549244" calcext:value-type="float">
            <text:p>5,577549244</text:p>
          </table:table-cell>
          <table:table-cell office:value-type="float" office:value="5.393693835" calcext:value-type="float">
            <text:p>5,393693835</text:p>
          </table:table-cell>
          <table:table-cell office:value-type="float" office:value="5.381451487" calcext:value-type="float">
            <text:p>5,381451487</text:p>
          </table:table-cell>
          <table:table-cell office:value-type="float" office:value="5.410689879" calcext:value-type="float">
            <text:p>5,410689879</text:p>
          </table:table-cell>
          <table:table-cell office:value-type="float" office:value="5.395612847" calcext:value-type="float">
            <text:p>5,395612847</text:p>
          </table:table-cell>
          <table:table-cell office:value-type="float" office:value="5.37763048" calcext:value-type="float">
            <text:p>5,37763048</text:p>
          </table:table-cell>
          <table:table-cell office:value-type="float" office:value="5.407609409" calcext:value-type="float">
            <text:p>5,407609409</text:p>
          </table:table-cell>
          <table:table-cell office:value-type="float" office:value="5.34239704" calcext:value-type="float">
            <text:p>5,34239704</text:p>
          </table:table-cell>
          <table:table-cell office:value-type="float" office:value="5.685120918" calcext:value-type="float">
            <text:p>5,685120918</text:p>
          </table:table-cell>
          <table:table-cell/>
          <table:table-cell table:formula="of:=AVERAGE([.B28:.K28])" office:value-type="float" office:value="5.4793742915" calcext:value-type="float">
            <text:p>5,4793742915</text:p>
          </table:table-cell>
          <table:table-cell table:formula="of:=TRIMMEAN([.B28:.K28];0.2)" office:value-type="float" office:value="5.453669762375" calcext:value-type="float">
            <text:p>5,4536697624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81.142127629" calcext:value-type="float">
            <text:p>81,142127629</text:p>
          </table:table-cell>
          <table:table-cell office:value-type="float" office:value="72.106403375" calcext:value-type="float">
            <text:p>72,106403375</text:p>
          </table:table-cell>
          <table:table-cell office:value-type="float" office:value="71.928354361" calcext:value-type="float">
            <text:p>71,928354361</text:p>
          </table:table-cell>
          <table:table-cell office:value-type="float" office:value="71.884545985" calcext:value-type="float">
            <text:p>71,884545985</text:p>
          </table:table-cell>
          <table:table-cell office:value-type="float" office:value="71.77291725" calcext:value-type="float">
            <text:p>71,77291725</text:p>
          </table:table-cell>
          <table:table-cell office:value-type="float" office:value="71.862546333" calcext:value-type="float">
            <text:p>71,862546333</text:p>
          </table:table-cell>
          <table:table-cell office:value-type="float" office:value="71.855353384" calcext:value-type="float">
            <text:p>71,855353384</text:p>
          </table:table-cell>
          <table:table-cell office:value-type="float" office:value="74.8421355" calcext:value-type="float">
            <text:p>74,8421355</text:p>
          </table:table-cell>
          <table:table-cell office:value-type="float" office:value="71.686018886" calcext:value-type="float">
            <text:p>71,686018886</text:p>
          </table:table-cell>
          <table:table-cell office:value-type="float" office:value="76.459453242" calcext:value-type="float">
            <text:p>76,459453242</text:p>
          </table:table-cell>
          <table:table-cell/>
          <table:table-cell table:formula="of:=AVERAGE([.B29:.K29])" office:value-type="float" office:value="73.5539855945" calcext:value-type="float">
            <text:p>73,5539855945</text:p>
          </table:table-cell>
          <table:table-cell table:formula="of:=TRIMMEAN([.B29:.K29];0.2)" office:value-type="float" office:value="72.83896367875" calcext:value-type="float">
            <text:p>72,8389636788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34.688761056" calcext:value-type="float">
            <text:p>34,688761056</text:p>
          </table:table-cell>
          <table:table-cell office:value-type="float" office:value="33.249036901" calcext:value-type="float">
            <text:p>33,249036901</text:p>
          </table:table-cell>
          <table:table-cell office:value-type="float" office:value="33.065514276" calcext:value-type="float">
            <text:p>33,065514276</text:p>
          </table:table-cell>
          <table:table-cell office:value-type="float" office:value="33.06026967" calcext:value-type="float">
            <text:p>33,06026967</text:p>
          </table:table-cell>
          <table:table-cell office:value-type="float" office:value="33.048168987" calcext:value-type="float">
            <text:p>33,048168987</text:p>
          </table:table-cell>
          <table:table-cell office:value-type="float" office:value="33.139035998" calcext:value-type="float">
            <text:p>33,139035998</text:p>
          </table:table-cell>
          <table:table-cell office:value-type="float" office:value="33.095231799" calcext:value-type="float">
            <text:p>33,095231799</text:p>
          </table:table-cell>
          <table:table-cell office:value-type="float" office:value="33.07728315" calcext:value-type="float">
            <text:p>33,07728315</text:p>
          </table:table-cell>
          <table:table-cell office:value-type="float" office:value="32.973869073" calcext:value-type="float">
            <text:p>32,973869073</text:p>
          </table:table-cell>
          <table:table-cell office:value-type="float" office:value="35.201289581" calcext:value-type="float">
            <text:p>35,201289581</text:p>
          </table:table-cell>
          <table:table-cell/>
          <table:table-cell table:formula="of:=AVERAGE([.B30:.K30])" office:value-type="float" office:value="33.4598460491" calcext:value-type="float">
            <text:p>33,4598460491</text:p>
          </table:table-cell>
          <table:table-cell table:formula="of:=TRIMMEAN([.B30:.K30];0.2)" office:value-type="float" office:value="33.302912729625" calcext:value-type="float">
            <text:p>33,3029127296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4.861858318" calcext:value-type="float">
            <text:p>24,861858318</text:p>
          </table:table-cell>
          <table:table-cell office:value-type="float" office:value="30.925808148" calcext:value-type="float">
            <text:p>30,925808148</text:p>
          </table:table-cell>
          <table:table-cell office:value-type="float" office:value="28.313541917" calcext:value-type="float">
            <text:p>28,313541917</text:p>
          </table:table-cell>
          <table:table-cell office:value-type="float" office:value="30.082253319" calcext:value-type="float">
            <text:p>30,082253319</text:p>
          </table:table-cell>
          <table:table-cell office:value-type="float" office:value="28.674575235" calcext:value-type="float">
            <text:p>28,674575235</text:p>
          </table:table-cell>
          <table:table-cell office:value-type="float" office:value="29.902655622" calcext:value-type="float">
            <text:p>29,902655622</text:p>
          </table:table-cell>
          <table:table-cell office:value-type="float" office:value="30.224427102" calcext:value-type="float">
            <text:p>30,224427102</text:p>
          </table:table-cell>
          <table:table-cell office:value-type="float" office:value="30.724614947" calcext:value-type="float">
            <text:p>30,724614947</text:p>
          </table:table-cell>
          <table:table-cell office:value-type="float" office:value="32.776240031" calcext:value-type="float">
            <text:p>32,776240031</text:p>
          </table:table-cell>
          <table:table-cell office:value-type="float" office:value="30.577525368" calcext:value-type="float">
            <text:p>30,577525368</text:p>
          </table:table-cell>
          <table:table-cell/>
          <table:table-cell table:formula="of:=AVERAGE([.B31:.K31])" office:value-type="float" office:value="29.7063500007" calcext:value-type="float">
            <text:p>29,7063500007</text:p>
          </table:table-cell>
          <table:table-cell table:formula="of:=TRIMMEAN([.B31:.K31];0.2)" office:value-type="float" office:value="29.92817520725" calcext:value-type="float">
            <text:p>29,9281752073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 IN ('RJ', 'AM')</text:p>
          </table:table-cell>
          <table:table-cell office:value-type="float" office:value="169.635624155" calcext:value-type="float">
            <text:p>169,635624155</text:p>
          </table:table-cell>
          <table:table-cell office:value-type="float" office:value="203.028451039" calcext:value-type="float">
            <text:p>203,028451039</text:p>
          </table:table-cell>
          <table:table-cell office:value-type="float" office:value="200.684442856" calcext:value-type="float">
            <text:p>200,684442856</text:p>
          </table:table-cell>
          <table:table-cell office:value-type="float" office:value="200.59230119" calcext:value-type="float">
            <text:p>200,59230119</text:p>
          </table:table-cell>
          <table:table-cell office:value-type="float" office:value="196.447134965" calcext:value-type="float">
            <text:p>196,447134965</text:p>
          </table:table-cell>
          <table:table-cell office:value-type="float" office:value="199.147962634" calcext:value-type="float">
            <text:p>199,147962634</text:p>
          </table:table-cell>
          <table:table-cell office:value-type="float" office:value="201.881621483" calcext:value-type="float">
            <text:p>201,881621483</text:p>
          </table:table-cell>
          <table:table-cell office:value-type="float" office:value="205.776901693" calcext:value-type="float">
            <text:p>205,776901693</text:p>
          </table:table-cell>
          <table:table-cell office:value-type="float" office:value="203.005415809" calcext:value-type="float">
            <text:p>203,005415809</text:p>
          </table:table-cell>
          <table:table-cell office:value-type="float" office:value="205.867720352" calcext:value-type="float">
            <text:p>205,867720352</text:p>
          </table:table-cell>
          <table:table-cell/>
          <table:table-cell table:formula="of:=AVERAGE([.B32:.K32])" office:value-type="float" office:value="198.6067576176" calcext:value-type="float">
            <text:p>198,6067576176</text:p>
          </table:table-cell>
          <table:table-cell table:formula="of:=TRIMMEAN([.B32:.K32];0.2)" office:value-type="float" office:value="201.320528958625" calcext:value-type="float">
            <text:p>201,3205289586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='SP' AND periodo='2016-05-01'</text:p>
          </table:table-cell>
          <table:table-cell office:value-type="float" office:value="10.377459608" calcext:value-type="float">
            <text:p>10,377459608</text:p>
          </table:table-cell>
          <table:table-cell office:value-type="float" office:value="13.718411073" calcext:value-type="float">
            <text:p>13,718411073</text:p>
          </table:table-cell>
          <table:table-cell office:value-type="float" office:value="12.346975749" calcext:value-type="float">
            <text:p>12,346975749</text:p>
          </table:table-cell>
          <table:table-cell office:value-type="float" office:value="12.457125352" calcext:value-type="float">
            <text:p>12,457125352</text:p>
          </table:table-cell>
          <table:table-cell office:value-type="float" office:value="13.170431729" calcext:value-type="float">
            <text:p>13,170431729</text:p>
          </table:table-cell>
          <table:table-cell office:value-type="float" office:value="12.889885494" calcext:value-type="float">
            <text:p>12,889885494</text:p>
          </table:table-cell>
          <table:table-cell office:value-type="float" office:value="12.890553604" calcext:value-type="float">
            <text:p>12,890553604</text:p>
          </table:table-cell>
          <table:table-cell office:value-type="float" office:value="13.003110599" calcext:value-type="float">
            <text:p>13,003110599</text:p>
          </table:table-cell>
          <table:table-cell office:value-type="float" office:value="12.440222532" calcext:value-type="float">
            <text:p>12,440222532</text:p>
          </table:table-cell>
          <table:table-cell office:value-type="float" office:value="13.802998207" calcext:value-type="float">
            <text:p>13,802998207</text:p>
          </table:table-cell>
          <table:table-cell/>
          <table:table-cell table:formula="of:=AVERAGE([.B33:.K33])" office:value-type="float" office:value="12.7097173947" calcext:value-type="float">
            <text:p>12,7097173947</text:p>
          </table:table-cell>
          <table:table-cell table:formula="of:=TRIMMEAN([.B33:.K33];0.2)" office:value-type="float" office:value="12.8645895165" calcext:value-type="float">
            <text:p>12,8645895165</text:p>
          </table:table-cell>
        </table:table-row>
        <table:table-row table:style-name="ro1">
          <table:table-cell office:value-type="string" calcext:value-type="string">
            <text:p>SELECT avg(valor) FROM bolsa_familia.dados WHERE periodo = '2016-01-01' ALLOW FILTERING</text:p>
          </table:table-cell>
          <table:table-cell office:value-type="float" office:value="134.657953292" calcext:value-type="float">
            <text:p>134,657953292</text:p>
          </table:table-cell>
          <table:table-cell office:value-type="float" office:value="150.207494655" calcext:value-type="float">
            <text:p>150,207494655</text:p>
          </table:table-cell>
          <table:table-cell office:value-type="float" office:value="153.839264917" calcext:value-type="float">
            <text:p>153,839264917</text:p>
          </table:table-cell>
          <table:table-cell office:value-type="float" office:value="150.473695891" calcext:value-type="float">
            <text:p>150,473695891</text:p>
          </table:table-cell>
          <table:table-cell office:value-type="float" office:value="152.022161378" calcext:value-type="float">
            <text:p>152,022161378</text:p>
          </table:table-cell>
          <table:table-cell office:value-type="float" office:value="153.217984572" calcext:value-type="float">
            <text:p>153,217984572</text:p>
          </table:table-cell>
          <table:table-cell office:value-type="float" office:value="155.838880114" calcext:value-type="float">
            <text:p>155,838880114</text:p>
          </table:table-cell>
          <table:table-cell office:value-type="float" office:value="148.843626201" calcext:value-type="float">
            <text:p>148,843626201</text:p>
          </table:table-cell>
          <table:table-cell office:value-type="float" office:value="157.75273091" calcext:value-type="float">
            <text:p>157,75273091</text:p>
          </table:table-cell>
          <table:table-cell office:value-type="float" office:value="161.368052083" calcext:value-type="float">
            <text:p>161,368052083</text:p>
          </table:table-cell>
          <table:table-cell/>
          <table:table-cell table:formula="of:=AVERAGE([.B34:.K34])" office:value-type="float" office:value="151.8221844013" calcext:value-type="float">
            <text:p>151,8221844013</text:p>
          </table:table-cell>
          <table:table-cell table:formula="of:=TRIMMEAN([.B34:.K34];0.2)" office:value-type="float" office:value="152.77447982975" calcext:value-type="float">
            <text:p>152,7744798298</text:p>
          </table:table-cell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10439447" calcext:value-type="float">
            <text:p>0,010439447</text:p>
          </table:table-cell>
          <table:table-cell office:value-type="float" office:value="0.001528281" calcext:value-type="float">
            <text:p>0,001528281</text:p>
          </table:table-cell>
          <table:table-cell office:value-type="float" office:value="0.00140794" calcext:value-type="float">
            <text:p>0,00140794</text:p>
          </table:table-cell>
          <table:table-cell office:value-type="float" office:value="0.00147062" calcext:value-type="float">
            <text:p>0,00147062</text:p>
          </table:table-cell>
          <table:table-cell office:value-type="float" office:value="0.001227311" calcext:value-type="float">
            <text:p>0,001227311</text:p>
          </table:table-cell>
          <table:table-cell office:value-type="float" office:value="0.001251073" calcext:value-type="float">
            <text:p>0,001251073</text:p>
          </table:table-cell>
          <table:table-cell office:value-type="float" office:value="0.001252064" calcext:value-type="float">
            <text:p>0,001252064</text:p>
          </table:table-cell>
          <table:table-cell office:value-type="float" office:value="0.001486795" calcext:value-type="float">
            <text:p>0,001486795</text:p>
          </table:table-cell>
          <table:table-cell office:value-type="float" office:value="0.001183076" calcext:value-type="float">
            <text:p>0,001183076</text:p>
          </table:table-cell>
          <table:table-cell office:value-type="float" office:value="0.001239925" calcext:value-type="float">
            <text:p>0,001239925</text:p>
          </table:table-cell>
          <table:table-cell/>
          <table:table-cell table:formula="of:=AVERAGE([.B35:.K35])" office:value-type="float" office:value="0.0022486532" calcext:value-type="float">
            <text:p>0,0022486532</text:p>
          </table:table-cell>
          <table:table-cell table:formula="of:=TRIMMEAN([.B35:.K35];0.2)" office:value-type="float" office:value="0.001358001125" calcext:value-type="float">
            <text:p>0,0013580011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36816513" calcext:value-type="float">
            <text:p>0,036816513</text:p>
          </table:table-cell>
          <table:table-cell office:value-type="float" office:value="0.004927287" calcext:value-type="float">
            <text:p>0,004927287</text:p>
          </table:table-cell>
          <table:table-cell office:value-type="float" office:value="0.003600127" calcext:value-type="float">
            <text:p>0,003600127</text:p>
          </table:table-cell>
          <table:table-cell office:value-type="float" office:value="0.003593247" calcext:value-type="float">
            <text:p>0,003593247</text:p>
          </table:table-cell>
          <table:table-cell office:value-type="float" office:value="0.002358922" calcext:value-type="float">
            <text:p>0,002358922</text:p>
          </table:table-cell>
          <table:table-cell office:value-type="float" office:value="0.003397845" calcext:value-type="float">
            <text:p>0,003397845</text:p>
          </table:table-cell>
          <table:table-cell office:value-type="float" office:value="0.002989092" calcext:value-type="float">
            <text:p>0,002989092</text:p>
          </table:table-cell>
          <table:table-cell office:value-type="float" office:value="0.003101971" calcext:value-type="float">
            <text:p>0,003101971</text:p>
          </table:table-cell>
          <table:table-cell office:value-type="float" office:value="0.003200033" calcext:value-type="float">
            <text:p>0,003200033</text:p>
          </table:table-cell>
          <table:table-cell office:value-type="float" office:value="0.001879092" calcext:value-type="float">
            <text:p>0,001879092</text:p>
          </table:table-cell>
          <table:table-cell/>
          <table:table-cell table:formula="of:=AVERAGE([.B36:.K36])" office:value-type="float" office:value="0.0065864129" calcext:value-type="float">
            <text:p>0,0065864129</text:p>
          </table:table-cell>
          <table:table-cell table:formula="of:=TRIMMEAN([.B36:.K36];0.2)" office:value-type="float" office:value="0.0033960655" calcext:value-type="float">
            <text:p>0,0033960655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84712966" calcext:value-type="float">
            <text:p>0,084712966</text:p>
          </table:table-cell>
          <table:table-cell office:value-type="float" office:value="0.001588254" calcext:value-type="float">
            <text:p>0,001588254</text:p>
          </table:table-cell>
          <table:table-cell office:value-type="float" office:value="0.001353224" calcext:value-type="float">
            <text:p>0,001353224</text:p>
          </table:table-cell>
          <table:table-cell office:value-type="float" office:value="0.001418561" calcext:value-type="float">
            <text:p>0,001418561</text:p>
          </table:table-cell>
          <table:table-cell office:value-type="float" office:value="0.001303325" calcext:value-type="float">
            <text:p>0,001303325</text:p>
          </table:table-cell>
          <table:table-cell office:value-type="float" office:value="0.001293452" calcext:value-type="float">
            <text:p>0,001293452</text:p>
          </table:table-cell>
          <table:table-cell office:value-type="float" office:value="0.001051456" calcext:value-type="float">
            <text:p>0,001051456</text:p>
          </table:table-cell>
          <table:table-cell office:value-type="float" office:value="0.001298533" calcext:value-type="float">
            <text:p>0,001298533</text:p>
          </table:table-cell>
          <table:table-cell office:value-type="float" office:value="0.001237155" calcext:value-type="float">
            <text:p>0,001237155</text:p>
          </table:table-cell>
          <table:table-cell office:value-type="float" office:value="0.001133287" calcext:value-type="float">
            <text:p>0,001133287</text:p>
          </table:table-cell>
          <table:table-cell/>
          <table:table-cell table:formula="of:=AVERAGE([.B37:.K37])" office:value-type="float" office:value="0.0096390213" calcext:value-type="float">
            <text:p>0,0096390213</text:p>
          </table:table-cell>
          <table:table-cell table:formula="of:=TRIMMEAN([.B37:.K37];0.2)" office:value-type="float" office:value="0.001328223875" calcext:value-type="float">
            <text:p>0,0013282239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3688193" calcext:value-type="float">
            <text:p>0,003688193</text:p>
          </table:table-cell>
          <table:table-cell office:value-type="float" office:value="0.004609349" calcext:value-type="float">
            <text:p>0,004609349</text:p>
          </table:table-cell>
          <table:table-cell office:value-type="float" office:value="0.004020234" calcext:value-type="float">
            <text:p>0,004020234</text:p>
          </table:table-cell>
          <table:table-cell office:value-type="float" office:value="0.016511385" calcext:value-type="float">
            <text:p>0,016511385</text:p>
          </table:table-cell>
          <table:table-cell office:value-type="float" office:value="0.002649737" calcext:value-type="float">
            <text:p>0,002649737</text:p>
          </table:table-cell>
          <table:table-cell office:value-type="float" office:value="0.00351056" calcext:value-type="float">
            <text:p>0,00351056</text:p>
          </table:table-cell>
          <table:table-cell office:value-type="float" office:value="0.003185688" calcext:value-type="float">
            <text:p>0,003185688</text:p>
          </table:table-cell>
          <table:table-cell office:value-type="float" office:value="0.003153361" calcext:value-type="float">
            <text:p>0,003153361</text:p>
          </table:table-cell>
          <table:table-cell office:value-type="float" office:value="0.002882395" calcext:value-type="float">
            <text:p>0,002882395</text:p>
          </table:table-cell>
          <table:table-cell office:value-type="float" office:value="0.001738663" calcext:value-type="float">
            <text:p>0,001738663</text:p>
          </table:table-cell>
          <table:table-cell/>
          <table:table-cell table:formula="of:=AVERAGE([.B38:.K38])" office:value-type="float" office:value="0.0045949565" calcext:value-type="float">
            <text:p>0,0045949565</text:p>
          </table:table-cell>
          <table:table-cell table:formula="of:=TRIMMEAN([.B38:.K38];0.2)" office:value-type="float" office:value="0.003462439625" calcext:value-type="float">
            <text:p>0,0034624396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5339446" calcext:value-type="float">
            <text:p>0,005339446</text:p>
          </table:table-cell>
          <table:table-cell office:value-type="float" office:value="0.001404602" calcext:value-type="float">
            <text:p>0,001404602</text:p>
          </table:table-cell>
          <table:table-cell office:value-type="float" office:value="0.00154563" calcext:value-type="float">
            <text:p>0,00154563</text:p>
          </table:table-cell>
          <table:table-cell office:value-type="float" office:value="0.001283592" calcext:value-type="float">
            <text:p>0,001283592</text:p>
          </table:table-cell>
          <table:table-cell office:value-type="float" office:value="0.001191997" calcext:value-type="float">
            <text:p>0,001191997</text:p>
          </table:table-cell>
          <table:table-cell table:style-name="ce1" office:value-type="float" office:value="0.000931052" calcext:value-type="float">
            <text:p>9,31E-004</text:p>
          </table:table-cell>
          <table:table-cell table:style-name="ce1" office:value-type="float" office:value="0.000999783" calcext:value-type="float">
            <text:p>1,00E-003</text:p>
          </table:table-cell>
          <table:table-cell table:style-name="ce1" office:value-type="float" office:value="0.000861732" calcext:value-type="float">
            <text:p>8,62E-004</text:p>
          </table:table-cell>
          <table:table-cell table:style-name="ce1" office:value-type="float" office:value="0.000988264" calcext:value-type="float">
            <text:p>9,88E-004</text:p>
          </table:table-cell>
          <table:table-cell table:style-name="ce1" office:value-type="float" office:value="0.000839192" calcext:value-type="float">
            <text:p>8,39E-004</text:p>
          </table:table-cell>
          <table:table-cell/>
          <table:table-cell table:formula="of:=AVERAGE([.B39:.K39])" office:value-type="float" office:value="0.001538529" calcext:value-type="float">
            <text:p>0,001538529</text:p>
          </table:table-cell>
          <table:table-cell table:formula="of:=TRIMMEAN([.B39:.K39];0.2)" office:value-type="float" office:value="0.0011508315" calcext:value-type="float">
            <text:p>0,0011508315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16080134" calcext:value-type="float">
            <text:p>0,016080134</text:p>
          </table:table-cell>
          <table:table-cell office:value-type="float" office:value="0.004394868" calcext:value-type="float">
            <text:p>0,004394868</text:p>
          </table:table-cell>
          <table:table-cell office:value-type="float" office:value="0.004602829" calcext:value-type="float">
            <text:p>0,004602829</text:p>
          </table:table-cell>
          <table:table-cell office:value-type="float" office:value="0.004124082" calcext:value-type="float">
            <text:p>0,004124082</text:p>
          </table:table-cell>
          <table:table-cell office:value-type="float" office:value="0.002597983" calcext:value-type="float">
            <text:p>0,002597983</text:p>
          </table:table-cell>
          <table:table-cell office:value-type="float" office:value="0.003654806" calcext:value-type="float">
            <text:p>0,003654806</text:p>
          </table:table-cell>
          <table:table-cell office:value-type="float" office:value="0.003539293" calcext:value-type="float">
            <text:p>0,003539293</text:p>
          </table:table-cell>
          <table:table-cell office:value-type="float" office:value="0.00329732" calcext:value-type="float">
            <text:p>0,00329732</text:p>
          </table:table-cell>
          <table:table-cell office:value-type="float" office:value="0.00296509" calcext:value-type="float">
            <text:p>0,00296509</text:p>
          </table:table-cell>
          <table:table-cell office:value-type="float" office:value="0.001869356" calcext:value-type="float">
            <text:p>0,001869356</text:p>
          </table:table-cell>
          <table:table-cell/>
          <table:table-cell table:formula="of:=AVERAGE([.B40:.K40])" office:value-type="float" office:value="0.0047125761" calcext:value-type="float">
            <text:p>0,0047125761</text:p>
          </table:table-cell>
          <table:table-cell table:formula="of:=TRIMMEAN([.B40:.K40];0.2)" office:value-type="float" office:value="0.003647033875" calcext:value-type="float">
            <text:p>0,0036470339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28884698" calcext:value-type="float">
            <text:p>0,028884698</text:p>
          </table:table-cell>
          <table:table-cell office:value-type="float" office:value="0.003478968" calcext:value-type="float">
            <text:p>0,003478968</text:p>
          </table:table-cell>
          <table:table-cell office:value-type="float" office:value="0.004398684" calcext:value-type="float">
            <text:p>0,004398684</text:p>
          </table:table-cell>
          <table:table-cell office:value-type="float" office:value="0.003288195" calcext:value-type="float">
            <text:p>0,003288195</text:p>
          </table:table-cell>
          <table:table-cell office:value-type="float" office:value="0.002389051" calcext:value-type="float">
            <text:p>0,002389051</text:p>
          </table:table-cell>
          <table:table-cell office:value-type="float" office:value="0.00339803" calcext:value-type="float">
            <text:p>0,00339803</text:p>
          </table:table-cell>
          <table:table-cell office:value-type="float" office:value="0.003419807" calcext:value-type="float">
            <text:p>0,003419807</text:p>
          </table:table-cell>
          <table:table-cell office:value-type="float" office:value="0.003049446" calcext:value-type="float">
            <text:p>0,003049446</text:p>
          </table:table-cell>
          <table:table-cell office:value-type="float" office:value="0.00272172" calcext:value-type="float">
            <text:p>0,00272172</text:p>
          </table:table-cell>
          <table:table-cell office:value-type="float" office:value="0.001891069" calcext:value-type="float">
            <text:p>0,001891069</text:p>
          </table:table-cell>
          <table:table-cell/>
          <table:table-cell table:formula="of:=AVERAGE([.B41:.K41])" office:value-type="float" office:value="0.0056919668" calcext:value-type="float">
            <text:p>0,0056919668</text:p>
          </table:table-cell>
          <table:table-cell table:formula="of:=TRIMMEAN([.B41:.K41];0.2)" office:value-type="float" office:value="0.003267987625" calcext:value-type="float">
            <text:p>0,0032679876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3164042" calcext:value-type="float">
            <text:p>0,003164042</text:p>
          </table:table-cell>
          <table:table-cell office:value-type="float" office:value="0.003220984" calcext:value-type="float">
            <text:p>0,003220984</text:p>
          </table:table-cell>
          <table:table-cell office:value-type="float" office:value="0.003444385" calcext:value-type="float">
            <text:p>0,003444385</text:p>
          </table:table-cell>
          <table:table-cell office:value-type="float" office:value="0.002898609" calcext:value-type="float">
            <text:p>0,002898609</text:p>
          </table:table-cell>
          <table:table-cell office:value-type="float" office:value="0.002274665" calcext:value-type="float">
            <text:p>0,002274665</text:p>
          </table:table-cell>
          <table:table-cell office:value-type="float" office:value="0.003273182" calcext:value-type="float">
            <text:p>0,003273182</text:p>
          </table:table-cell>
          <table:table-cell office:value-type="float" office:value="0.002894879" calcext:value-type="float">
            <text:p>0,002894879</text:p>
          </table:table-cell>
          <table:table-cell office:value-type="float" office:value="0.002883419" calcext:value-type="float">
            <text:p>0,002883419</text:p>
          </table:table-cell>
          <table:table-cell office:value-type="float" office:value="0.00245078" calcext:value-type="float">
            <text:p>0,00245078</text:p>
          </table:table-cell>
          <table:table-cell office:value-type="float" office:value="0.002140267" calcext:value-type="float">
            <text:p>0,002140267</text:p>
          </table:table-cell>
          <table:table-cell/>
          <table:table-cell table:formula="of:=AVERAGE([.B42:.K42])" office:value-type="float" office:value="0.0028645212" calcext:value-type="float">
            <text:p>0,0028645212</text:p>
          </table:table-cell>
          <table:table-cell table:formula="of:=TRIMMEAN([.B42:.K42];0.2)" office:value-type="float" office:value="0.00288257" calcext:value-type="float">
            <text:p>0,00288257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601731" calcext:value-type="float">
            <text:p>0,001601731</text:p>
          </table:table-cell>
          <table:table-cell office:value-type="float" office:value="0.001537668" calcext:value-type="float">
            <text:p>0,001537668</text:p>
          </table:table-cell>
          <table:table-cell office:value-type="float" office:value="0.001318936" calcext:value-type="float">
            <text:p>0,001318936</text:p>
          </table:table-cell>
          <table:table-cell office:value-type="float" office:value="0.003046683" calcext:value-type="float">
            <text:p>0,003046683</text:p>
          </table:table-cell>
          <table:table-cell office:value-type="float" office:value="0.002057755" calcext:value-type="float">
            <text:p>0,002057755</text:p>
          </table:table-cell>
          <table:table-cell office:value-type="float" office:value="0.00135194" calcext:value-type="float">
            <text:p>0,00135194</text:p>
          </table:table-cell>
          <table:table-cell office:value-type="float" office:value="0.001327077" calcext:value-type="float">
            <text:p>0,001327077</text:p>
          </table:table-cell>
          <table:table-cell office:value-type="float" office:value="0.0017538" calcext:value-type="float">
            <text:p>0,0017538</text:p>
          </table:table-cell>
          <table:table-cell office:value-type="float" office:value="0.001226461" calcext:value-type="float">
            <text:p>0,001226461</text:p>
          </table:table-cell>
          <table:table-cell office:value-type="float" office:value="0.001172101" calcext:value-type="float">
            <text:p>0,001172101</text:p>
          </table:table-cell>
          <table:table-cell/>
          <table:table-cell table:formula="of:=AVERAGE([.B43:.K43])" office:value-type="float" office:value="0.0016394152" calcext:value-type="float">
            <text:p>0,0016394152</text:p>
          </table:table-cell>
          <table:table-cell table:formula="of:=TRIMMEAN([.B43:.K43];0.2)" office:value-type="float" office:value="0.001521921" calcext:value-type="float">
            <text:p>0,001521921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2069411" calcext:value-type="float">
            <text:p>0,002069411</text:p>
          </table:table-cell>
          <table:table-cell office:value-type="float" office:value="0.002071651" calcext:value-type="float">
            <text:p>0,002071651</text:p>
          </table:table-cell>
          <table:table-cell office:value-type="float" office:value="0.001922824" calcext:value-type="float">
            <text:p>0,001922824</text:p>
          </table:table-cell>
          <table:table-cell office:value-type="float" office:value="0.00197444" calcext:value-type="float">
            <text:p>0,00197444</text:p>
          </table:table-cell>
          <table:table-cell office:value-type="float" office:value="0.001954121" calcext:value-type="float">
            <text:p>0,001954121</text:p>
          </table:table-cell>
          <table:table-cell office:value-type="float" office:value="0.00174165" calcext:value-type="float">
            <text:p>0,00174165</text:p>
          </table:table-cell>
          <table:table-cell office:value-type="float" office:value="0.001618674" calcext:value-type="float">
            <text:p>0,001618674</text:p>
          </table:table-cell>
          <table:table-cell office:value-type="float" office:value="0.001676531" calcext:value-type="float">
            <text:p>0,001676531</text:p>
          </table:table-cell>
          <table:table-cell office:value-type="float" office:value="0.001639383" calcext:value-type="float">
            <text:p>0,001639383</text:p>
          </table:table-cell>
          <table:table-cell office:value-type="float" office:value="0.001401081" calcext:value-type="float">
            <text:p>0,001401081</text:p>
          </table:table-cell>
          <table:table-cell/>
          <table:table-cell table:formula="of:=AVERAGE([.B44:.K44])" office:value-type="float" office:value="0.0018069766" calcext:value-type="float">
            <text:p>0,0018069766</text:p>
          </table:table-cell>
          <table:table-cell table:formula="of:=TRIMMEAN([.B44:.K44];0.2)" office:value-type="float" office:value="0.00182462925" calcext:value-type="float">
            <text:p>0,0018246293</text:p>
          </table:table-cell>
        </table:table-row>
        <table:table-row table:style-name="ro1">
          <table:table-cell office:value-type="string" calcext:value-type="string">
            <text:p>SELECT count(*) FROM dados WHERE uf = 'AC' AND periodo = '2016-02-01' AND valor &lt; 150</text:p>
          </table:table-cell>
          <table:table-cell office:value-type="float" office:value="0.217661684" calcext:value-type="float">
            <text:p>0,217661684</text:p>
          </table:table-cell>
          <table:table-cell office:value-type="float" office:value="0.251279175" calcext:value-type="float">
            <text:p>0,251279175</text:p>
          </table:table-cell>
          <table:table-cell office:value-type="float" office:value="0.230598718" calcext:value-type="float">
            <text:p>0,230598718</text:p>
          </table:table-cell>
          <table:table-cell office:value-type="float" office:value="0.279864496" calcext:value-type="float">
            <text:p>0,279864496</text:p>
          </table:table-cell>
          <table:table-cell office:value-type="float" office:value="0.257893812" calcext:value-type="float">
            <text:p>0,257893812</text:p>
          </table:table-cell>
          <table:table-cell office:value-type="float" office:value="0.246892867" calcext:value-type="float">
            <text:p>0,246892867</text:p>
          </table:table-cell>
          <table:table-cell office:value-type="float" office:value="0.308511198" calcext:value-type="float">
            <text:p>0,308511198</text:p>
          </table:table-cell>
          <table:table-cell office:value-type="float" office:value="0.237710134" calcext:value-type="float">
            <text:p>0,237710134</text:p>
          </table:table-cell>
          <table:table-cell office:value-type="float" office:value="0.236700212" calcext:value-type="float">
            <text:p>0,236700212</text:p>
          </table:table-cell>
          <table:table-cell office:value-type="float" office:value="0.219633149" calcext:value-type="float">
            <text:p>0,219633149</text:p>
          </table:table-cell>
          <table:table-cell/>
          <table:table-cell table:formula="of:=AVERAGE([.B45:.K45])" office:value-type="float" office:value="0.2486745445" calcext:value-type="float">
            <text:p>0,2486745445</text:p>
          </table:table-cell>
          <table:table-cell table:formula="of:=TRIMMEAN([.B45:.K45];0.2)" office:value-type="float" office:value="0.245071570375" calcext:value-type="float">
            <text:p>0,245071570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Agregações</text:p>
          </table:table-cell>
          <table:table-cell table:formula="of:=SUM([.M27:.M32])" office:value-type="float" office:value="357.3232496642" calcext:value-type="float">
            <text:p>357,3232496642</text:p>
          </table:table-cell>
          <table:table-cell table:formula="of:=SUM([.N27:.N32])" office:value-type="float" office:value="359.63125749625" calcext:value-type="float">
            <text:p>359,631257496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usca</text:p>
          </table:table-cell>
          <table:table-cell table:formula="of:=SUM([.M35:.M44])" office:value-type="float" office:value="0.0413230288" calcext:value-type="float">
            <text:p>0,0413230288</text:p>
          </table:table-cell>
          <table:table-cell table:formula="of:=SUM([.N35:.N44])" office:value-type="float" office:value="0.023839703375" calcext:value-type="float">
            <text:p>0,0238397034</text:p>
          </table:table-cell>
        </table:table-row>
      </table:table>
      <table:table table:name="4CM" table:style-name="ta1">
        <table:table-column table:style-name="co5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  <table:table-cell table:number-columns-repeated="2"/>
          <table:table-cell office:value-type="string" calcext:value-type="string">
            <text:p>Dif</text:p>
          </table:table-cell>
          <table:table-cell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6.075596422" calcext:value-type="float">
            <text:p>6,075596422</text:p>
          </table:table-cell>
          <table:table-cell office:value-type="float" office:value="5.509644627" calcext:value-type="float">
            <text:p>5,509644627</text:p>
          </table:table-cell>
          <table:table-cell office:value-type="float" office:value="5.702121722" calcext:value-type="float">
            <text:p>5,702121722</text:p>
          </table:table-cell>
          <table:table-cell office:value-type="float" office:value="5.699129099" calcext:value-type="float">
            <text:p>5,699129099</text:p>
          </table:table-cell>
          <table:table-cell office:value-type="float" office:value="5.704997966" calcext:value-type="float">
            <text:p>5,704997966</text:p>
          </table:table-cell>
          <table:table-cell office:value-type="float" office:value="5.706451355" calcext:value-type="float">
            <text:p>5,706451355</text:p>
          </table:table-cell>
          <table:table-cell office:value-type="float" office:value="5.718121506" calcext:value-type="float">
            <text:p>5,718121506</text:p>
          </table:table-cell>
          <table:table-cell office:value-type="float" office:value="5.692806886" calcext:value-type="float">
            <text:p>5,692806886</text:p>
          </table:table-cell>
          <table:table-cell office:value-type="float" office:value="5.67765035" calcext:value-type="float">
            <text:p>5,67765035</text:p>
          </table:table-cell>
          <table:table-cell office:value-type="float" office:value="5.692078395" calcext:value-type="float">
            <text:p>5,692078395</text:p>
          </table:table-cell>
          <table:table-cell/>
          <table:table-cell table:formula="of:=AVERAGE([.B2:.K2])" office:value-type="float" office:value="5.7178598328" calcext:value-type="float">
            <text:p>5,7178598328</text:p>
          </table:table-cell>
          <table:table-cell table:formula="of:=TRIMMEAN([.B2:.K2];0.2)" office:value-type="float" office:value="5.699169659875" calcext:value-type="float">
            <text:p>5,6991696599</text:p>
          </table:table-cell>
          <table:table-cell/>
          <table:table-cell table:formula="of:=[.M2]-[2CM.M2]" office:value-type="float" office:value="-8.1073035324" calcext:value-type="float">
            <text:p>-8,1073035324</text:p>
          </table:table-cell>
          <table:table-cell table:formula="of:=[.N2]-[2CM.N2]" office:value-type="float" office:value="-8.08909259125" calcext:value-type="float">
            <text:p>-8,0890925913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6.000842958" calcext:value-type="float">
            <text:p>6,000842958</text:p>
          </table:table-cell>
          <table:table-cell office:value-type="float" office:value="5.826777915" calcext:value-type="float">
            <text:p>5,826777915</text:p>
          </table:table-cell>
          <table:table-cell office:value-type="float" office:value="6.08434187" calcext:value-type="float">
            <text:p>6,08434187</text:p>
          </table:table-cell>
          <table:table-cell office:value-type="float" office:value="6.129585283" calcext:value-type="float">
            <text:p>6,129585283</text:p>
          </table:table-cell>
          <table:table-cell office:value-type="float" office:value="6.076827028" calcext:value-type="float">
            <text:p>6,076827028</text:p>
          </table:table-cell>
          <table:table-cell office:value-type="float" office:value="6.134158852" calcext:value-type="float">
            <text:p>6,134158852</text:p>
          </table:table-cell>
          <table:table-cell office:value-type="float" office:value="6.088580177" calcext:value-type="float">
            <text:p>6,088580177</text:p>
          </table:table-cell>
          <table:table-cell office:value-type="float" office:value="6.064143858" calcext:value-type="float">
            <text:p>6,064143858</text:p>
          </table:table-cell>
          <table:table-cell office:value-type="float" office:value="6.122294348" calcext:value-type="float">
            <text:p>6,122294348</text:p>
          </table:table-cell>
          <table:table-cell office:value-type="float" office:value="6.117884434" calcext:value-type="float">
            <text:p>6,117884434</text:p>
          </table:table-cell>
          <table:table-cell/>
          <table:table-cell table:formula="of:=AVERAGE([.B3:.K3])" office:value-type="float" office:value="6.0645436723" calcext:value-type="float">
            <text:p>6,0645436723</text:p>
          </table:table-cell>
          <table:table-cell table:formula="of:=TRIMMEAN([.B3:.K3];0.2)" office:value-type="float" office:value="6.0855624945" calcext:value-type="float">
            <text:p>6,0855624945</text:p>
          </table:table-cell>
          <table:table-cell/>
          <table:table-cell table:formula="of:=[.M3]-[2CM.M3]" office:value-type="float" office:value="0.550464302399999" calcext:value-type="float">
            <text:p>0,5504643024</text:p>
          </table:table-cell>
          <table:table-cell table:formula="of:=[.N3]-[2CM.N3]" office:value-type="float" office:value="0.613134605" calcext:value-type="float">
            <text:p>0,613134605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231.007488658" calcext:value-type="float">
            <text:p>231,007488658</text:p>
          </table:table-cell>
          <table:table-cell office:value-type="float" office:value="228.921754579" calcext:value-type="float">
            <text:p>228,921754579</text:p>
          </table:table-cell>
          <table:table-cell office:value-type="float" office:value="231.890537139" calcext:value-type="float">
            <text:p>231,890537139</text:p>
          </table:table-cell>
          <table:table-cell office:value-type="float" office:value="236.047202773" calcext:value-type="float">
            <text:p>236,047202773</text:p>
          </table:table-cell>
          <table:table-cell office:value-type="float" office:value="233.437471258" calcext:value-type="float">
            <text:p>233,437471258</text:p>
          </table:table-cell>
          <table:table-cell office:value-type="float" office:value="237.612428717" calcext:value-type="float">
            <text:p>237,612428717</text:p>
          </table:table-cell>
          <table:table-cell office:value-type="float" office:value="232.459671947" calcext:value-type="float">
            <text:p>232,459671947</text:p>
          </table:table-cell>
          <table:table-cell office:value-type="float" office:value="231.658485358" calcext:value-type="float">
            <text:p>231,658485358</text:p>
          </table:table-cell>
          <table:table-cell office:value-type="float" office:value="234.847973743" calcext:value-type="float">
            <text:p>234,847973743</text:p>
          </table:table-cell>
          <table:table-cell office:value-type="float" office:value="232.801914071" calcext:value-type="float">
            <text:p>232,801914071</text:p>
          </table:table-cell>
          <table:table-cell/>
          <table:table-cell table:formula="of:=AVERAGE([.B4:.K4])" office:value-type="float" office:value="233.0684928243" calcext:value-type="float">
            <text:p>233,0684928243</text:p>
          </table:table-cell>
          <table:table-cell table:formula="of:=TRIMMEAN([.B4:.K4];0.2)" office:value-type="float" office:value="233.018843118375" calcext:value-type="float">
            <text:p>233,0188431184</text:p>
          </table:table-cell>
          <table:table-cell/>
          <table:table-cell table:formula="of:=[.M4]-[2CM.M4]" office:value-type="float" office:value="159.5593023507" calcext:value-type="float">
            <text:p>159,5593023507</text:p>
          </table:table-cell>
          <table:table-cell table:formula="of:=[.N4]-[2CM.N4]" office:value-type="float" office:value="159.773967081375" calcext:value-type="float">
            <text:p>159,7739670814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104.89271681" calcext:value-type="float">
            <text:p>104,89271681</text:p>
          </table:table-cell>
          <table:table-cell office:value-type="float" office:value="100.840753003" calcext:value-type="float">
            <text:p>100,840753003</text:p>
          </table:table-cell>
          <table:table-cell office:value-type="float" office:value="104.711292237" calcext:value-type="float">
            <text:p>104,711292237</text:p>
          </table:table-cell>
          <table:table-cell office:value-type="float" office:value="107.684382229" calcext:value-type="float">
            <text:p>107,684382229</text:p>
          </table:table-cell>
          <table:table-cell office:value-type="float" office:value="106.587130384" calcext:value-type="float">
            <text:p>106,587130384</text:p>
          </table:table-cell>
          <table:table-cell office:value-type="float" office:value="102.229494575" calcext:value-type="float">
            <text:p>102,229494575</text:p>
          </table:table-cell>
          <table:table-cell office:value-type="float" office:value="103.037910833" calcext:value-type="float">
            <text:p>103,037910833</text:p>
          </table:table-cell>
          <table:table-cell office:value-type="float" office:value="102.8824177" calcext:value-type="float">
            <text:p>102,8824177</text:p>
          </table:table-cell>
          <table:table-cell office:value-type="float" office:value="100.560095828" calcext:value-type="float">
            <text:p>100,560095828</text:p>
          </table:table-cell>
          <table:table-cell office:value-type="float" office:value="100.041691267" calcext:value-type="float">
            <text:p>100,041691267</text:p>
          </table:table-cell>
          <table:table-cell/>
          <table:table-cell table:formula="of:=AVERAGE([.B5:.K5])" office:value-type="float" office:value="103.3467884866" calcext:value-type="float">
            <text:p>103,3467884866</text:p>
          </table:table-cell>
          <table:table-cell table:formula="of:=TRIMMEAN([.B5:.K5];0.2)" office:value-type="float" office:value="103.21772642125" calcext:value-type="float">
            <text:p>103,2177264213</text:p>
          </table:table-cell>
          <table:table-cell/>
          <table:table-cell table:formula="of:=[.M5]-[2CM.M5]" office:value-type="float" office:value="69.5400634389" calcext:value-type="float">
            <text:p>69,5400634389</text:p>
          </table:table-cell>
          <table:table-cell table:formula="of:=[.N5]-[2CM.N5]" office:value-type="float" office:value="69.526773472" calcext:value-type="float">
            <text:p>69,526773472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6.526647556" calcext:value-type="float">
            <text:p>26,526647556</text:p>
          </table:table-cell>
          <table:table-cell office:value-type="float" office:value="27.83787636" calcext:value-type="float">
            <text:p>27,83787636</text:p>
          </table:table-cell>
          <table:table-cell office:value-type="float" office:value="27.082480618" calcext:value-type="float">
            <text:p>27,082480618</text:p>
          </table:table-cell>
          <table:table-cell office:value-type="float" office:value="28.656171555" calcext:value-type="float">
            <text:p>28,656171555</text:p>
          </table:table-cell>
          <table:table-cell office:value-type="float" office:value="28.813010994" calcext:value-type="float">
            <text:p>28,813010994</text:p>
          </table:table-cell>
          <table:table-cell office:value-type="float" office:value="28.733267786" calcext:value-type="float">
            <text:p>28,733267786</text:p>
          </table:table-cell>
          <table:table-cell office:value-type="float" office:value="28.190020286" calcext:value-type="float">
            <text:p>28,190020286</text:p>
          </table:table-cell>
          <table:table-cell office:value-type="float" office:value="27.468566378" calcext:value-type="float">
            <text:p>27,468566378</text:p>
          </table:table-cell>
          <table:table-cell office:value-type="float" office:value="26.862866272" calcext:value-type="float">
            <text:p>26,862866272</text:p>
          </table:table-cell>
          <table:table-cell office:value-type="float" office:value="27.890372905" calcext:value-type="float">
            <text:p>27,890372905</text:p>
          </table:table-cell>
          <table:table-cell/>
          <table:table-cell table:formula="of:=AVERAGE([.B6:.K6])" office:value-type="float" office:value="27.806128071" calcext:value-type="float">
            <text:p>27,806128071</text:p>
          </table:table-cell>
          <table:table-cell table:formula="of:=TRIMMEAN([.B6:.K6];0.2)" office:value-type="float" office:value="27.84020277" calcext:value-type="float">
            <text:p>27,84020277</text:p>
          </table:table-cell>
          <table:table-cell/>
          <table:table-cell table:formula="of:=[.M6]-[2CM.M6]" office:value-type="float" office:value="2.1384354655" calcext:value-type="float">
            <text:p>2,1384354655</text:p>
          </table:table-cell>
          <table:table-cell table:formula="of:=[.N6]-[2CM.N6]" office:value-type="float" office:value="2.21295035599999" calcext:value-type="float">
            <text:p>2,212950356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 IN ('RJ', 'AM')</text:p>
          </table:table-cell>
          <table:table-cell office:value-type="float" office:value="128.140378987" calcext:value-type="float">
            <text:p>128,140378987</text:p>
          </table:table-cell>
          <table:table-cell office:value-type="float" office:value="132.737856159" calcext:value-type="float">
            <text:p>132,737856159</text:p>
          </table:table-cell>
          <table:table-cell office:value-type="float" office:value="132.935999489" calcext:value-type="float">
            <text:p>132,935999489</text:p>
          </table:table-cell>
          <table:table-cell office:value-type="float" office:value="131.946443774" calcext:value-type="float">
            <text:p>131,946443774</text:p>
          </table:table-cell>
          <table:table-cell office:value-type="float" office:value="133.319902721" calcext:value-type="float">
            <text:p>133,319902721</text:p>
          </table:table-cell>
          <table:table-cell office:value-type="float" office:value="132.553893758" calcext:value-type="float">
            <text:p>132,553893758</text:p>
          </table:table-cell>
          <table:table-cell office:value-type="float" office:value="130.890085657" calcext:value-type="float">
            <text:p>130,890085657</text:p>
          </table:table-cell>
          <table:table-cell office:value-type="float" office:value="129.522495895" calcext:value-type="float">
            <text:p>129,522495895</text:p>
          </table:table-cell>
          <table:table-cell office:value-type="float" office:value="128.864102425" calcext:value-type="float">
            <text:p>128,864102425</text:p>
          </table:table-cell>
          <table:table-cell office:value-type="float" office:value="129.516415705" calcext:value-type="float">
            <text:p>129,516415705</text:p>
          </table:table-cell>
          <table:table-cell/>
          <table:table-cell table:formula="of:=AVERAGE([.B7:.K7])" office:value-type="float" office:value="131.042757457" calcext:value-type="float">
            <text:p>131,042757457</text:p>
          </table:table-cell>
          <table:table-cell table:formula="of:=TRIMMEAN([.B7:.K7];0.2)" office:value-type="float" office:value="131.12091160775" calcext:value-type="float">
            <text:p>131,1209116078</text:p>
          </table:table-cell>
          <table:table-cell/>
          <table:table-cell table:formula="of:=[.M7]-[2CM.M7]" office:value-type="float" office:value="13.3101023729" calcext:value-type="float">
            <text:p>13,3101023729</text:p>
          </table:table-cell>
          <table:table-cell table:formula="of:=[.N7]-[2CM.N7]" office:value-type="float" office:value="13.447178722625" calcext:value-type="float">
            <text:p>13,4471787226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='SP' AND periodo='2016-05-01'</text:p>
          </table:table-cell>
          <table:table-cell office:value-type="float" office:value="12.33078392" calcext:value-type="float">
            <text:p>12,33078392</text:p>
          </table:table-cell>
          <table:table-cell office:value-type="float" office:value="12.478450045" calcext:value-type="float">
            <text:p>12,478450045</text:p>
          </table:table-cell>
          <table:table-cell office:value-type="float" office:value="12.23126227" calcext:value-type="float">
            <text:p>12,23126227</text:p>
          </table:table-cell>
          <table:table-cell office:value-type="float" office:value="11.363916411" calcext:value-type="float">
            <text:p>11,363916411</text:p>
          </table:table-cell>
          <table:table-cell office:value-type="float" office:value="12.57173278" calcext:value-type="float">
            <text:p>12,57173278</text:p>
          </table:table-cell>
          <table:table-cell office:value-type="float" office:value="11.791533138" calcext:value-type="float">
            <text:p>11,791533138</text:p>
          </table:table-cell>
          <table:table-cell office:value-type="float" office:value="11.7642433" calcext:value-type="float">
            <text:p>11,7642433</text:p>
          </table:table-cell>
          <table:table-cell office:value-type="float" office:value="12.271041755" calcext:value-type="float">
            <text:p>12,271041755</text:p>
          </table:table-cell>
          <table:table-cell office:value-type="float" office:value="12.403773272" calcext:value-type="float">
            <text:p>12,403773272</text:p>
          </table:table-cell>
          <table:table-cell office:value-type="float" office:value="12.160997614" calcext:value-type="float">
            <text:p>12,160997614</text:p>
          </table:table-cell>
          <table:table-cell/>
          <table:table-cell table:formula="of:=AVERAGE([.B8:.K8])" office:value-type="float" office:value="12.1367734505" calcext:value-type="float">
            <text:p>12,1367734505</text:p>
          </table:table-cell>
          <table:table-cell table:formula="of:=TRIMMEAN([.B8:.K8];0.2)" office:value-type="float" office:value="12.17901066425" calcext:value-type="float">
            <text:p>12,1790106643</text:p>
          </table:table-cell>
          <table:table-cell/>
          <table:table-cell table:formula="of:=[.M8]-[2CM.M8]" office:value-type="float" office:value="8.1910377112" calcext:value-type="float">
            <text:p>8,1910377112</text:p>
          </table:table-cell>
          <table:table-cell table:formula="of:=[.N8]-[2CM.N8]" office:value-type="float" office:value="8.232666917625" calcext:value-type="float">
            <text:p>8,2326669176</text:p>
          </table:table-cell>
        </table:table-row>
        <table:table-row table:style-name="ro1">
          <table:table-cell office:value-type="string" calcext:value-type="string">
            <text:p>SELECT avg(valor) FROM bolsa_familia.dados WHERE periodo = '2016-01-01' ALLOW FILTERING</text:p>
          </table:table-cell>
          <table:table-cell office:value-type="float" office:value="175.658134461" calcext:value-type="float">
            <text:p>175,658134461</text:p>
          </table:table-cell>
          <table:table-cell office:value-type="float" office:value="176.938487883" calcext:value-type="float">
            <text:p>176,938487883</text:p>
          </table:table-cell>
          <table:table-cell office:value-type="float" office:value="179.373039169" calcext:value-type="float">
            <text:p>179,373039169</text:p>
          </table:table-cell>
          <table:table-cell office:value-type="float" office:value="185.201963288" calcext:value-type="float">
            <text:p>185,201963288</text:p>
          </table:table-cell>
          <table:table-cell office:value-type="float" office:value="181.50087916" calcext:value-type="float">
            <text:p>181,50087916</text:p>
          </table:table-cell>
          <table:table-cell office:value-type="float" office:value="178.266402784" calcext:value-type="float">
            <text:p>178,266402784</text:p>
          </table:table-cell>
          <table:table-cell office:value-type="float" office:value="181.285445676" calcext:value-type="float">
            <text:p>181,285445676</text:p>
          </table:table-cell>
          <table:table-cell office:value-type="float" office:value="182.628324911" calcext:value-type="float">
            <text:p>182,628324911</text:p>
          </table:table-cell>
          <table:table-cell office:value-type="float" office:value="180.555599862" calcext:value-type="float">
            <text:p>180,555599862</text:p>
          </table:table-cell>
          <table:table-cell office:value-type="float" office:value="176.842840475" calcext:value-type="float">
            <text:p>176,842840475</text:p>
          </table:table-cell>
          <table:table-cell/>
          <table:table-cell table:formula="of:=AVERAGE([.B9:.K9])" office:value-type="float" office:value="179.8251117669" calcext:value-type="float">
            <text:p>179,8251117669</text:p>
          </table:table-cell>
          <table:table-cell table:formula="of:=TRIMMEAN([.B9:.K9];0.2)" office:value-type="float" office:value="179.67387749" calcext:value-type="float">
            <text:p>179,67387749</text:p>
          </table:table-cell>
          <table:table-cell/>
          <table:table-cell table:formula="of:=[.M9]-[2CM.M9]" office:value-type="float" office:value="60.9684020966" calcext:value-type="float">
            <text:p>60,9684020966</text:p>
          </table:table-cell>
          <table:table-cell table:formula="of:=[.N9]-[2CM.N9]" office:value-type="float" office:value="60.8753990485" calcext:value-type="float">
            <text:p>60,8753990485</text:p>
          </table:table-cell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31021776" calcext:value-type="float">
            <text:p>0,031021776</text:p>
          </table:table-cell>
          <table:table-cell office:value-type="float" office:value="0.004184457" calcext:value-type="float">
            <text:p>0,004184457</text:p>
          </table:table-cell>
          <table:table-cell office:value-type="float" office:value="0.003272278" calcext:value-type="float">
            <text:p>0,003272278</text:p>
          </table:table-cell>
          <table:table-cell office:value-type="float" office:value="0.004436961" calcext:value-type="float">
            <text:p>0,004436961</text:p>
          </table:table-cell>
          <table:table-cell office:value-type="float" office:value="0.004485802" calcext:value-type="float">
            <text:p>0,004485802</text:p>
          </table:table-cell>
          <table:table-cell office:value-type="float" office:value="0.002996453" calcext:value-type="float">
            <text:p>0,002996453</text:p>
          </table:table-cell>
          <table:table-cell office:value-type="float" office:value="0.003094873" calcext:value-type="float">
            <text:p>0,003094873</text:p>
          </table:table-cell>
          <table:table-cell office:value-type="float" office:value="0.00251931" calcext:value-type="float">
            <text:p>0,00251931</text:p>
          </table:table-cell>
          <table:table-cell office:value-type="float" office:value="0.002949074" calcext:value-type="float">
            <text:p>0,002949074</text:p>
          </table:table-cell>
          <table:table-cell office:value-type="float" office:value="0.00620076" calcext:value-type="float">
            <text:p>0,00620076</text:p>
          </table:table-cell>
          <table:table-cell/>
          <table:table-cell table:formula="of:=AVERAGE([.B10:.K10])" office:value-type="float" office:value="0.0065161744" calcext:value-type="float">
            <text:p>0,0065161744</text:p>
          </table:table-cell>
          <table:table-cell table:formula="of:=TRIMMEAN([.B10:.K10];0.2)" office:value-type="float" office:value="0.00395258225" calcext:value-type="float">
            <text:p>0,0039525823</text:p>
          </table:table-cell>
          <table:table-cell/>
          <table:table-cell table:formula="of:=[.M10]-[2CM.M10]" office:value-type="float" office:value="-0.0021905175" calcext:value-type="float">
            <text:p>-0,0021905175</text:p>
          </table:table-cell>
          <table:table-cell table:formula="of:=[.N10]-[2CM.N10]" office:value-type="float" office:value="-0.000561107" calcext:value-type="float">
            <text:p>-0,000561107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19455208" calcext:value-type="float">
            <text:p>0,019455208</text:p>
          </table:table-cell>
          <table:table-cell office:value-type="float" office:value="0.00330246" calcext:value-type="float">
            <text:p>0,00330246</text:p>
          </table:table-cell>
          <table:table-cell office:value-type="float" office:value="0.002747705" calcext:value-type="float">
            <text:p>0,002747705</text:p>
          </table:table-cell>
          <table:table-cell office:value-type="float" office:value="0.00353726" calcext:value-type="float">
            <text:p>0,00353726</text:p>
          </table:table-cell>
          <table:table-cell office:value-type="float" office:value="0.003877347" calcext:value-type="float">
            <text:p>0,003877347</text:p>
          </table:table-cell>
          <table:table-cell office:value-type="float" office:value="0.002676601" calcext:value-type="float">
            <text:p>0,002676601</text:p>
          </table:table-cell>
          <table:table-cell office:value-type="float" office:value="0.002535881" calcext:value-type="float">
            <text:p>0,002535881</text:p>
          </table:table-cell>
          <table:table-cell office:value-type="float" office:value="0.002207776" calcext:value-type="float">
            <text:p>0,002207776</text:p>
          </table:table-cell>
          <table:table-cell office:value-type="float" office:value="0.002453604" calcext:value-type="float">
            <text:p>0,002453604</text:p>
          </table:table-cell>
          <table:table-cell office:value-type="float" office:value="0.003738179" calcext:value-type="float">
            <text:p>0,003738179</text:p>
          </table:table-cell>
          <table:table-cell/>
          <table:table-cell table:formula="of:=AVERAGE([.B11:.K11])" office:value-type="float" office:value="0.0046532021" calcext:value-type="float">
            <text:p>0,0046532021</text:p>
          </table:table-cell>
          <table:table-cell table:formula="of:=TRIMMEAN([.B11:.K11];0.2)" office:value-type="float" office:value="0.003108629625" calcext:value-type="float">
            <text:p>0,0031086296</text:p>
          </table:table-cell>
          <table:table-cell/>
          <table:table-cell table:formula="of:=[.M11]-[2CM.M11]" office:value-type="float" office:value="-0.0036827103" calcext:value-type="float">
            <text:p>-0,0036827103</text:p>
          </table:table-cell>
          <table:table-cell table:formula="of:=[.N11]-[2CM.N11]" office:value-type="float" office:value="0.000383917" calcext:value-type="float">
            <text:p>0,000383917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10985592" calcext:value-type="float">
            <text:p>0,010985592</text:p>
          </table:table-cell>
          <table:table-cell office:value-type="float" office:value="0.003840182" calcext:value-type="float">
            <text:p>0,003840182</text:p>
          </table:table-cell>
          <table:table-cell office:value-type="float" office:value="0.002925276" calcext:value-type="float">
            <text:p>0,002925276</text:p>
          </table:table-cell>
          <table:table-cell office:value-type="float" office:value="0.003582155" calcext:value-type="float">
            <text:p>0,003582155</text:p>
          </table:table-cell>
          <table:table-cell office:value-type="float" office:value="0.003852443" calcext:value-type="float">
            <text:p>0,003852443</text:p>
          </table:table-cell>
          <table:table-cell office:value-type="float" office:value="0.003117189" calcext:value-type="float">
            <text:p>0,003117189</text:p>
          </table:table-cell>
          <table:table-cell office:value-type="float" office:value="0.002307898" calcext:value-type="float">
            <text:p>0,002307898</text:p>
          </table:table-cell>
          <table:table-cell office:value-type="float" office:value="0.002068622" calcext:value-type="float">
            <text:p>0,002068622</text:p>
          </table:table-cell>
          <table:table-cell office:value-type="float" office:value="0.002427436" calcext:value-type="float">
            <text:p>0,002427436</text:p>
          </table:table-cell>
          <table:table-cell office:value-type="float" office:value="0.003521851" calcext:value-type="float">
            <text:p>0,003521851</text:p>
          </table:table-cell>
          <table:table-cell/>
          <table:table-cell table:formula="of:=AVERAGE([.B12:.K12])" office:value-type="float" office:value="0.0038628644" calcext:value-type="float">
            <text:p>0,0038628644</text:p>
          </table:table-cell>
          <table:table-cell table:formula="of:=TRIMMEAN([.B12:.K12];0.2)" office:value-type="float" office:value="0.00319680375" calcext:value-type="float">
            <text:p>0,0031968038</text:p>
          </table:table-cell>
          <table:table-cell/>
          <table:table-cell table:formula="of:=[.M12]-[2CM.M12]" office:value-type="float" office:value="-0.000528341499999999" calcext:value-type="float">
            <text:p>-0,0005283415</text:p>
          </table:table-cell>
          <table:table-cell table:formula="of:=[.N12]-[2CM.N12]" office:value-type="float" office:value="0.000440175625" calcext:value-type="float">
            <text:p>0,0004401756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60393321" calcext:value-type="float">
            <text:p>0,060393321</text:p>
          </table:table-cell>
          <table:table-cell office:value-type="float" office:value="0.00603999" calcext:value-type="float">
            <text:p>0,00603999</text:p>
          </table:table-cell>
          <table:table-cell office:value-type="float" office:value="0.001122749" calcext:value-type="float">
            <text:p>0,001122749</text:p>
          </table:table-cell>
          <table:table-cell office:value-type="float" office:value="0.001942667" calcext:value-type="float">
            <text:p>0,001942667</text:p>
          </table:table-cell>
          <table:table-cell office:value-type="float" office:value="0.002780175" calcext:value-type="float">
            <text:p>0,002780175</text:p>
          </table:table-cell>
          <table:table-cell office:value-type="float" office:value="0.003216754" calcext:value-type="float">
            <text:p>0,003216754</text:p>
          </table:table-cell>
          <table:table-cell office:value-type="float" office:value="0.001118384" calcext:value-type="float">
            <text:p>0,001118384</text:p>
          </table:table-cell>
          <table:table-cell table:style-name="ce1" office:value-type="float" office:value="0.000941708" calcext:value-type="float">
            <text:p>9,42E-004</text:p>
          </table:table-cell>
          <table:table-cell table:style-name="ce1" office:value-type="float" office:value="0.000879202" calcext:value-type="float">
            <text:p>8,79E-004</text:p>
          </table:table-cell>
          <table:table-cell office:value-type="float" office:value="0.002576926" calcext:value-type="float">
            <text:p>0,002576926</text:p>
          </table:table-cell>
          <table:table-cell/>
          <table:table-cell table:formula="of:=AVERAGE([.B13:.K13])" office:value-type="float" office:value="0.0081011876" calcext:value-type="float">
            <text:p>0,0081011876</text:p>
          </table:table-cell>
          <table:table-cell table:formula="of:=TRIMMEAN([.B13:.K13];0.2)" office:value-type="float" office:value="0.002467419125" calcext:value-type="float">
            <text:p>0,0024674191</text:p>
          </table:table-cell>
          <table:table-cell/>
          <table:table-cell table:formula="of:=[.M13]-[2CM.M13]" office:value-type="float" office:value="0.0060103645" calcext:value-type="float">
            <text:p>0,0060103645</text:p>
          </table:table-cell>
          <table:table-cell table:formula="of:=[.N13]-[2CM.N13]" office:value-type="float" office:value="0.000426052125" calcext:value-type="float">
            <text:p>0,0004260521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4051549" calcext:value-type="float">
            <text:p>0,004051549</text:p>
          </table:table-cell>
          <table:table-cell office:value-type="float" office:value="0.003077978" calcext:value-type="float">
            <text:p>0,003077978</text:p>
          </table:table-cell>
          <table:table-cell table:style-name="ce1" office:value-type="float" office:value="0.00097882" calcext:value-type="float">
            <text:p>9,79E-004</text:p>
          </table:table-cell>
          <table:table-cell office:value-type="float" office:value="0.001504218" calcext:value-type="float">
            <text:p>0,001504218</text:p>
          </table:table-cell>
          <table:table-cell office:value-type="float" office:value="0.005337684" calcext:value-type="float">
            <text:p>0,005337684</text:p>
          </table:table-cell>
          <table:table-cell office:value-type="float" office:value="0.00271119" calcext:value-type="float">
            <text:p>0,00271119</text:p>
          </table:table-cell>
          <table:table-cell office:value-type="float" office:value="0.00128914" calcext:value-type="float">
            <text:p>0,00128914</text:p>
          </table:table-cell>
          <table:table-cell table:style-name="ce1" office:value-type="float" office:value="0.000781069" calcext:value-type="float">
            <text:p>7,81E-004</text:p>
          </table:table-cell>
          <table:table-cell table:style-name="ce1" office:value-type="float" office:value="0.000816329" calcext:value-type="float">
            <text:p>8,16E-004</text:p>
          </table:table-cell>
          <table:table-cell office:value-type="float" office:value="0.001973769" calcext:value-type="float">
            <text:p>0,001973769</text:p>
          </table:table-cell>
          <table:table-cell/>
          <table:table-cell table:formula="of:=AVERAGE([.B14:.K14])" office:value-type="float" office:value="0.0022521746" calcext:value-type="float">
            <text:p>0,0022521746</text:p>
          </table:table-cell>
          <table:table-cell table:formula="of:=TRIMMEAN([.B14:.K14];0.2)" office:value-type="float" office:value="0.002050374125" calcext:value-type="float">
            <text:p>0,0020503741</text:p>
          </table:table-cell>
          <table:table-cell/>
          <table:table-cell table:formula="of:=[.M14]-[2CM.M14]" office:value-type="float" office:value="-0.0006960125" calcext:value-type="float">
            <text:p>-0,0006960125</text:p>
          </table:table-cell>
          <table:table-cell table:formula="of:=[.N14]-[2CM.N14]" office:value-type="float" office:value="0.0000215024999999998" calcext:value-type="float">
            <text:p>2,15024999999998E-005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6089216" calcext:value-type="float">
            <text:p>0,006089216</text:p>
          </table:table-cell>
          <table:table-cell office:value-type="float" office:value="0.003106112" calcext:value-type="float">
            <text:p>0,003106112</text:p>
          </table:table-cell>
          <table:table-cell office:value-type="float" office:value="0.002630178" calcext:value-type="float">
            <text:p>0,002630178</text:p>
          </table:table-cell>
          <table:table-cell office:value-type="float" office:value="0.002955559" calcext:value-type="float">
            <text:p>0,002955559</text:p>
          </table:table-cell>
          <table:table-cell office:value-type="float" office:value="0.003410401" calcext:value-type="float">
            <text:p>0,003410401</text:p>
          </table:table-cell>
          <table:table-cell office:value-type="float" office:value="0.003051341" calcext:value-type="float">
            <text:p>0,003051341</text:p>
          </table:table-cell>
          <table:table-cell office:value-type="float" office:value="0.015875602" calcext:value-type="float">
            <text:p>0,015875602</text:p>
          </table:table-cell>
          <table:table-cell office:value-type="float" office:value="0.001865955" calcext:value-type="float">
            <text:p>0,001865955</text:p>
          </table:table-cell>
          <table:table-cell office:value-type="float" office:value="0.002144046" calcext:value-type="float">
            <text:p>0,002144046</text:p>
          </table:table-cell>
          <table:table-cell office:value-type="float" office:value="0.003266486" calcext:value-type="float">
            <text:p>0,003266486</text:p>
          </table:table-cell>
          <table:table-cell/>
          <table:table-cell table:formula="of:=AVERAGE([.B15:.K15])" office:value-type="float" office:value="0.0044394896" calcext:value-type="float">
            <text:p>0,0044394896</text:p>
          </table:table-cell>
          <table:table-cell table:formula="of:=TRIMMEAN([.B15:.K15];0.2)" office:value-type="float" office:value="0.003331667375" calcext:value-type="float">
            <text:p>0,0033316674</text:p>
          </table:table-cell>
          <table:table-cell/>
          <table:table-cell table:formula="of:=[.M15]-[2CM.M15]" office:value-type="float" office:value="0.001451906" calcext:value-type="float">
            <text:p>0,001451906</text:p>
          </table:table-cell>
          <table:table-cell table:formula="of:=[.N15]-[2CM.N15]" office:value-type="float" office:value="0.000910352375" calcext:value-type="float">
            <text:p>0,0009103524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47904699" calcext:value-type="float">
            <text:p>0,047904699</text:p>
          </table:table-cell>
          <table:table-cell office:value-type="float" office:value="0.004135172" calcext:value-type="float">
            <text:p>0,004135172</text:p>
          </table:table-cell>
          <table:table-cell office:value-type="float" office:value="0.003946881" calcext:value-type="float">
            <text:p>0,003946881</text:p>
          </table:table-cell>
          <table:table-cell office:value-type="float" office:value="0.003690001" calcext:value-type="float">
            <text:p>0,003690001</text:p>
          </table:table-cell>
          <table:table-cell office:value-type="float" office:value="0.002504172" calcext:value-type="float">
            <text:p>0,002504172</text:p>
          </table:table-cell>
          <table:table-cell office:value-type="float" office:value="0.003246413" calcext:value-type="float">
            <text:p>0,003246413</text:p>
          </table:table-cell>
          <table:table-cell office:value-type="float" office:value="0.004200604" calcext:value-type="float">
            <text:p>0,004200604</text:p>
          </table:table-cell>
          <table:table-cell office:value-type="float" office:value="0.003389867" calcext:value-type="float">
            <text:p>0,003389867</text:p>
          </table:table-cell>
          <table:table-cell office:value-type="float" office:value="0.003429756" calcext:value-type="float">
            <text:p>0,003429756</text:p>
          </table:table-cell>
          <table:table-cell office:value-type="float" office:value="0.004127845" calcext:value-type="float">
            <text:p>0,004127845</text:p>
          </table:table-cell>
          <table:table-cell/>
          <table:table-cell table:formula="of:=AVERAGE([.B16:.K16])" office:value-type="float" office:value="0.008057541" calcext:value-type="float">
            <text:p>0,008057541</text:p>
          </table:table-cell>
          <table:table-cell table:formula="of:=TRIMMEAN([.B16:.K16];0.2)" office:value-type="float" office:value="0.003770817375" calcext:value-type="float">
            <text:p>0,0037708174</text:p>
          </table:table-cell>
          <table:table-cell/>
          <table:table-cell table:formula="of:=[.M16]-[2CM.M16]" office:value-type="float" office:value="0.0053559393" calcext:value-type="float">
            <text:p>0,0053559393</text:p>
          </table:table-cell>
          <table:table-cell table:formula="of:=[.N16]-[2CM.N16]" office:value-type="float" office:value="0.00166925375" calcext:value-type="float">
            <text:p>0,0016692538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320785" calcext:value-type="float">
            <text:p>0,00320785</text:p>
          </table:table-cell>
          <table:table-cell office:value-type="float" office:value="0.002466955" calcext:value-type="float">
            <text:p>0,002466955</text:p>
          </table:table-cell>
          <table:table-cell office:value-type="float" office:value="0.003881027" calcext:value-type="float">
            <text:p>0,003881027</text:p>
          </table:table-cell>
          <table:table-cell office:value-type="float" office:value="0.002307603" calcext:value-type="float">
            <text:p>0,002307603</text:p>
          </table:table-cell>
          <table:table-cell office:value-type="float" office:value="0.002341859" calcext:value-type="float">
            <text:p>0,002341859</text:p>
          </table:table-cell>
          <table:table-cell office:value-type="float" office:value="0.003042172" calcext:value-type="float">
            <text:p>0,003042172</text:p>
          </table:table-cell>
          <table:table-cell office:value-type="float" office:value="0.002277822" calcext:value-type="float">
            <text:p>0,002277822</text:p>
          </table:table-cell>
          <table:table-cell office:value-type="float" office:value="0.002728521" calcext:value-type="float">
            <text:p>0,002728521</text:p>
          </table:table-cell>
          <table:table-cell office:value-type="float" office:value="0.00182811" calcext:value-type="float">
            <text:p>0,00182811</text:p>
          </table:table-cell>
          <table:table-cell office:value-type="float" office:value="0.002452277" calcext:value-type="float">
            <text:p>0,002452277</text:p>
          </table:table-cell>
          <table:table-cell/>
          <table:table-cell table:formula="of:=AVERAGE([.B17:.K17])" office:value-type="float" office:value="0.0026534196" calcext:value-type="float">
            <text:p>0,0026534196</text:p>
          </table:table-cell>
          <table:table-cell table:formula="of:=TRIMMEAN([.B17:.K17];0.2)" office:value-type="float" office:value="0.002603132375" calcext:value-type="float">
            <text:p>0,0026031324</text:p>
          </table:table-cell>
          <table:table-cell/>
          <table:table-cell table:formula="of:=[.M17]-[2CM.M17]" office:value-type="float" office:value="-0.000477318599999999" calcext:value-type="float">
            <text:p>-0,0004773186</text:p>
          </table:table-cell>
          <table:table-cell table:formula="of:=[.N17]-[2CM.N17]" office:value-type="float" office:value="0.000331057999999999" calcext:value-type="float">
            <text:p>0,000331058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379779" calcext:value-type="float">
            <text:p>0,002379779</text:p>
          </table:table-cell>
          <table:table-cell office:value-type="float" office:value="0.002533791" calcext:value-type="float">
            <text:p>0,002533791</text:p>
          </table:table-cell>
          <table:table-cell office:value-type="float" office:value="0.002584341" calcext:value-type="float">
            <text:p>0,002584341</text:p>
          </table:table-cell>
          <table:table-cell office:value-type="float" office:value="0.002779884" calcext:value-type="float">
            <text:p>0,002779884</text:p>
          </table:table-cell>
          <table:table-cell office:value-type="float" office:value="0.003020831" calcext:value-type="float">
            <text:p>0,003020831</text:p>
          </table:table-cell>
          <table:table-cell office:value-type="float" office:value="0.002813186" calcext:value-type="float">
            <text:p>0,002813186</text:p>
          </table:table-cell>
          <table:table-cell office:value-type="float" office:value="0.002228635" calcext:value-type="float">
            <text:p>0,002228635</text:p>
          </table:table-cell>
          <table:table-cell office:value-type="float" office:value="0.001455603" calcext:value-type="float">
            <text:p>0,001455603</text:p>
          </table:table-cell>
          <table:table-cell office:value-type="float" office:value="0.002217722" calcext:value-type="float">
            <text:p>0,002217722</text:p>
          </table:table-cell>
          <table:table-cell office:value-type="float" office:value="0.002727069" calcext:value-type="float">
            <text:p>0,002727069</text:p>
          </table:table-cell>
          <table:table-cell/>
          <table:table-cell table:formula="of:=AVERAGE([.B18:.K18])" office:value-type="float" office:value="0.0024740841" calcext:value-type="float">
            <text:p>0,0024740841</text:p>
          </table:table-cell>
          <table:table-cell table:formula="of:=TRIMMEAN([.B18:.K18];0.2)" office:value-type="float" office:value="0.002533050875" calcext:value-type="float">
            <text:p>0,0025330509</text:p>
          </table:table-cell>
          <table:table-cell/>
          <table:table-cell table:formula="of:=[.M18]-[2CM.M18]" office:value-type="float" office:value="0.0000747405" calcext:value-type="float">
            <text:p>7,47405E-005</text:p>
          </table:table-cell>
          <table:table-cell table:formula="of:=[.N18]-[2CM.N18]" office:value-type="float" office:value="0.00044971375" calcext:value-type="float">
            <text:p>0,0004497138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1" office:value-type="float" office:value="0.000733832" calcext:value-type="float">
            <text:p>7,34E-004</text:p>
          </table:table-cell>
          <table:table-cell table:style-name="ce1" office:value-type="float" office:value="0.000833642" calcext:value-type="float">
            <text:p>8,34E-004</text:p>
          </table:table-cell>
          <table:table-cell office:value-type="float" office:value="0.001004126" calcext:value-type="float">
            <text:p>0,001004126</text:p>
          </table:table-cell>
          <table:table-cell table:style-name="ce1" office:value-type="float" office:value="0.000725322" calcext:value-type="float">
            <text:p>7,25E-004</text:p>
          </table:table-cell>
          <table:table-cell table:style-name="ce1" office:value-type="float" office:value="0.000920071" calcext:value-type="float">
            <text:p>9,20E-004</text:p>
          </table:table-cell>
          <table:table-cell office:value-type="float" office:value="0.00139103" calcext:value-type="float">
            <text:p>0,00139103</text:p>
          </table:table-cell>
          <table:table-cell table:style-name="ce1" office:value-type="float" office:value="0.000661328" calcext:value-type="float">
            <text:p>6,61E-004</text:p>
          </table:table-cell>
          <table:table-cell table:style-name="ce1" office:value-type="float" office:value="0.000464137" calcext:value-type="float">
            <text:p>4,64E-004</text:p>
          </table:table-cell>
          <table:table-cell table:style-name="ce1" office:value-type="float" office:value="0.000629151" calcext:value-type="float">
            <text:p>6,29E-004</text:p>
          </table:table-cell>
          <table:table-cell table:style-name="ce1" office:value-type="float" office:value="0.000941445" calcext:value-type="float">
            <text:p>9,41E-004</text:p>
          </table:table-cell>
          <table:table-cell/>
          <table:table-cell table:style-name="ce1" table:formula="of:=AVERAGE([.B19:.K19])" office:value-type="float" office:value="0.0008304084" calcext:value-type="float">
            <text:p>8,30E-004</text:p>
          </table:table-cell>
          <table:table-cell table:formula="of:=TRIMMEAN([.B19:.K19];0.2)" office:value-type="float" office:value="0.000806114625" calcext:value-type="float">
            <text:p>0,0008061146</text:p>
          </table:table-cell>
          <table:table-cell/>
          <table:table-cell table:formula="of:=[.M19]-[2CM.M19]" office:value-type="float" office:value="-0.0007687449" calcext:value-type="float">
            <text:p>-0,0007687449</text:p>
          </table:table-cell>
          <table:table-cell table:formula="of:=[.N19]-[2CM.N19]" office:value-type="float" office:value="-0.000784911375" calcext:value-type="float">
            <text:p>-0,0007849114</text:p>
          </table:table-cell>
        </table:table-row>
        <table:table-row table:style-name="ro1">
          <table:table-cell office:value-type="string" calcext:value-type="string">
            <text:p>SELECT count(*) FROM dados WHERE uf = 'AC' AND periodo = '2016-02-01' AND valor &lt; 150</text:p>
          </table:table-cell>
          <table:table-cell office:value-type="float" office:value="0.087446739" calcext:value-type="float">
            <text:p>0,087446739</text:p>
          </table:table-cell>
          <table:table-cell office:value-type="float" office:value="0.087132936" calcext:value-type="float">
            <text:p>0,087132936</text:p>
          </table:table-cell>
          <table:table-cell office:value-type="float" office:value="0.102469143" calcext:value-type="float">
            <text:p>0,102469143</text:p>
          </table:table-cell>
          <table:table-cell office:value-type="float" office:value="0.09434332" calcext:value-type="float">
            <text:p>0,09434332</text:p>
          </table:table-cell>
          <table:table-cell office:value-type="float" office:value="0.102991844" calcext:value-type="float">
            <text:p>0,102991844</text:p>
          </table:table-cell>
          <table:table-cell office:value-type="float" office:value="0.129759117" calcext:value-type="float">
            <text:p>0,129759117</text:p>
          </table:table-cell>
          <table:table-cell office:value-type="float" office:value="0.08867357" calcext:value-type="float">
            <text:p>0,08867357</text:p>
          </table:table-cell>
          <table:table-cell office:value-type="float" office:value="0.092504196" calcext:value-type="float">
            <text:p>0,092504196</text:p>
          </table:table-cell>
          <table:table-cell office:value-type="float" office:value="0.085803694" calcext:value-type="float">
            <text:p>0,085803694</text:p>
          </table:table-cell>
          <table:table-cell office:value-type="float" office:value="0.096966782" calcext:value-type="float">
            <text:p>0,096966782</text:p>
          </table:table-cell>
          <table:table-cell/>
          <table:table-cell table:formula="of:=AVERAGE([.B20:.K20])" office:value-type="float" office:value="0.0968091341" calcext:value-type="float">
            <text:p>0,0968091341</text:p>
          </table:table-cell>
          <table:table-cell table:formula="of:=TRIMMEAN([.B20:.K20];0.2)" office:value-type="float" office:value="0.09406606625" calcext:value-type="float">
            <text:p>0,0940660663</text:p>
          </table:table-cell>
          <table:table-cell/>
          <table:table-cell table:formula="of:=[.M20]-[2CM.M20]" office:value-type="float" office:value="-0.0928057443" calcext:value-type="float">
            <text:p>-0,0928057443</text:p>
          </table:table-cell>
          <table:table-cell table:formula="of:=[.N20]-[2CM.N20]" office:value-type="float" office:value="-0.0949199265" calcext:value-type="float">
            <text:p>-0,094919926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Agregações</text:p>
          </table:table-cell>
          <table:table-cell table:formula="of:=SUM([.M2:.M7])" office:value-type="float" office:value="507.046570344" calcext:value-type="float">
            <text:p>507,046570344</text:p>
          </table:table-cell>
          <table:table-cell table:formula="of:=SUM([.N2:.N7])" office:value-type="float" office:value="506.98241607175" calcext:value-type="float">
            <text:p>506,982416071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Busca</text:p>
          </table:table-cell>
          <table:table-cell table:style-name="ce1" table:formula="of:=SUM([.M10:.M19])" office:value-type="float" office:value="0.0438405458" calcext:value-type="float">
            <text:p>4,38E-002</text:p>
          </table:table-cell>
          <table:table-cell table:formula="of:=SUM([.N10:.N19])" office:value-type="float" office:value="0.0278205915" calcext:value-type="float">
            <text:p>0,0278205915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Mé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4.394364822" calcext:value-type="float">
            <text:p>14,394364822</text:p>
          </table:table-cell>
          <table:table-cell office:value-type="float" office:value="15.111466938" calcext:value-type="float">
            <text:p>15,111466938</text:p>
          </table:table-cell>
          <table:table-cell office:value-type="float" office:value="15.984668827" calcext:value-type="float">
            <text:p>15,984668827</text:p>
          </table:table-cell>
          <table:table-cell office:value-type="float" office:value="16.386171838" calcext:value-type="float">
            <text:p>16,386171838</text:p>
          </table:table-cell>
          <table:table-cell office:value-type="float" office:value="14.733847952" calcext:value-type="float">
            <text:p>14,733847952</text:p>
          </table:table-cell>
          <table:table-cell office:value-type="float" office:value="15.235990333" calcext:value-type="float">
            <text:p>15,235990333</text:p>
          </table:table-cell>
          <table:table-cell office:value-type="float" office:value="14.629761086" calcext:value-type="float">
            <text:p>14,629761086</text:p>
          </table:table-cell>
          <table:table-cell office:value-type="float" office:value="15.200610223" calcext:value-type="float">
            <text:p>15,200610223</text:p>
          </table:table-cell>
          <table:table-cell office:value-type="float" office:value="14.168206241" calcext:value-type="float">
            <text:p>14,168206241</text:p>
          </table:table-cell>
          <table:table-cell office:value-type="float" office:value="14.714387586" calcext:value-type="float">
            <text:p>14,714387586</text:p>
          </table:table-cell>
          <table:table-cell/>
          <table:table-cell table:formula="of:=AVERAGE([.B27:.K27])" office:value-type="float" office:value="15.0559475846" calcext:value-type="float">
            <text:p>15,0559475846</text:p>
          </table:table-cell>
          <table:table-cell table:formula="of:=TRIMMEAN([.B27:.K27];0.2)" office:value-type="float" office:value="15.000637220875" calcext:value-type="float">
            <text:p>15,0006372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4.44045433" calcext:value-type="float">
            <text:p>14,44045433</text:p>
          </table:table-cell>
          <table:table-cell office:value-type="float" office:value="14.010369241" calcext:value-type="float">
            <text:p>14,010369241</text:p>
          </table:table-cell>
          <table:table-cell office:value-type="float" office:value="14.581998422" calcext:value-type="float">
            <text:p>14,581998422</text:p>
          </table:table-cell>
          <table:table-cell office:value-type="float" office:value="13.970128762" calcext:value-type="float">
            <text:p>13,970128762</text:p>
          </table:table-cell>
          <table:table-cell office:value-type="float" office:value="13.935149199" calcext:value-type="float">
            <text:p>13,935149199</text:p>
          </table:table-cell>
          <table:table-cell office:value-type="float" office:value="13.908485433" calcext:value-type="float">
            <text:p>13,908485433</text:p>
          </table:table-cell>
          <table:table-cell office:value-type="float" office:value="13.587500064" calcext:value-type="float">
            <text:p>13,587500064</text:p>
          </table:table-cell>
          <table:table-cell office:value-type="float" office:value="14.712353582" calcext:value-type="float">
            <text:p>14,712353582</text:p>
          </table:table-cell>
          <table:table-cell office:value-type="float" office:value="13.960330892" calcext:value-type="float">
            <text:p>13,960330892</text:p>
          </table:table-cell>
          <table:table-cell office:value-type="float" office:value="14.440592822" calcext:value-type="float">
            <text:p>14,440592822</text:p>
          </table:table-cell>
          <table:table-cell/>
          <table:table-cell table:formula="of:=AVERAGE([.B28:.K28])" office:value-type="float" office:value="14.1547362747" calcext:value-type="float">
            <text:p>14,1547362747</text:p>
          </table:table-cell>
          <table:table-cell table:formula="of:=TRIMMEAN([.B28:.K28];0.2)" office:value-type="float" office:value="14.155938637625" calcext:value-type="float">
            <text:p>14,1559386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236.394389773" calcext:value-type="float">
            <text:p>236,394389773</text:p>
          </table:table-cell>
          <table:table-cell office:value-type="float" office:value="238.937635782" calcext:value-type="float">
            <text:p>238,937635782</text:p>
          </table:table-cell>
          <table:table-cell office:value-type="float" office:value="244.32166059" calcext:value-type="float">
            <text:p>244,32166059</text:p>
          </table:table-cell>
          <table:table-cell office:value-type="float" office:value="241.233740272" calcext:value-type="float">
            <text:p>241,233740272</text:p>
          </table:table-cell>
          <table:table-cell office:value-type="float" office:value="245.812910531" calcext:value-type="float">
            <text:p>245,812910531</text:p>
          </table:table-cell>
          <table:table-cell office:value-type="float" office:value="242.13753642" calcext:value-type="float">
            <text:p>242,13753642</text:p>
          </table:table-cell>
          <table:table-cell office:value-type="float" office:value="240.927339348" calcext:value-type="float">
            <text:p>240,927339348</text:p>
          </table:table-cell>
          <table:table-cell office:value-type="float" office:value="245.740442699" calcext:value-type="float">
            <text:p>245,740442699</text:p>
          </table:table-cell>
          <table:table-cell office:value-type="float" office:value="246.869077343" calcext:value-type="float">
            <text:p>246,869077343</text:p>
          </table:table-cell>
          <table:table-cell office:value-type="float" office:value="245.45061016" calcext:value-type="float">
            <text:p>245,45061016</text:p>
          </table:table-cell>
          <table:table-cell/>
          <table:table-cell table:formula="of:=AVERAGE([.B29:.K29])" office:value-type="float" office:value="242.7825342918" calcext:value-type="float">
            <text:p>242,7825342918</text:p>
          </table:table-cell>
          <table:table-cell table:formula="of:=TRIMMEAN([.B29:.K29];0.2)" office:value-type="float" office:value="243.07023447525" calcext:value-type="float">
            <text:p>243,0702344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101.470323412" calcext:value-type="float">
            <text:p>101,470323412</text:p>
          </table:table-cell>
          <table:table-cell office:value-type="float" office:value="103.601948669" calcext:value-type="float">
            <text:p>103,601948669</text:p>
          </table:table-cell>
          <table:table-cell office:value-type="float" office:value="101.434285316" calcext:value-type="float">
            <text:p>101,434285316</text:p>
          </table:table-cell>
          <table:table-cell office:value-type="float" office:value="104.675938814" calcext:value-type="float">
            <text:p>104,675938814</text:p>
          </table:table-cell>
          <table:table-cell office:value-type="float" office:value="102.637018185" calcext:value-type="float">
            <text:p>102,637018185</text:p>
          </table:table-cell>
          <table:table-cell office:value-type="float" office:value="102.625115424" calcext:value-type="float">
            <text:p>102,625115424</text:p>
          </table:table-cell>
          <table:table-cell office:value-type="float" office:value="102.161502244" calcext:value-type="float">
            <text:p>102,161502244</text:p>
          </table:table-cell>
          <table:table-cell office:value-type="float" office:value="105.465678471" calcext:value-type="float">
            <text:p>105,465678471</text:p>
          </table:table-cell>
          <table:table-cell office:value-type="float" office:value="103.448429657" calcext:value-type="float">
            <text:p>103,448429657</text:p>
          </table:table-cell>
          <table:table-cell office:value-type="float" office:value="102.235581067" calcext:value-type="float">
            <text:p>102,235581067</text:p>
          </table:table-cell>
          <table:table-cell/>
          <table:table-cell table:formula="of:=AVERAGE([.B30:.K30])" office:value-type="float" office:value="102.9755821259" calcext:value-type="float">
            <text:p>102,9755821259</text:p>
          </table:table-cell>
          <table:table-cell table:formula="of:=TRIMMEAN([.B30:.K30];0.2)" office:value-type="float" office:value="102.856982184" calcext:value-type="float">
            <text:p>102,856982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8.072365843" calcext:value-type="float">
            <text:p>28,072365843</text:p>
          </table:table-cell>
          <table:table-cell office:value-type="float" office:value="29.820727548" calcext:value-type="float">
            <text:p>29,820727548</text:p>
          </table:table-cell>
          <table:table-cell office:value-type="float" office:value="28.259086944" calcext:value-type="float">
            <text:p>28,259086944</text:p>
          </table:table-cell>
          <table:table-cell office:value-type="float" office:value="28.724414051" calcext:value-type="float">
            <text:p>28,724414051</text:p>
          </table:table-cell>
          <table:table-cell office:value-type="float" office:value="29.120263235" calcext:value-type="float">
            <text:p>29,120263235</text:p>
          </table:table-cell>
          <table:table-cell office:value-type="float" office:value="29.784664864" calcext:value-type="float">
            <text:p>29,784664864</text:p>
          </table:table-cell>
          <table:table-cell office:value-type="float" office:value="28.026792494" calcext:value-type="float">
            <text:p>28,026792494</text:p>
          </table:table-cell>
          <table:table-cell office:value-type="float" office:value="27.943937591" calcext:value-type="float">
            <text:p>27,943937591</text:p>
          </table:table-cell>
          <table:table-cell office:value-type="float" office:value="29.526312466" calcext:value-type="float">
            <text:p>29,526312466</text:p>
          </table:table-cell>
          <table:table-cell office:value-type="float" office:value="29.060848195" calcext:value-type="float">
            <text:p>29,060848195</text:p>
          </table:table-cell>
          <table:table-cell/>
          <table:table-cell table:formula="of:=AVERAGE([.B31:.K31])" office:value-type="float" office:value="28.8339413231" calcext:value-type="float">
            <text:p>28,8339413231</text:p>
          </table:table-cell>
          <table:table-cell table:formula="of:=TRIMMEAN([.B31:.K31];0.2)" office:value-type="float" office:value="28.8218435115" calcext:value-type="float">
            <text:p>28,8218435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sum(valor) as valor FROM bolsa_familia.dados WHERE uf IN ('RJ', 'AM')</text:p>
          </table:table-cell>
          <table:table-cell office:value-type="float" office:value="191.359686748" calcext:value-type="float">
            <text:p>191,359686748</text:p>
          </table:table-cell>
          <table:table-cell office:value-type="float" office:value="193.718863301" calcext:value-type="float">
            <text:p>193,718863301</text:p>
          </table:table-cell>
          <table:table-cell office:value-type="float" office:value="192.334151154" calcext:value-type="float">
            <text:p>192,334151154</text:p>
          </table:table-cell>
          <table:table-cell office:value-type="float" office:value="193.475517201" calcext:value-type="float">
            <text:p>193,475517201</text:p>
          </table:table-cell>
          <table:table-cell office:value-type="float" office:value="195.277003768" calcext:value-type="float">
            <text:p>195,277003768</text:p>
          </table:table-cell>
          <table:table-cell office:value-type="float" office:value="193.712411975" calcext:value-type="float">
            <text:p>193,712411975</text:p>
          </table:table-cell>
          <table:table-cell office:value-type="float" office:value="191.37895581" calcext:value-type="float">
            <text:p>191,37895581</text:p>
          </table:table-cell>
          <table:table-cell office:value-type="float" office:value="190.065821746" calcext:value-type="float">
            <text:p>190,065821746</text:p>
          </table:table-cell>
          <table:table-cell office:value-type="float" office:value="193.135608805" calcext:value-type="float">
            <text:p>193,135608805</text:p>
          </table:table-cell>
          <table:table-cell office:value-type="float" office:value="190.491762812" calcext:value-type="float">
            <text:p>190,491762812</text:p>
          </table:table-cell>
          <table:table-cell/>
          <table:table-cell table:formula="of:=AVERAGE([.B32:.K32])" office:value-type="float" office:value="192.494978332" calcext:value-type="float">
            <text:p>192,494978332</text:p>
          </table:table-cell>
          <table:table-cell table:formula="of:=TRIMMEAN([.B32:.K32];0.2)" office:value-type="float" office:value="192.45086972575" calcext:value-type="float">
            <text:p>192,4508697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sum(valor) as valor FROM bolsa_familia.dados WHERE uf='SP' AND periodo='2016-05-01'</text:p>
          </table:table-cell>
          <table:table-cell office:value-type="float" office:value="12.919576917" calcext:value-type="float">
            <text:p>12,919576917</text:p>
          </table:table-cell>
          <table:table-cell office:value-type="float" office:value="12.285529515" calcext:value-type="float">
            <text:p>12,285529515</text:p>
          </table:table-cell>
          <table:table-cell office:value-type="float" office:value="12.288441914" calcext:value-type="float">
            <text:p>12,288441914</text:p>
          </table:table-cell>
          <table:table-cell office:value-type="float" office:value="12.528363537" calcext:value-type="float">
            <text:p>12,528363537</text:p>
          </table:table-cell>
          <table:table-cell office:value-type="float" office:value="11.750514495" calcext:value-type="float">
            <text:p>11,750514495</text:p>
          </table:table-cell>
          <table:table-cell office:value-type="float" office:value="12.316108671" calcext:value-type="float">
            <text:p>12,316108671</text:p>
          </table:table-cell>
          <table:table-cell office:value-type="float" office:value="12.874257145" calcext:value-type="float">
            <text:p>12,874257145</text:p>
          </table:table-cell>
          <table:table-cell office:value-type="float" office:value="12.445592059" calcext:value-type="float">
            <text:p>12,445592059</text:p>
          </table:table-cell>
          <table:table-cell office:value-type="float" office:value="12.276606789" calcext:value-type="float">
            <text:p>12,276606789</text:p>
          </table:table-cell>
          <table:table-cell office:value-type="float" office:value="13.138189761" calcext:value-type="float">
            <text:p>13,138189761</text:p>
          </table:table-cell>
          <table:table-cell/>
          <table:table-cell table:formula="of:=AVERAGE([.B33:.K33])" office:value-type="float" office:value="12.4823180803" calcext:value-type="float">
            <text:p>12,4823180803</text:p>
          </table:table-cell>
          <table:table-cell table:formula="of:=TRIMMEAN([.B33:.K33];0.2)" office:value-type="float" office:value="12.491809568375" calcext:value-type="float">
            <text:p>12,4918095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avg(valor) FROM bolsa_familia.dados WHERE periodo = '2016-01-01' ALLOW FILTERING</text:p>
          </table:table-cell>
          <table:table-cell office:value-type="float" office:value="177.888442861" calcext:value-type="float">
            <text:p>177,888442861</text:p>
          </table:table-cell>
          <table:table-cell office:value-type="float" office:value="181.094581813" calcext:value-type="float">
            <text:p>181,094581813</text:p>
          </table:table-cell>
          <table:table-cell office:value-type="float" office:value="185.479644864" calcext:value-type="float">
            <text:p>185,479644864</text:p>
          </table:table-cell>
          <table:table-cell office:value-type="float" office:value="186.421460655" calcext:value-type="float">
            <text:p>186,421460655</text:p>
          </table:table-cell>
          <table:table-cell office:value-type="float" office:value="182.333770688" calcext:value-type="float">
            <text:p>182,333770688</text:p>
          </table:table-cell>
          <table:table-cell office:value-type="float" office:value="182.961475621" calcext:value-type="float">
            <text:p>182,961475621</text:p>
          </table:table-cell>
          <table:table-cell office:value-type="float" office:value="184.077952077" calcext:value-type="float">
            <text:p>184,077952077</text:p>
          </table:table-cell>
          <table:table-cell office:value-type="float" office:value="179.171681593" calcext:value-type="float">
            <text:p>179,171681593</text:p>
          </table:table-cell>
          <table:table-cell office:value-type="float" office:value="188.288055804" calcext:value-type="float">
            <text:p>188,288055804</text:p>
          </table:table-cell>
          <table:table-cell office:value-type="float" office:value="180.94743817" calcext:value-type="float">
            <text:p>180,94743817</text:p>
          </table:table-cell>
          <table:table-cell/>
          <table:table-cell table:formula="of:=AVERAGE([.B34:.K34])" office:value-type="float" office:value="182.8664504146" calcext:value-type="float">
            <text:p>182,8664504146</text:p>
          </table:table-cell>
          <table:table-cell table:formula="of:=TRIMMEAN([.B34:.K34];0.2)" office:value-type="float" office:value="182.811000685125" calcext:value-type="float">
            <text:p>182,8110006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19475587" calcext:value-type="float">
            <text:p>0,019475587</text:p>
          </table:table-cell>
          <table:table-cell office:value-type="float" office:value="0.003371002" calcext:value-type="float">
            <text:p>0,003371002</text:p>
          </table:table-cell>
          <table:table-cell office:value-type="float" office:value="0.003267401" calcext:value-type="float">
            <text:p>0,003267401</text:p>
          </table:table-cell>
          <table:table-cell office:value-type="float" office:value="0.003067659" calcext:value-type="float">
            <text:p>0,003067659</text:p>
          </table:table-cell>
          <table:table-cell office:value-type="float" office:value="0.003109767" calcext:value-type="float">
            <text:p>0,003109767</text:p>
          </table:table-cell>
          <table:table-cell office:value-type="float" office:value="0.002913949" calcext:value-type="float">
            <text:p>0,002913949</text:p>
          </table:table-cell>
          <table:table-cell office:value-type="float" office:value="0.002695283" calcext:value-type="float">
            <text:p>0,002695283</text:p>
          </table:table-cell>
          <table:table-cell office:value-type="float" office:value="0.002144033" calcext:value-type="float">
            <text:p>0,002144033</text:p>
          </table:table-cell>
          <table:table-cell office:value-type="float" office:value="0.002857431" calcext:value-type="float">
            <text:p>0,002857431</text:p>
          </table:table-cell>
          <table:table-cell office:value-type="float" office:value="0.002918373" calcext:value-type="float">
            <text:p>0,002918373</text:p>
          </table:table-cell>
          <table:table-cell/>
          <table:table-cell table:formula="of:=AVERAGE([.B35:.K35])" office:value-type="float" office:value="0.0045820485" calcext:value-type="float">
            <text:p>0,0045820485</text:p>
          </table:table-cell>
          <table:table-cell table:formula="of:=TRIMMEAN([.B35:.K35];0.2)" office:value-type="float" office:value="0.003025108125" calcext:value-type="float">
            <text:p>0,0030251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88049911" calcext:value-type="float">
            <text:p>0,088049911</text:p>
          </table:table-cell>
          <table:table-cell office:value-type="float" office:value="0.004607355" calcext:value-type="float">
            <text:p>0,004607355</text:p>
          </table:table-cell>
          <table:table-cell office:value-type="float" office:value="0.004430287" calcext:value-type="float">
            <text:p>0,004430287</text:p>
          </table:table-cell>
          <table:table-cell office:value-type="float" office:value="0.004203282" calcext:value-type="float">
            <text:p>0,004203282</text:p>
          </table:table-cell>
          <table:table-cell office:value-type="float" office:value="0.002215311" calcext:value-type="float">
            <text:p>0,002215311</text:p>
          </table:table-cell>
          <table:table-cell office:value-type="float" office:value="0.002816245" calcext:value-type="float">
            <text:p>0,002816245</text:p>
          </table:table-cell>
          <table:table-cell office:value-type="float" office:value="0.002470763" calcext:value-type="float">
            <text:p>0,002470763</text:p>
          </table:table-cell>
          <table:table-cell office:value-type="float" office:value="0.003396376" calcext:value-type="float">
            <text:p>0,003396376</text:p>
          </table:table-cell>
          <table:table-cell office:value-type="float" office:value="0.003959118" calcext:value-type="float">
            <text:p>0,003959118</text:p>
          </table:table-cell>
          <table:table-cell office:value-type="float" office:value="0.00420591" calcext:value-type="float">
            <text:p>0,00420591</text:p>
          </table:table-cell>
          <table:table-cell/>
          <table:table-cell table:formula="of:=AVERAGE([.B36:.K36])" office:value-type="float" office:value="0.0120354558" calcext:value-type="float">
            <text:p>0,0120354558</text:p>
          </table:table-cell>
          <table:table-cell table:formula="of:=TRIMMEAN([.B36:.K36];0.2)" office:value-type="float" office:value="0.003761167" calcext:value-type="float">
            <text:p>0,003761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46494233" calcext:value-type="float">
            <text:p>0,046494233</text:p>
          </table:table-cell>
          <table:table-cell office:value-type="float" office:value="0.004974728" calcext:value-type="float">
            <text:p>0,004974728</text:p>
          </table:table-cell>
          <table:table-cell office:value-type="float" office:value="0.003214802" calcext:value-type="float">
            <text:p>0,003214802</text:p>
          </table:table-cell>
          <table:table-cell office:value-type="float" office:value="0.002701343" calcext:value-type="float">
            <text:p>0,002701343</text:p>
          </table:table-cell>
          <table:table-cell office:value-type="float" office:value="0.001984212" calcext:value-type="float">
            <text:p>0,001984212</text:p>
          </table:table-cell>
          <table:table-cell office:value-type="float" office:value="0.002301146" calcext:value-type="float">
            <text:p>0,002301146</text:p>
          </table:table-cell>
          <table:table-cell office:value-type="float" office:value="0.002001078" calcext:value-type="float">
            <text:p>0,002001078</text:p>
          </table:table-cell>
          <table:table-cell office:value-type="float" office:value="0.002468175" calcext:value-type="float">
            <text:p>0,002468175</text:p>
          </table:table-cell>
          <table:table-cell office:value-type="float" office:value="0.00291917" calcext:value-type="float">
            <text:p>0,00291917</text:p>
          </table:table-cell>
          <table:table-cell office:value-type="float" office:value="0.002916583" calcext:value-type="float">
            <text:p>0,002916583</text:p>
          </table:table-cell>
          <table:table-cell/>
          <table:table-cell table:formula="of:=AVERAGE([.B37:.K37])" office:value-type="float" office:value="0.007197547" calcext:value-type="float">
            <text:p>0,007197547</text:p>
          </table:table-cell>
          <table:table-cell table:formula="of:=TRIMMEAN([.B37:.K37];0.2)" office:value-type="float" office:value="0.002937128125" calcext:value-type="float">
            <text:p>0,0029371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2862263" calcext:value-type="float">
            <text:p>0,002862263</text:p>
          </table:table-cell>
          <table:table-cell office:value-type="float" office:value="0.009528968" calcext:value-type="float">
            <text:p>0,009528968</text:p>
          </table:table-cell>
          <table:table-cell office:value-type="float" office:value="0.003820362" calcext:value-type="float">
            <text:p>0,003820362</text:p>
          </table:table-cell>
          <table:table-cell office:value-type="float" office:value="0.003376169" calcext:value-type="float">
            <text:p>0,003376169</text:p>
          </table:table-cell>
          <table:table-cell office:value-type="float" office:value="0.002071564" calcext:value-type="float">
            <text:p>0,002071564</text:p>
          </table:table-cell>
          <table:table-cell office:value-type="float" office:value="0.002346733" calcext:value-type="float">
            <text:p>0,002346733</text:p>
          </table:table-cell>
          <table:table-cell office:value-type="float" office:value="0.002358139" calcext:value-type="float">
            <text:p>0,002358139</text:p>
          </table:table-cell>
          <table:table-cell table:style-name="ce1" office:value-type="float" office:value="0.002752343" calcext:value-type="float">
            <text:p>2,75E-003</text:p>
          </table:table-cell>
          <table:table-cell table:style-name="ce1" office:value-type="float" office:value="0.003358349" calcext:value-type="float">
            <text:p>3,36E-003</text:p>
          </table:table-cell>
          <table:table-cell office:value-type="float" office:value="0.003285224" calcext:value-type="float">
            <text:p>0,003285224</text:p>
          </table:table-cell>
          <table:table-cell/>
          <table:table-cell table:formula="of:=AVERAGE([.B38:.K38])" office:value-type="float" office:value="0.0035760114" calcext:value-type="float">
            <text:p>0,0035760114</text:p>
          </table:table-cell>
          <table:table-cell table:formula="of:=TRIMMEAN([.B38:.K38];0.2)" office:value-type="float" office:value="0.00301994775" calcext:value-type="float">
            <text:p>0,0030199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3690661" calcext:value-type="float">
            <text:p>0,003690661</text:p>
          </table:table-cell>
          <table:table-cell office:value-type="float" office:value="0.001890596" calcext:value-type="float">
            <text:p>0,001890596</text:p>
          </table:table-cell>
          <table:table-cell table:style-name="ce1" office:value-type="float" office:value="0.001399444" calcext:value-type="float">
            <text:p>1,40E-003</text:p>
          </table:table-cell>
          <table:table-cell office:value-type="float" office:value="0.001189632" calcext:value-type="float">
            <text:p>0,001189632</text:p>
          </table:table-cell>
          <table:table-cell office:value-type="float" office:value="0.001083487" calcext:value-type="float">
            <text:p>0,001083487</text:p>
          </table:table-cell>
          <table:table-cell table:style-name="ce1" office:value-type="float" office:value="0.000995576" calcext:value-type="float">
            <text:p>9,96E-004</text:p>
          </table:table-cell>
          <table:table-cell office:value-type="float" office:value="0.001180913" calcext:value-type="float">
            <text:p>0,001180913</text:p>
          </table:table-cell>
          <table:table-cell table:style-name="ce1" office:value-type="float" office:value="0.001014499" calcext:value-type="float">
            <text:p>1,01E-003</text:p>
          </table:table-cell>
          <table:table-cell table:style-name="ce1" office:value-type="float" office:value="0.000960958" calcext:value-type="float">
            <text:p>9,61E-004</text:p>
          </table:table-cell>
          <table:table-cell table:style-name="ce1" office:value-type="float" office:value="0.000952007" calcext:value-type="float">
            <text:p>9,52E-004</text:p>
          </table:table-cell>
          <table:table-cell/>
          <table:table-cell table:formula="of:=AVERAGE([.B39:.K39])" office:value-type="float" office:value="0.0014357773" calcext:value-type="float">
            <text:p>0,0014357773</text:p>
          </table:table-cell>
          <table:table-cell table:formula="of:=TRIMMEAN([.B39:.K39];0.2)" office:value-type="float" office:value="0.001214388125" calcext:value-type="float">
            <text:p>0,0012143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14935301" calcext:value-type="float">
            <text:p>0,014935301</text:p>
          </table:table-cell>
          <table:table-cell office:value-type="float" office:value="0.002914965" calcext:value-type="float">
            <text:p>0,002914965</text:p>
          </table:table-cell>
          <table:table-cell office:value-type="float" office:value="0.003199561" calcext:value-type="float">
            <text:p>0,003199561</text:p>
          </table:table-cell>
          <table:table-cell office:value-type="float" office:value="0.002996049" calcext:value-type="float">
            <text:p>0,002996049</text:p>
          </table:table-cell>
          <table:table-cell office:value-type="float" office:value="0.001905359" calcext:value-type="float">
            <text:p>0,001905359</text:p>
          </table:table-cell>
          <table:table-cell office:value-type="float" office:value="0.002194855" calcext:value-type="float">
            <text:p>0,002194855</text:p>
          </table:table-cell>
          <table:table-cell office:value-type="float" office:value="0.003604306" calcext:value-type="float">
            <text:p>0,003604306</text:p>
          </table:table-cell>
          <table:table-cell office:value-type="float" office:value="0.002777401" calcext:value-type="float">
            <text:p>0,002777401</text:p>
          </table:table-cell>
          <table:table-cell office:value-type="float" office:value="0.002994774" calcext:value-type="float">
            <text:p>0,002994774</text:p>
          </table:table-cell>
          <table:table-cell office:value-type="float" office:value="0.003030543" calcext:value-type="float">
            <text:p>0,003030543</text:p>
          </table:table-cell>
          <table:table-cell/>
          <table:table-cell table:formula="of:=AVERAGE([.B40:.K40])" office:value-type="float" office:value="0.0040553114" calcext:value-type="float">
            <text:p>0,0040553114</text:p>
          </table:table-cell>
          <table:table-cell table:formula="of:=TRIMMEAN([.B40:.K40];0.2)" office:value-type="float" office:value="0.00296405675" calcext:value-type="float">
            <text:p>0,0029640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21915914" calcext:value-type="float">
            <text:p>0,021915914</text:p>
          </table:table-cell>
          <table:table-cell office:value-type="float" office:value="0.002914089" calcext:value-type="float">
            <text:p>0,002914089</text:p>
          </table:table-cell>
          <table:table-cell office:value-type="float" office:value="0.003220093" calcext:value-type="float">
            <text:p>0,003220093</text:p>
          </table:table-cell>
          <table:table-cell office:value-type="float" office:value="0.00301129" calcext:value-type="float">
            <text:p>0,00301129</text:p>
          </table:table-cell>
          <table:table-cell office:value-type="float" office:value="0.001924559" calcext:value-type="float">
            <text:p>0,001924559</text:p>
          </table:table-cell>
          <table:table-cell office:value-type="float" office:value="0.002288085" calcext:value-type="float">
            <text:p>0,002288085</text:p>
          </table:table-cell>
          <table:table-cell office:value-type="float" office:value="0.002073606" calcext:value-type="float">
            <text:p>0,002073606</text:p>
          </table:table-cell>
          <table:table-cell office:value-type="float" office:value="0.00278626" calcext:value-type="float">
            <text:p>0,00278626</text:p>
          </table:table-cell>
          <table:table-cell office:value-type="float" office:value="0.0030559" calcext:value-type="float">
            <text:p>0,0030559</text:p>
          </table:table-cell>
          <table:table-cell office:value-type="float" office:value="0.003161977" calcext:value-type="float">
            <text:p>0,003161977</text:p>
          </table:table-cell>
          <table:table-cell/>
          <table:table-cell table:formula="of:=AVERAGE([.B41:.K41])" office:value-type="float" office:value="0.0046351773" calcext:value-type="float">
            <text:p>0,0046351773</text:p>
          </table:table-cell>
          <table:table-cell table:formula="of:=TRIMMEAN([.B41:.K41];0.2)" office:value-type="float" office:value="0.0028139125" calcext:value-type="float">
            <text:p>0,002813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14246497" calcext:value-type="float">
            <text:p>0,014246497</text:p>
          </table:table-cell>
          <table:table-cell office:value-type="float" office:value="0.004431563" calcext:value-type="float">
            <text:p>0,004431563</text:p>
          </table:table-cell>
          <table:table-cell office:value-type="float" office:value="0.003059742" calcext:value-type="float">
            <text:p>0,003059742</text:p>
          </table:table-cell>
          <table:table-cell office:value-type="float" office:value="0.003273489" calcext:value-type="float">
            <text:p>0,003273489</text:p>
          </table:table-cell>
          <table:table-cell office:value-type="float" office:value="0.003265636" calcext:value-type="float">
            <text:p>0,003265636</text:p>
          </table:table-cell>
          <table:table-cell office:value-type="float" office:value="0.002258039" calcext:value-type="float">
            <text:p>0,002258039</text:p>
          </table:table-cell>
          <table:table-cell office:value-type="float" office:value="0.003370562" calcext:value-type="float">
            <text:p>0,003370562</text:p>
          </table:table-cell>
          <table:table-cell office:value-type="float" office:value="0.003388686" calcext:value-type="float">
            <text:p>0,003388686</text:p>
          </table:table-cell>
          <table:table-cell office:value-type="float" office:value="0.003288173" calcext:value-type="float">
            <text:p>0,003288173</text:p>
          </table:table-cell>
          <table:table-cell office:value-type="float" office:value="0.003299837" calcext:value-type="float">
            <text:p>0,003299837</text:p>
          </table:table-cell>
          <table:table-cell/>
          <table:table-cell table:formula="of:=AVERAGE([.B42:.K42])" office:value-type="float" office:value="0.0043882224" calcext:value-type="float">
            <text:p>0,0043882224</text:p>
          </table:table-cell>
          <table:table-cell table:formula="of:=TRIMMEAN([.B42:.K42];0.2)" office:value-type="float" office:value="0.003422211" calcext:value-type="float">
            <text:p>0,003422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3044382" calcext:value-type="float">
            <text:p>0,003044382</text:p>
          </table:table-cell>
          <table:table-cell office:value-type="float" office:value="0.003500336" calcext:value-type="float">
            <text:p>0,003500336</text:p>
          </table:table-cell>
          <table:table-cell office:value-type="float" office:value="0.002519863" calcext:value-type="float">
            <text:p>0,002519863</text:p>
          </table:table-cell>
          <table:table-cell office:value-type="float" office:value="0.002648732" calcext:value-type="float">
            <text:p>0,002648732</text:p>
          </table:table-cell>
          <table:table-cell office:value-type="float" office:value="0.003028843" calcext:value-type="float">
            <text:p>0,003028843</text:p>
          </table:table-cell>
          <table:table-cell office:value-type="float" office:value="0.001978389" calcext:value-type="float">
            <text:p>0,001978389</text:p>
          </table:table-cell>
          <table:table-cell office:value-type="float" office:value="0.002689623" calcext:value-type="float">
            <text:p>0,002689623</text:p>
          </table:table-cell>
          <table:table-cell office:value-type="float" office:value="0.002821589" calcext:value-type="float">
            <text:p>0,002821589</text:p>
          </table:table-cell>
          <table:table-cell office:value-type="float" office:value="0.002688223" calcext:value-type="float">
            <text:p>0,002688223</text:p>
          </table:table-cell>
          <table:table-cell office:value-type="float" office:value="0.002671232" calcext:value-type="float">
            <text:p>0,002671232</text:p>
          </table:table-cell>
          <table:table-cell/>
          <table:table-cell table:formula="of:=AVERAGE([.B43:.K43])" office:value-type="float" office:value="0.0027591212" calcext:value-type="float">
            <text:p>0,0027591212</text:p>
          </table:table-cell>
          <table:table-cell table:formula="of:=TRIMMEAN([.B43:.K43];0.2)" office:value-type="float" office:value="0.002764060875" calcext:value-type="float">
            <text:p>0,0027640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1" office:value-type="float" office:value="0.002549601" calcext:value-type="float">
            <text:p>2,55E-003</text:p>
          </table:table-cell>
          <table:table-cell table:style-name="ce1" office:value-type="float" office:value="0.002620433" calcext:value-type="float">
            <text:p>2,62E-003</text:p>
          </table:table-cell>
          <table:table-cell office:value-type="float" office:value="0.002060483" calcext:value-type="float">
            <text:p>0,002060483</text:p>
          </table:table-cell>
          <table:table-cell table:style-name="ce1" office:value-type="float" office:value="0.002242966" calcext:value-type="float">
            <text:p>2,24E-003</text:p>
          </table:table-cell>
          <table:table-cell table:style-name="ce1" office:value-type="float" office:value="0.001931991" calcext:value-type="float">
            <text:p>1,93E-003</text:p>
          </table:table-cell>
          <table:table-cell office:value-type="float" office:value="0.001694023" calcext:value-type="float">
            <text:p>0,001694023</text:p>
          </table:table-cell>
          <table:table-cell table:style-name="ce1" office:value-type="float" office:value="0.001599842" calcext:value-type="float">
            <text:p>1,60E-003</text:p>
          </table:table-cell>
          <table:table-cell table:style-name="ce1" office:value-type="float" office:value="0.001232933" calcext:value-type="float">
            <text:p>1,23E-003</text:p>
          </table:table-cell>
          <table:table-cell table:style-name="ce1" office:value-type="float" office:value="0.001632817" calcext:value-type="float">
            <text:p>1,63E-003</text:p>
          </table:table-cell>
          <table:table-cell table:style-name="ce1" office:value-type="float" office:value="0.001697445" calcext:value-type="float">
            <text:p>1,70E-003</text:p>
          </table:table-cell>
          <table:table-cell/>
          <table:table-cell table:style-name="ce1" table:formula="of:=AVERAGE([.B44:.K44])" office:value-type="float" office:value="0.0019262534" calcext:value-type="float">
            <text:p>1,93E-003</text:p>
          </table:table-cell>
          <table:table-cell table:formula="of:=TRIMMEAN([.B44:.K44];0.2)" office:value-type="float" office:value="0.001926146" calcext:value-type="float">
            <text:p>0,001926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count(*) FROM dados WHERE uf = 'AC' AND periodo = '2016-02-01' AND valor &lt; 150</text:p>
          </table:table-cell>
          <table:table-cell office:value-type="float" office:value="0.251172403" calcext:value-type="float">
            <text:p>0,251172403</text:p>
          </table:table-cell>
          <table:table-cell office:value-type="float" office:value="0.234759775" calcext:value-type="float">
            <text:p>0,234759775</text:p>
          </table:table-cell>
          <table:table-cell office:value-type="float" office:value="0.233208164" calcext:value-type="float">
            <text:p>0,233208164</text:p>
          </table:table-cell>
          <table:table-cell office:value-type="float" office:value="0.212027383" calcext:value-type="float">
            <text:p>0,212027383</text:p>
          </table:table-cell>
          <table:table-cell office:value-type="float" office:value="0.285958478" calcext:value-type="float">
            <text:p>0,285958478</text:p>
          </table:table-cell>
          <table:table-cell office:value-type="float" office:value="0.220015271" calcext:value-type="float">
            <text:p>0,220015271</text:p>
          </table:table-cell>
          <table:table-cell office:value-type="float" office:value="0.236230087" calcext:value-type="float">
            <text:p>0,236230087</text:p>
          </table:table-cell>
          <table:table-cell office:value-type="float" office:value="0.188188963" calcext:value-type="float">
            <text:p>0,188188963</text:p>
          </table:table-cell>
          <table:table-cell office:value-type="float" office:value="0.189956305" calcext:value-type="float">
            <text:p>0,189956305</text:p>
          </table:table-cell>
          <table:table-cell office:value-type="float" office:value="0.219368814" calcext:value-type="float">
            <text:p>0,219368814</text:p>
          </table:table-cell>
          <table:table-cell/>
          <table:table-cell table:formula="of:=AVERAGE([.B45:.K45])" office:value-type="float" office:value="0.2270885643" calcext:value-type="float">
            <text:p>0,2270885643</text:p>
          </table:table-cell>
          <table:table-cell table:formula="of:=TRIMMEAN([.B45:.K45];0.2)" office:value-type="float" office:value="0.22459227525" calcext:value-type="float">
            <text:p>0,2245922753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Agregações</text:p>
          </table:table-cell>
          <table:table-cell table:formula="of:=SUM([.M27:.M32])" office:value-type="float" office:value="596.2977199321" calcext:value-type="float">
            <text:p>596,2977199321</text:p>
          </table:table-cell>
          <table:table-cell table:formula="of:=SUM([.N27:.N32])" office:value-type="float" office:value="596.356505755" calcext:value-type="float">
            <text:p>596,35650575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Busca</text:p>
          </table:table-cell>
          <table:table-cell table:style-name="ce1" table:formula="of:=SUM([.M35:.M44])" office:value-type="float" office:value="0.0465909257" calcext:value-type="float">
            <text:p>4,66E-002</text:p>
          </table:table-cell>
          <table:table-cell table:formula="of:=SUM([.N35:.N44])" office:value-type="float" office:value="0.02784812625" calcext:value-type="float">
            <text:p>0,0278481263</text:p>
          </table:table-cell>
          <table:table-cell table:number-columns-repeated="3"/>
        </table:table-row>
      </table:table>
      <table:table table:name="6CM" table:style-name="ta1">
        <table:table-column table:style-name="co5" table:default-cell-style-name="Default"/>
        <table:table-column table:style-name="co3" table:number-columns-repeated="16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  <table:table-cell table:number-columns-repeated="2"/>
          <table:table-cell office:value-type="string" calcext:value-type="string">
            <text:p>Dif</text:p>
          </table:table-cell>
          <table:table-cell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table:number-columns-repeated="11"/>
          <table:table-cell table:formula="of:=AVERAGE([.B2:.K2])" office:value-type="string" office:string-value="" calcext:value-type="error">
            <text:p>#DIV/0!</text:p>
          </table:table-cell>
          <table:table-cell table:formula="of:=TRIMMEAN([.B2:.K2];0.2)" office:value-type="string" office:string-value="" calcext:value-type="error">
            <text:p>#VALUE!</text:p>
          </table:table-cell>
          <table:table-cell/>
          <table:table-cell table:formula="of:=[.M2]-[4CM.M2]" office:value-type="string" office:string-value="" calcext:value-type="error">
            <text:p>#DIV/0!</text:p>
          </table:table-cell>
          <table:table-cell table:formula="of:=[.N2]-[4CM.N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table:number-columns-repeated="11"/>
          <table:table-cell table:formula="of:=AVERAGE([.B3:.K3])" office:value-type="string" office:string-value="" calcext:value-type="error">
            <text:p>#DIV/0!</text:p>
          </table:table-cell>
          <table:table-cell table:formula="of:=TRIMMEAN([.B3:.K3];0.2)" office:value-type="string" office:string-value="" calcext:value-type="error">
            <text:p>#VALUE!</text:p>
          </table:table-cell>
          <table:table-cell/>
          <table:table-cell table:formula="of:=[.M3]-[4CM.M3]" office:value-type="string" office:string-value="" calcext:value-type="error">
            <text:p>#DIV/0!</text:p>
          </table:table-cell>
          <table:table-cell table:formula="of:=[.N3]-[4CM.N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TRIMMEAN([.B4:.K4];0.2)" office:value-type="string" office:string-value="" calcext:value-type="error">
            <text:p>#VALUE!</text:p>
          </table:table-cell>
          <table:table-cell/>
          <table:table-cell table:formula="of:=[.M4]-[4CM.M4]" office:value-type="string" office:string-value="" calcext:value-type="error">
            <text:p>#DIV/0!</text:p>
          </table:table-cell>
          <table:table-cell table:formula="of:=[.N4]-[4CM.N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TRIMMEAN([.B5:.K5];0.2)" office:value-type="string" office:string-value="" calcext:value-type="error">
            <text:p>#VALUE!</text:p>
          </table:table-cell>
          <table:table-cell/>
          <table:table-cell table:formula="of:=[.M5]-[4CM.M5]" office:value-type="string" office:string-value="" calcext:value-type="error">
            <text:p>#DIV/0!</text:p>
          </table:table-cell>
          <table:table-cell table:formula="of:=[.N5]-[4CM.N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table:number-columns-repeated="11"/>
          <table:table-cell table:formula="of:=AVERAGE([.B6:.K6])" office:value-type="string" office:string-value="" calcext:value-type="error">
            <text:p>#DIV/0!</text:p>
          </table:table-cell>
          <table:table-cell table:formula="of:=TRIMMEAN([.B6:.K6];0.2)" office:value-type="string" office:string-value="" calcext:value-type="error">
            <text:p>#VALUE!</text:p>
          </table:table-cell>
          <table:table-cell/>
          <table:table-cell table:formula="of:=[.M6]-[4CM.M6]" office:value-type="string" office:string-value="" calcext:value-type="error">
            <text:p>#DIV/0!</text:p>
          </table:table-cell>
          <table:table-cell table:formula="of:=[.N6]-[4CM.N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 IN ('RJ', 'AM')</text:p>
          </table:table-cell>
          <table:table-cell table:number-columns-repeated="11"/>
          <table:table-cell table:formula="of:=AVERAGE([.B7:.K7])" office:value-type="string" office:string-value="" calcext:value-type="error">
            <text:p>#DIV/0!</text:p>
          </table:table-cell>
          <table:table-cell table:formula="of:=TRIMMEAN([.B7:.K7];0.2)" office:value-type="string" office:string-value="" calcext:value-type="error">
            <text:p>#VALUE!</text:p>
          </table:table-cell>
          <table:table-cell/>
          <table:table-cell table:formula="of:=[.M7]-[4CM.M7]" office:value-type="string" office:string-value="" calcext:value-type="error">
            <text:p>#DIV/0!</text:p>
          </table:table-cell>
          <table:table-cell table:formula="of:=[.N7]-[4CM.N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='SP' AND periodo='2016-05-01'</text:p>
          </table:table-cell>
          <table:table-cell table:number-columns-repeated="11"/>
          <table:table-cell table:formula="of:=AVERAGE([.B8:.K8])" office:value-type="string" office:string-value="" calcext:value-type="error">
            <text:p>#DIV/0!</text:p>
          </table:table-cell>
          <table:table-cell table:formula="of:=TRIMMEAN([.B8:.K8];0.2)" office:value-type="string" office:string-value="" calcext:value-type="error">
            <text:p>#VALUE!</text:p>
          </table:table-cell>
          <table:table-cell/>
          <table:table-cell table:formula="of:=[.M8]-[4CM.M8]" office:value-type="string" office:string-value="" calcext:value-type="error">
            <text:p>#DIV/0!</text:p>
          </table:table-cell>
          <table:table-cell table:formula="of:=[.N8]-[4CM.N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avg(valor) FROM bolsa_familia.dados WHERE periodo = '2016-01-01' ALLOW FILTERING</text:p>
          </table:table-cell>
          <table:table-cell table:number-columns-repeated="11"/>
          <table:table-cell table:formula="of:=AVERAGE([.B9:.K9])" office:value-type="string" office:string-value="" calcext:value-type="error">
            <text:p>#DIV/0!</text:p>
          </table:table-cell>
          <table:table-cell table:formula="of:=TRIMMEAN([.B9:.K9];0.2)" office:value-type="string" office:string-value="" calcext:value-type="error">
            <text:p>#VALUE!</text:p>
          </table:table-cell>
          <table:table-cell/>
          <table:table-cell table:formula="of:=[.M9]-[4CM.M9]" office:value-type="string" office:string-value="" calcext:value-type="error">
            <text:p>#DIV/0!</text:p>
          </table:table-cell>
          <table:table-cell table:formula="of:=[.N9]-[4CM.N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table:number-columns-repeated="11"/>
          <table:table-cell table:formula="of:=AVERAGE([.B10:.K10])" office:value-type="string" office:string-value="" calcext:value-type="error">
            <text:p>#DIV/0!</text:p>
          </table:table-cell>
          <table:table-cell table:formula="of:=TRIMMEAN([.B10:.K10];0.2)" office:value-type="string" office:string-value="" calcext:value-type="error">
            <text:p>#VALUE!</text:p>
          </table:table-cell>
          <table:table-cell/>
          <table:table-cell table:formula="of:=[.M10]-[4CM.M10]" office:value-type="string" office:string-value="" calcext:value-type="error">
            <text:p>#DIV/0!</text:p>
          </table:table-cell>
          <table:table-cell table:formula="of:=[.N10]-[4CM.N1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table:number-columns-repeated="11"/>
          <table:table-cell table:formula="of:=AVERAGE([.B11:.K11])" office:value-type="string" office:string-value="" calcext:value-type="error">
            <text:p>#DIV/0!</text:p>
          </table:table-cell>
          <table:table-cell table:formula="of:=TRIMMEAN([.B11:.K11];0.2)" office:value-type="string" office:string-value="" calcext:value-type="error">
            <text:p>#VALUE!</text:p>
          </table:table-cell>
          <table:table-cell/>
          <table:table-cell table:formula="of:=[.M11]-[4CM.M11]" office:value-type="string" office:string-value="" calcext:value-type="error">
            <text:p>#DIV/0!</text:p>
          </table:table-cell>
          <table:table-cell table:formula="of:=[.N11]-[4CM.N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table:number-columns-repeated="11"/>
          <table:table-cell table:formula="of:=AVERAGE([.B12:.K12])" office:value-type="string" office:string-value="" calcext:value-type="error">
            <text:p>#DIV/0!</text:p>
          </table:table-cell>
          <table:table-cell table:formula="of:=TRIMMEAN([.B12:.K12];0.2)" office:value-type="string" office:string-value="" calcext:value-type="error">
            <text:p>#VALUE!</text:p>
          </table:table-cell>
          <table:table-cell/>
          <table:table-cell table:formula="of:=[.M12]-[4CM.M12]" office:value-type="string" office:string-value="" calcext:value-type="error">
            <text:p>#DIV/0!</text:p>
          </table:table-cell>
          <table:table-cell table:formula="of:=[.N12]-[4CM.N1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table:number-columns-repeated="7"/>
          <table:table-cell table:style-name="ce1" table:number-columns-repeated="2"/>
          <table:table-cell table:number-columns-repeated="2"/>
          <table:table-cell table:formula="of:=AVERAGE([.B13:.K13])" office:value-type="string" office:string-value="" calcext:value-type="error">
            <text:p>#DIV/0!</text:p>
          </table:table-cell>
          <table:table-cell table:formula="of:=TRIMMEAN([.B13:.K13];0.2)" office:value-type="string" office:string-value="" calcext:value-type="error">
            <text:p>#VALUE!</text:p>
          </table:table-cell>
          <table:table-cell/>
          <table:table-cell table:formula="of:=[.M13]-[4CM.M13]" office:value-type="string" office:string-value="" calcext:value-type="error">
            <text:p>#DIV/0!</text:p>
          </table:table-cell>
          <table:table-cell table:formula="of:=[.N13]-[4CM.N1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table:number-columns-repeated="2"/>
          <table:table-cell table:style-name="ce1"/>
          <table:table-cell table:number-columns-repeated="4"/>
          <table:table-cell table:style-name="ce1" table:number-columns-repeated="2"/>
          <table:table-cell table:number-columns-repeated="2"/>
          <table:table-cell table:formula="of:=AVERAGE([.B14:.K14])" office:value-type="string" office:string-value="" calcext:value-type="error">
            <text:p>#DIV/0!</text:p>
          </table:table-cell>
          <table:table-cell table:formula="of:=TRIMMEAN([.B14:.K14];0.2)" office:value-type="string" office:string-value="" calcext:value-type="error">
            <text:p>#VALUE!</text:p>
          </table:table-cell>
          <table:table-cell/>
          <table:table-cell table:formula="of:=[.M14]-[4CM.M14]" office:value-type="string" office:string-value="" calcext:value-type="error">
            <text:p>#DIV/0!</text:p>
          </table:table-cell>
          <table:table-cell table:formula="of:=[.N14]-[4CM.N1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table:number-columns-repeated="11"/>
          <table:table-cell table:formula="of:=AVERAGE([.B15:.K15])" office:value-type="string" office:string-value="" calcext:value-type="error">
            <text:p>#DIV/0!</text:p>
          </table:table-cell>
          <table:table-cell table:formula="of:=TRIMMEAN([.B15:.K15];0.2)" office:value-type="string" office:string-value="" calcext:value-type="error">
            <text:p>#VALUE!</text:p>
          </table:table-cell>
          <table:table-cell/>
          <table:table-cell table:formula="of:=[.M15]-[4CM.M15]" office:value-type="string" office:string-value="" calcext:value-type="error">
            <text:p>#DIV/0!</text:p>
          </table:table-cell>
          <table:table-cell table:formula="of:=[.N15]-[4CM.N1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table:number-columns-repeated="11"/>
          <table:table-cell table:formula="of:=AVERAGE([.B16:.K16])" office:value-type="string" office:string-value="" calcext:value-type="error">
            <text:p>#DIV/0!</text:p>
          </table:table-cell>
          <table:table-cell table:formula="of:=TRIMMEAN([.B16:.K16];0.2)" office:value-type="string" office:string-value="" calcext:value-type="error">
            <text:p>#VALUE!</text:p>
          </table:table-cell>
          <table:table-cell/>
          <table:table-cell table:formula="of:=[.M16]-[4CM.M16]" office:value-type="string" office:string-value="" calcext:value-type="error">
            <text:p>#DIV/0!</text:p>
          </table:table-cell>
          <table:table-cell table:formula="of:=[.N16]-[4CM.N1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table:number-columns-repeated="11"/>
          <table:table-cell table:formula="of:=AVERAGE([.B17:.K17])" office:value-type="string" office:string-value="" calcext:value-type="error">
            <text:p>#DIV/0!</text:p>
          </table:table-cell>
          <table:table-cell table:formula="of:=TRIMMEAN([.B17:.K17];0.2)" office:value-type="string" office:string-value="" calcext:value-type="error">
            <text:p>#VALUE!</text:p>
          </table:table-cell>
          <table:table-cell/>
          <table:table-cell table:formula="of:=[.M17]-[4CM.M17]" office:value-type="string" office:string-value="" calcext:value-type="error">
            <text:p>#DIV/0!</text:p>
          </table:table-cell>
          <table:table-cell table:formula="of:=[.N17]-[4CM.N1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table:number-columns-repeated="11"/>
          <table:table-cell table:formula="of:=AVERAGE([.B18:.K18])" office:value-type="string" office:string-value="" calcext:value-type="error">
            <text:p>#DIV/0!</text:p>
          </table:table-cell>
          <table:table-cell table:formula="of:=TRIMMEAN([.B18:.K18];0.2)" office:value-type="string" office:string-value="" calcext:value-type="error">
            <text:p>#VALUE!</text:p>
          </table:table-cell>
          <table:table-cell/>
          <table:table-cell table:formula="of:=[.M18]-[4CM.M18]" office:value-type="string" office:string-value="" calcext:value-type="error">
            <text:p>#DIV/0!</text:p>
          </table:table-cell>
          <table:table-cell table:formula="of:=[.N18]-[4CM.N1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formula="of:=AVERAGE([.B19:.K19])" office:value-type="string" office:string-value="" calcext:value-type="error">
            <text:p>#DIV/0!</text:p>
          </table:table-cell>
          <table:table-cell table:formula="of:=TRIMMEAN([.B19:.K19];0.2)" office:value-type="string" office:string-value="" calcext:value-type="error">
            <text:p>#VALUE!</text:p>
          </table:table-cell>
          <table:table-cell/>
          <table:table-cell table:formula="of:=[.M19]-[4CM.M19]" office:value-type="string" office:string-value="" calcext:value-type="error">
            <text:p>#DIV/0!</text:p>
          </table:table-cell>
          <table:table-cell table:formula="of:=[.N19]-[4CM.N1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LECT count(*) FROM dados WHERE uf = 'AC' AND periodo = '2016-02-01' AND valor &lt; 150</text:p>
          </table:table-cell>
          <table:table-cell table:number-columns-repeated="11"/>
          <table:table-cell table:formula="of:=AVERAGE([.B20:.K20])" office:value-type="string" office:string-value="" calcext:value-type="error">
            <text:p>#DIV/0!</text:p>
          </table:table-cell>
          <table:table-cell table:formula="of:=TRIMMEAN([.B20:.K20];0.2)" office:value-type="string" office:string-value="" calcext:value-type="error">
            <text:p>#VALUE!</text:p>
          </table:table-cell>
          <table:table-cell/>
          <table:table-cell table:formula="of:=[.M20]-[4CM.M20]" office:value-type="string" office:string-value="" calcext:value-type="error">
            <text:p>#DIV/0!</text:p>
          </table:table-cell>
          <table:table-cell table:formula="of:=[.N20]-[4CM.N2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Agregações</text:p>
          </table:table-cell>
          <table:table-cell table:formula="of:=SUM([.M2:.M7])" office:value-type="string" office:string-value="" calcext:value-type="error">
            <text:p>#DIV/0!</text:p>
          </table:table-cell>
          <table:table-cell table:formula="of:=SUM([.N2:.N7]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Busca</text:p>
          </table:table-cell>
          <table:table-cell table:style-name="ce1" table:formula="of:=SUM([.M10:.M19])" office:value-type="string" office:string-value="" calcext:value-type="error">
            <text:p>#DIV/0!</text:p>
          </table:table-cell>
          <table:table-cell table:formula="of:=SUM([.N10:.N19]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Média</text:p>
          </table:table-cell>
          <table:table-cell table:number-columns-repeated="2"/>
          <table:table-cell office:value-type="string" calcext:value-type="string">
            <text:p>Dif</text:p>
          </table:table-cell>
          <table:table-cell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2.665052732" calcext:value-type="float">
            <text:p>12,665052732</text:p>
          </table:table-cell>
          <table:table-cell office:value-type="float" office:value="14.56918871" calcext:value-type="float">
            <text:p>14,56918871</text:p>
          </table:table-cell>
          <table:table-cell office:value-type="float" office:value="13.915472715" calcext:value-type="float">
            <text:p>13,915472715</text:p>
          </table:table-cell>
          <table:table-cell office:value-type="float" office:value="15.19241737" calcext:value-type="float">
            <text:p>15,19241737</text:p>
          </table:table-cell>
          <table:table-cell office:value-type="float" office:value="14.235577726" calcext:value-type="float">
            <text:p>14,235577726</text:p>
          </table:table-cell>
          <table:table-cell office:value-type="float" office:value="14.348257161" calcext:value-type="float">
            <text:p>14,348257161</text:p>
          </table:table-cell>
          <table:table-cell office:value-type="float" office:value="15.210796225" calcext:value-type="float">
            <text:p>15,210796225</text:p>
          </table:table-cell>
          <table:table-cell office:value-type="float" office:value="15.70147694" calcext:value-type="float">
            <text:p>15,70147694</text:p>
          </table:table-cell>
          <table:table-cell office:value-type="float" office:value="14.887851768" calcext:value-type="float">
            <text:p>14,887851768</text:p>
          </table:table-cell>
          <table:table-cell office:value-type="float" office:value="14.976558047" calcext:value-type="float">
            <text:p>14,976558047</text:p>
          </table:table-cell>
          <table:table-cell/>
          <table:table-cell table:formula="of:=AVERAGE([.B27:.K27])" office:value-type="float" office:value="14.5702649394" calcext:value-type="float">
            <text:p>14,5702649394</text:p>
          </table:table-cell>
          <table:table-cell table:formula="of:=TRIMMEAN([.B27:.K27];0.2)" office:value-type="float" office:value="14.66701496525" calcext:value-type="float">
            <text:p>14,6670149653</text:p>
          </table:table-cell>
          <table:table-cell/>
          <table:table-cell table:formula="of:=[.M27]-[4CM.M27]" office:value-type="float" office:value="-0.485682645200001" calcext:value-type="float">
            <text:p>-0,4856826452</text:p>
          </table:table-cell>
          <table:table-cell table:formula="of:=[.N27]-[4CM.N27]" office:value-type="float" office:value="-0.333622255625" calcext:value-type="float">
            <text:p>-0,3336222556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2.19453659" calcext:value-type="float">
            <text:p>12,19453659</text:p>
          </table:table-cell>
          <table:table-cell office:value-type="float" office:value="12.134121087" calcext:value-type="float">
            <text:p>12,134121087</text:p>
          </table:table-cell>
          <table:table-cell office:value-type="float" office:value="13.512838726" calcext:value-type="float">
            <text:p>13,512838726</text:p>
          </table:table-cell>
          <table:table-cell office:value-type="float" office:value="12.61690682" calcext:value-type="float">
            <text:p>12,61690682</text:p>
          </table:table-cell>
          <table:table-cell office:value-type="float" office:value="12.565730026" calcext:value-type="float">
            <text:p>12,565730026</text:p>
          </table:table-cell>
          <table:table-cell office:value-type="float" office:value="13.612009874" calcext:value-type="float">
            <text:p>13,612009874</text:p>
          </table:table-cell>
          <table:table-cell office:value-type="float" office:value="12.686142971" calcext:value-type="float">
            <text:p>12,686142971</text:p>
          </table:table-cell>
          <table:table-cell office:value-type="float" office:value="12.981510603" calcext:value-type="float">
            <text:p>12,981510603</text:p>
          </table:table-cell>
          <table:table-cell office:value-type="float" office:value="12.616575486" calcext:value-type="float">
            <text:p>12,616575486</text:p>
          </table:table-cell>
          <table:table-cell office:value-type="float" office:value="12.750445259" calcext:value-type="float">
            <text:p>12,750445259</text:p>
          </table:table-cell>
          <table:table-cell/>
          <table:table-cell table:formula="of:=AVERAGE([.B28:.K28])" office:value-type="float" office:value="12.7670817442" calcext:value-type="float">
            <text:p>12,7670817442</text:p>
          </table:table-cell>
          <table:table-cell table:formula="of:=TRIMMEAN([.B28:.K28];0.2)" office:value-type="float" office:value="12.740585810125" calcext:value-type="float">
            <text:p>12,7405858101</text:p>
          </table:table-cell>
          <table:table-cell/>
          <table:table-cell table:formula="of:=[.M28]-[4CM.M28]" office:value-type="float" office:value="-1.3876545305" calcext:value-type="float">
            <text:p>-1,3876545305</text:p>
          </table:table-cell>
          <table:table-cell table:formula="of:=[.N28]-[4CM.N28]" office:value-type="float" office:value="-1.4153528275" calcext:value-type="float">
            <text:p>-1,4153528275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78.606444166" calcext:value-type="float">
            <text:p>78,606444166</text:p>
          </table:table-cell>
          <table:table-cell office:value-type="float" office:value="78.644253988" calcext:value-type="float">
            <text:p>78,644253988</text:p>
          </table:table-cell>
          <table:table-cell office:value-type="float" office:value="78.310863064" calcext:value-type="float">
            <text:p>78,310863064</text:p>
          </table:table-cell>
          <table:table-cell office:value-type="float" office:value="82.044354835" calcext:value-type="float">
            <text:p>82,044354835</text:p>
          </table:table-cell>
          <table:table-cell office:value-type="float" office:value="82.31626268" calcext:value-type="float">
            <text:p>82,31626268</text:p>
          </table:table-cell>
          <table:table-cell office:value-type="float" office:value="82.375512929" calcext:value-type="float">
            <text:p>82,375512929</text:p>
          </table:table-cell>
          <table:table-cell office:value-type="float" office:value="82.099820986" calcext:value-type="float">
            <text:p>82,099820986</text:p>
          </table:table-cell>
          <table:table-cell office:value-type="float" office:value="82.258221242" calcext:value-type="float">
            <text:p>82,258221242</text:p>
          </table:table-cell>
          <table:table-cell office:value-type="float" office:value="81.917011506" calcext:value-type="float">
            <text:p>81,917011506</text:p>
          </table:table-cell>
          <table:table-cell office:value-type="float" office:value="82.078925718" calcext:value-type="float">
            <text:p>82,078925718</text:p>
          </table:table-cell>
          <table:table-cell/>
          <table:table-cell table:formula="of:=AVERAGE([.B29:.K29])" office:value-type="float" office:value="81.0651671114" calcext:value-type="float">
            <text:p>81,0651671114</text:p>
          </table:table-cell>
          <table:table-cell table:formula="of:=TRIMMEAN([.B29:.K29];0.2)" office:value-type="float" office:value="81.245661890125" calcext:value-type="float">
            <text:p>81,2456618901</text:p>
          </table:table-cell>
          <table:table-cell/>
          <table:table-cell table:formula="of:=[.M29]-[4CM.M29]" office:value-type="float" office:value="-161.7173671804" calcext:value-type="float">
            <text:p>-161,7173671804</text:p>
          </table:table-cell>
          <table:table-cell table:formula="of:=[.N29]-[4CM.N29]" office:value-type="float" office:value="-161.824572585125" calcext:value-type="float">
            <text:p>-161,8245725851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101.010612398" calcext:value-type="float">
            <text:p>101,010612398</text:p>
          </table:table-cell>
          <table:table-cell office:value-type="float" office:value="97.436335795" calcext:value-type="float">
            <text:p>97,436335795</text:p>
          </table:table-cell>
          <table:table-cell office:value-type="float" office:value="99.304471957" calcext:value-type="float">
            <text:p>99,304471957</text:p>
          </table:table-cell>
          <table:table-cell office:value-type="float" office:value="101.567840141" calcext:value-type="float">
            <text:p>101,567840141</text:p>
          </table:table-cell>
          <table:table-cell office:value-type="float" office:value="102.033826229" calcext:value-type="float">
            <text:p>102,033826229</text:p>
          </table:table-cell>
          <table:table-cell office:value-type="float" office:value="100.151570188" calcext:value-type="float">
            <text:p>100,151570188</text:p>
          </table:table-cell>
          <table:table-cell office:value-type="float" office:value="99.702235596" calcext:value-type="float">
            <text:p>99,702235596</text:p>
          </table:table-cell>
          <table:table-cell office:value-type="float" office:value="101.415175993" calcext:value-type="float">
            <text:p>101,415175993</text:p>
          </table:table-cell>
          <table:table-cell office:value-type="float" office:value="101.462029421" calcext:value-type="float">
            <text:p>101,462029421</text:p>
          </table:table-cell>
          <table:table-cell office:value-type="float" office:value="100.370114037" calcext:value-type="float">
            <text:p>100,370114037</text:p>
          </table:table-cell>
          <table:table-cell/>
          <table:table-cell table:formula="of:=AVERAGE([.B30:.K30])" office:value-type="float" office:value="100.4454211755" calcext:value-type="float">
            <text:p>100,4454211755</text:p>
          </table:table-cell>
          <table:table-cell table:formula="of:=TRIMMEAN([.B30:.K30];0.2)" office:value-type="float" office:value="100.623006216375" calcext:value-type="float">
            <text:p>100,6230062164</text:p>
          </table:table-cell>
          <table:table-cell/>
          <table:table-cell table:formula="of:=[.M30]-[4CM.M30]" office:value-type="float" office:value="-2.53016095039997" calcext:value-type="float">
            <text:p>-2,5301609504</text:p>
          </table:table-cell>
          <table:table-cell table:formula="of:=[.N30]-[4CM.N30]" office:value-type="float" office:value="-2.23397596762497" calcext:value-type="float">
            <text:p>-2,2339759676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7.088807064" calcext:value-type="float">
            <text:p>27,088807064</text:p>
          </table:table-cell>
          <table:table-cell office:value-type="float" office:value="26.902108534" calcext:value-type="float">
            <text:p>26,902108534</text:p>
          </table:table-cell>
          <table:table-cell office:value-type="float" office:value="27.001272957" calcext:value-type="float">
            <text:p>27,001272957</text:p>
          </table:table-cell>
          <table:table-cell office:value-type="float" office:value="27.890917802" calcext:value-type="float">
            <text:p>27,890917802</text:p>
          </table:table-cell>
          <table:table-cell office:value-type="float" office:value="26.580405375" calcext:value-type="float">
            <text:p>26,580405375</text:p>
          </table:table-cell>
          <table:table-cell office:value-type="float" office:value="27.177491722" calcext:value-type="float">
            <text:p>27,177491722</text:p>
          </table:table-cell>
          <table:table-cell office:value-type="float" office:value="28.325044424" calcext:value-type="float">
            <text:p>28,325044424</text:p>
          </table:table-cell>
          <table:table-cell office:value-type="float" office:value="28.038504613" calcext:value-type="float">
            <text:p>28,038504613</text:p>
          </table:table-cell>
          <table:table-cell office:value-type="float" office:value="27.643494577" calcext:value-type="float">
            <text:p>27,643494577</text:p>
          </table:table-cell>
          <table:table-cell office:value-type="float" office:value="28.827293615" calcext:value-type="float">
            <text:p>28,827293615</text:p>
          </table:table-cell>
          <table:table-cell/>
          <table:table-cell table:formula="of:=AVERAGE([.B31:.K31])" office:value-type="float" office:value="27.5475340683" calcext:value-type="float">
            <text:p>27,5475340683</text:p>
          </table:table-cell>
          <table:table-cell table:formula="of:=TRIMMEAN([.B31:.K31];0.2)" office:value-type="float" office:value="27.508455211625" calcext:value-type="float">
            <text:p>27,5084552116</text:p>
          </table:table-cell>
          <table:table-cell/>
          <table:table-cell table:formula="of:=[.M31]-[4CM.M31]" office:value-type="float" office:value="-1.2864072548" calcext:value-type="float">
            <text:p>-1,2864072548</text:p>
          </table:table-cell>
          <table:table-cell table:formula="of:=[.N31]-[4CM.N31]" office:value-type="float" office:value="-1.313388299875" calcext:value-type="float">
            <text:p>-1,3133882999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 IN ('RJ', 'AM')</text:p>
          </table:table-cell>
          <table:table-cell office:value-type="float" office:value="231.162344923" calcext:value-type="float">
            <text:p>231,162344923</text:p>
          </table:table-cell>
          <table:table-cell office:value-type="float" office:value="232.344495929" calcext:value-type="float">
            <text:p>232,344495929</text:p>
          </table:table-cell>
          <table:table-cell office:value-type="float" office:value="231.025903062" calcext:value-type="float">
            <text:p>231,025903062</text:p>
          </table:table-cell>
          <table:table-cell office:value-type="float" office:value="239.365361958" calcext:value-type="float">
            <text:p>239,365361958</text:p>
          </table:table-cell>
          <table:table-cell office:value-type="float" office:value="230.504266112" calcext:value-type="float">
            <text:p>230,504266112</text:p>
          </table:table-cell>
          <table:table-cell office:value-type="float" office:value="232.828673836" calcext:value-type="float">
            <text:p>232,828673836</text:p>
          </table:table-cell>
          <table:table-cell office:value-type="float" office:value="234.727518924" calcext:value-type="float">
            <text:p>234,727518924</text:p>
          </table:table-cell>
          <table:table-cell office:value-type="float" office:value="232.897623173" calcext:value-type="float">
            <text:p>232,897623173</text:p>
          </table:table-cell>
          <table:table-cell office:value-type="float" office:value="241.200964164" calcext:value-type="float">
            <text:p>241,200964164</text:p>
          </table:table-cell>
          <table:table-cell office:value-type="float" office:value="239.08471561" calcext:value-type="float">
            <text:p>239,08471561</text:p>
          </table:table-cell>
          <table:table-cell/>
          <table:table-cell table:formula="of:=AVERAGE([.B32:.K32])" office:value-type="float" office:value="234.5141867691" calcext:value-type="float">
            <text:p>234,5141867691</text:p>
          </table:table-cell>
          <table:table-cell table:formula="of:=TRIMMEAN([.B32:.K32];0.2)" office:value-type="float" office:value="234.179579676875" calcext:value-type="float">
            <text:p>234,1795796769</text:p>
          </table:table-cell>
          <table:table-cell/>
          <table:table-cell table:formula="of:=[.M32]-[4CM.M32]" office:value-type="float" office:value="42.0192084371" calcext:value-type="float">
            <text:p>42,0192084371</text:p>
          </table:table-cell>
          <table:table-cell table:formula="of:=[.N32]-[4CM.N32]" office:value-type="float" office:value="41.728709951125" calcext:value-type="float">
            <text:p>41,7287099511</text:p>
          </table:table-cell>
        </table:table-row>
        <table:table-row table:style-name="ro1">
          <table:table-cell office:value-type="string" calcext:value-type="string">
            <text:p>SELECT sum(valor) as valor FROM bolsa_familia.dados WHERE uf='SP' AND periodo='2016-05-01'</text:p>
          </table:table-cell>
          <table:table-cell office:value-type="float" office:value="12.685390609" calcext:value-type="float">
            <text:p>12,685390609</text:p>
          </table:table-cell>
          <table:table-cell office:value-type="float" office:value="11.80615547" calcext:value-type="float">
            <text:p>11,80615547</text:p>
          </table:table-cell>
          <table:table-cell office:value-type="float" office:value="12.021915935" calcext:value-type="float">
            <text:p>12,021915935</text:p>
          </table:table-cell>
          <table:table-cell office:value-type="float" office:value="11.885204938" calcext:value-type="float">
            <text:p>11,885204938</text:p>
          </table:table-cell>
          <table:table-cell office:value-type="float" office:value="11.369969792" calcext:value-type="float">
            <text:p>11,369969792</text:p>
          </table:table-cell>
          <table:table-cell office:value-type="float" office:value="11.151569788" calcext:value-type="float">
            <text:p>11,151569788</text:p>
          </table:table-cell>
          <table:table-cell office:value-type="float" office:value="11.641295255" calcext:value-type="float">
            <text:p>11,641295255</text:p>
          </table:table-cell>
          <table:table-cell office:value-type="float" office:value="11.640653678" calcext:value-type="float">
            <text:p>11,640653678</text:p>
          </table:table-cell>
          <table:table-cell office:value-type="float" office:value="12.002194567" calcext:value-type="float">
            <text:p>12,002194567</text:p>
          </table:table-cell>
          <table:table-cell office:value-type="float" office:value="12.094753279" calcext:value-type="float">
            <text:p>12,094753279</text:p>
          </table:table-cell>
          <table:table-cell/>
          <table:table-cell table:formula="of:=AVERAGE([.B33:.K33])" office:value-type="float" office:value="11.8299103311" calcext:value-type="float">
            <text:p>11,8299103311</text:p>
          </table:table-cell>
          <table:table-cell table:formula="of:=TRIMMEAN([.B33:.K33];0.2)" office:value-type="float" office:value="11.80776786425" calcext:value-type="float">
            <text:p>11,8077678643</text:p>
          </table:table-cell>
          <table:table-cell/>
          <table:table-cell table:formula="of:=[.M33]-[4CM.M33]" office:value-type="float" office:value="-0.6524077492" calcext:value-type="float">
            <text:p>-0,6524077492</text:p>
          </table:table-cell>
          <table:table-cell table:formula="of:=[.N33]-[4CM.N33]" office:value-type="float" office:value="-0.684041704125001" calcext:value-type="float">
            <text:p>-0,6840417041</text:p>
          </table:table-cell>
        </table:table-row>
        <table:table-row table:style-name="ro1">
          <table:table-cell office:value-type="string" calcext:value-type="string">
            <text:p>SELECT avg(valor) FROM bolsa_familia.dados WHERE periodo = '2016-01-01' ALLOW FILTERING</text:p>
          </table:table-cell>
          <table:table-cell office:value-type="float" office:value="175.911310391" calcext:value-type="float">
            <text:p>175,911310391</text:p>
          </table:table-cell>
          <table:table-cell office:value-type="float" office:value="176.85065093" calcext:value-type="float">
            <text:p>176,85065093</text:p>
          </table:table-cell>
          <table:table-cell office:value-type="float" office:value="177.717371044" calcext:value-type="float">
            <text:p>177,717371044</text:p>
          </table:table-cell>
          <table:table-cell office:value-type="float" office:value="179.763401704" calcext:value-type="float">
            <text:p>179,763401704</text:p>
          </table:table-cell>
          <table:table-cell office:value-type="float" office:value="178.794241591" calcext:value-type="float">
            <text:p>178,794241591</text:p>
          </table:table-cell>
          <table:table-cell office:value-type="float" office:value="178.577881444" calcext:value-type="float">
            <text:p>178,577881444</text:p>
          </table:table-cell>
          <table:table-cell office:value-type="float" office:value="182.239302578" calcext:value-type="float">
            <text:p>182,239302578</text:p>
          </table:table-cell>
          <table:table-cell office:value-type="float" office:value="179.407890132" calcext:value-type="float">
            <text:p>179,407890132</text:p>
          </table:table-cell>
          <table:table-cell office:value-type="float" office:value="180.532895716" calcext:value-type="float">
            <text:p>180,532895716</text:p>
          </table:table-cell>
          <table:table-cell office:value-type="float" office:value="181.14927197" calcext:value-type="float">
            <text:p>181,14927197</text:p>
          </table:table-cell>
          <table:table-cell/>
          <table:table-cell table:formula="of:=AVERAGE([.B34:.K34])" office:value-type="float" office:value="179.09442175" calcext:value-type="float">
            <text:p>179,09442175</text:p>
          </table:table-cell>
          <table:table-cell table:formula="of:=TRIMMEAN([.B34:.K34];0.2)" office:value-type="float" office:value="179.099200566375" calcext:value-type="float">
            <text:p>179,0992005664</text:p>
          </table:table-cell>
          <table:table-cell/>
          <table:table-cell table:formula="of:=[.M34]-[4CM.M34]" office:value-type="float" office:value="-3.77202866460001" calcext:value-type="float">
            <text:p>-3,7720286646</text:p>
          </table:table-cell>
          <table:table-cell table:formula="of:=[.N34]-[4CM.N34]" office:value-type="float" office:value="-3.71180011875001" calcext:value-type="float">
            <text:p>-3,7118001188</text:p>
          </table:table-cell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30238494" calcext:value-type="float">
            <text:p>0,030238494</text:p>
          </table:table-cell>
          <table:table-cell office:value-type="float" office:value="0.005622647" calcext:value-type="float">
            <text:p>0,005622647</text:p>
          </table:table-cell>
          <table:table-cell office:value-type="float" office:value="0.006780829" calcext:value-type="float">
            <text:p>0,006780829</text:p>
          </table:table-cell>
          <table:table-cell office:value-type="float" office:value="0.003843324" calcext:value-type="float">
            <text:p>0,003843324</text:p>
          </table:table-cell>
          <table:table-cell office:value-type="float" office:value="0.00462665" calcext:value-type="float">
            <text:p>0,00462665</text:p>
          </table:table-cell>
          <table:table-cell office:value-type="float" office:value="0.004471745" calcext:value-type="float">
            <text:p>0,004471745</text:p>
          </table:table-cell>
          <table:table-cell office:value-type="float" office:value="0.003592028" calcext:value-type="float">
            <text:p>0,003592028</text:p>
          </table:table-cell>
          <table:table-cell office:value-type="float" office:value="0.004430092" calcext:value-type="float">
            <text:p>0,004430092</text:p>
          </table:table-cell>
          <table:table-cell office:value-type="float" office:value="0.003730702" calcext:value-type="float">
            <text:p>0,003730702</text:p>
          </table:table-cell>
          <table:table-cell office:value-type="float" office:value="0.004740353" calcext:value-type="float">
            <text:p>0,004740353</text:p>
          </table:table-cell>
          <table:table-cell/>
          <table:table-cell table:formula="of:=AVERAGE([.B35:.K35])" office:value-type="float" office:value="0.0072076864" calcext:value-type="float">
            <text:p>0,0072076864</text:p>
          </table:table-cell>
          <table:table-cell table:formula="of:=TRIMMEAN([.B35:.K35];0.2)" office:value-type="float" office:value="0.00478079275" calcext:value-type="float">
            <text:p>0,0047807928</text:p>
          </table:table-cell>
          <table:table-cell/>
          <table:table-cell table:formula="of:=[.M35]-[4CM.M35]" office:value-type="float" office:value="0.0026256379" calcext:value-type="float">
            <text:p>0,0026256379</text:p>
          </table:table-cell>
          <table:table-cell table:formula="of:=[.N35]-[4CM.N35]" office:value-type="float" office:value="0.001755684625" calcext:value-type="float">
            <text:p>0,0017556846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26610368" calcext:value-type="float">
            <text:p>0,026610368</text:p>
          </table:table-cell>
          <table:table-cell office:value-type="float" office:value="0.004461987" calcext:value-type="float">
            <text:p>0,004461987</text:p>
          </table:table-cell>
          <table:table-cell office:value-type="float" office:value="0.003683412" calcext:value-type="float">
            <text:p>0,003683412</text:p>
          </table:table-cell>
          <table:table-cell office:value-type="float" office:value="0.001989328" calcext:value-type="float">
            <text:p>0,001989328</text:p>
          </table:table-cell>
          <table:table-cell office:value-type="float" office:value="0.002793104" calcext:value-type="float">
            <text:p>0,002793104</text:p>
          </table:table-cell>
          <table:table-cell office:value-type="float" office:value="0.002436956" calcext:value-type="float">
            <text:p>0,002436956</text:p>
          </table:table-cell>
          <table:table-cell office:value-type="float" office:value="0.001835044" calcext:value-type="float">
            <text:p>0,001835044</text:p>
          </table:table-cell>
          <table:table-cell office:value-type="float" office:value="0.002252577" calcext:value-type="float">
            <text:p>0,002252577</text:p>
          </table:table-cell>
          <table:table-cell office:value-type="float" office:value="0.00196145" calcext:value-type="float">
            <text:p>0,00196145</text:p>
          </table:table-cell>
          <table:table-cell office:value-type="float" office:value="0.002594167" calcext:value-type="float">
            <text:p>0,002594167</text:p>
          </table:table-cell>
          <table:table-cell/>
          <table:table-cell table:formula="of:=AVERAGE([.B36:.K36])" office:value-type="float" office:value="0.0050618393" calcext:value-type="float">
            <text:p>0,0050618393</text:p>
          </table:table-cell>
          <table:table-cell table:formula="of:=TRIMMEAN([.B36:.K36];0.2)" office:value-type="float" office:value="0.002771622625" calcext:value-type="float">
            <text:p>0,0027716226</text:p>
          </table:table-cell>
          <table:table-cell/>
          <table:table-cell table:formula="of:=[.M36]-[4CM.M36]" office:value-type="float" office:value="-0.0069736165" calcext:value-type="float">
            <text:p>-0,0069736165</text:p>
          </table:table-cell>
          <table:table-cell table:formula="of:=[.N36]-[4CM.N36]" office:value-type="float" office:value="-0.000989544375" calcext:value-type="float">
            <text:p>-0,0009895444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12576578" calcext:value-type="float">
            <text:p>0,012576578</text:p>
          </table:table-cell>
          <table:table-cell office:value-type="float" office:value="0.00799299" calcext:value-type="float">
            <text:p>0,00799299</text:p>
          </table:table-cell>
          <table:table-cell office:value-type="float" office:value="0.003220313" calcext:value-type="float">
            <text:p>0,003220313</text:p>
          </table:table-cell>
          <table:table-cell office:value-type="float" office:value="0.001060171" calcext:value-type="float">
            <text:p>0,001060171</text:p>
          </table:table-cell>
          <table:table-cell office:value-type="float" office:value="0.002669702" calcext:value-type="float">
            <text:p>0,002669702</text:p>
          </table:table-cell>
          <table:table-cell office:value-type="float" office:value="0.001636164" calcext:value-type="float">
            <text:p>0,001636164</text:p>
          </table:table-cell>
          <table:table-cell office:value-type="float" office:value="0.001257318" calcext:value-type="float">
            <text:p>0,001257318</text:p>
          </table:table-cell>
          <table:table-cell office:value-type="float" office:value="0.001716347" calcext:value-type="float">
            <text:p>0,001716347</text:p>
          </table:table-cell>
          <table:table-cell table:style-name="ce1" office:value-type="float" office:value="0.000920019" calcext:value-type="float">
            <text:p>9,20E-004</text:p>
          </table:table-cell>
          <table:table-cell office:value-type="float" office:value="0.002109255" calcext:value-type="float">
            <text:p>0,002109255</text:p>
          </table:table-cell>
          <table:table-cell/>
          <table:table-cell table:formula="of:=AVERAGE([.B37:.K37])" office:value-type="float" office:value="0.0035158857" calcext:value-type="float">
            <text:p>0,0035158857</text:p>
          </table:table-cell>
          <table:table-cell table:formula="of:=TRIMMEAN([.B37:.K37];0.2)" office:value-type="float" office:value="0.0027077825" calcext:value-type="float">
            <text:p>0,0027077825</text:p>
          </table:table-cell>
          <table:table-cell/>
          <table:table-cell table:formula="of:=[.M37]-[4CM.M37]" office:value-type="float" office:value="-0.0036816613" calcext:value-type="float">
            <text:p>-0,0036816613</text:p>
          </table:table-cell>
          <table:table-cell table:formula="of:=[.N37]-[4CM.N37]" office:value-type="float" office:value="-0.000229345625" calcext:value-type="float">
            <text:p>-0,0002293456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5768869" calcext:value-type="float">
            <text:p>0,005768869</text:p>
          </table:table-cell>
          <table:table-cell office:value-type="float" office:value="0.004287914" calcext:value-type="float">
            <text:p>0,004287914</text:p>
          </table:table-cell>
          <table:table-cell office:value-type="float" office:value="0.004618399" calcext:value-type="float">
            <text:p>0,004618399</text:p>
          </table:table-cell>
          <table:table-cell office:value-type="float" office:value="0.003404131" calcext:value-type="float">
            <text:p>0,003404131</text:p>
          </table:table-cell>
          <table:table-cell office:value-type="float" office:value="0.004675129" calcext:value-type="float">
            <text:p>0,004675129</text:p>
          </table:table-cell>
          <table:table-cell office:value-type="float" office:value="0.003353791" calcext:value-type="float">
            <text:p>0,003353791</text:p>
          </table:table-cell>
          <table:table-cell office:value-type="float" office:value="0.003375733" calcext:value-type="float">
            <text:p>0,003375733</text:p>
          </table:table-cell>
          <table:table-cell office:value-type="float" office:value="0.003495036" calcext:value-type="float">
            <text:p>0,003495036</text:p>
          </table:table-cell>
          <table:table-cell office:value-type="float" office:value="0.003184048" calcext:value-type="float">
            <text:p>0,003184048</text:p>
          </table:table-cell>
          <table:table-cell office:value-type="float" office:value="0.003363675" calcext:value-type="float">
            <text:p>0,003363675</text:p>
          </table:table-cell>
          <table:table-cell/>
          <table:table-cell table:formula="of:=AVERAGE([.B38:.K38])" office:value-type="float" office:value="0.0039526725" calcext:value-type="float">
            <text:p>0,0039526725</text:p>
          </table:table-cell>
          <table:table-cell table:formula="of:=TRIMMEAN([.B38:.K38];0.2)" office:value-type="float" office:value="0.003821726" calcext:value-type="float">
            <text:p>0,003821726</text:p>
          </table:table-cell>
          <table:table-cell/>
          <table:table-cell table:formula="of:=[.M38]-[4CM.M38]" office:value-type="float" office:value="0.0003766611" calcext:value-type="float">
            <text:p>0,0003766611</text:p>
          </table:table-cell>
          <table:table-cell table:formula="of:=[.N38]-[4CM.N38]" office:value-type="float" office:value="0.00080177825" calcext:value-type="float">
            <text:p>0,0008017783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4821582" calcext:value-type="float">
            <text:p>0,004821582</text:p>
          </table:table-cell>
          <table:table-cell office:value-type="float" office:value="0.003179484" calcext:value-type="float">
            <text:p>0,003179484</text:p>
          </table:table-cell>
          <table:table-cell office:value-type="float" office:value="0.003182754" calcext:value-type="float">
            <text:p>0,003182754</text:p>
          </table:table-cell>
          <table:table-cell office:value-type="float" office:value="0.00177405" calcext:value-type="float">
            <text:p>0,00177405</text:p>
          </table:table-cell>
          <table:table-cell office:value-type="float" office:value="0.002513953" calcext:value-type="float">
            <text:p>0,002513953</text:p>
          </table:table-cell>
          <table:table-cell office:value-type="float" office:value="0.003448141" calcext:value-type="float">
            <text:p>0,003448141</text:p>
          </table:table-cell>
          <table:table-cell office:value-type="float" office:value="0.002304372" calcext:value-type="float">
            <text:p>0,002304372</text:p>
          </table:table-cell>
          <table:table-cell office:value-type="float" office:value="0.001825593" calcext:value-type="float">
            <text:p>0,001825593</text:p>
          </table:table-cell>
          <table:table-cell office:value-type="float" office:value="0.001502419" calcext:value-type="float">
            <text:p>0,001502419</text:p>
          </table:table-cell>
          <table:table-cell office:value-type="float" office:value="0.001899183" calcext:value-type="float">
            <text:p>0,001899183</text:p>
          </table:table-cell>
          <table:table-cell/>
          <table:table-cell table:formula="of:=AVERAGE([.B39:.K39])" office:value-type="float" office:value="0.0026451531" calcext:value-type="float">
            <text:p>0,0026451531</text:p>
          </table:table-cell>
          <table:table-cell table:formula="of:=TRIMMEAN([.B39:.K39];0.2)" office:value-type="float" office:value="0.00251594125" calcext:value-type="float">
            <text:p>0,0025159413</text:p>
          </table:table-cell>
          <table:table-cell/>
          <table:table-cell table:formula="of:=[.M39]-[4CM.M39]" office:value-type="float" office:value="0.0012093758" calcext:value-type="float">
            <text:p>0,0012093758</text:p>
          </table:table-cell>
          <table:table-cell table:formula="of:=[.N39]-[4CM.N39]" office:value-type="float" office:value="0.001301553125" calcext:value-type="float">
            <text:p>0,0013015531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11381418" calcext:value-type="float">
            <text:p>0,011381418</text:p>
          </table:table-cell>
          <table:table-cell office:value-type="float" office:value="0.003690107" calcext:value-type="float">
            <text:p>0,003690107</text:p>
          </table:table-cell>
          <table:table-cell office:value-type="float" office:value="0.003708291" calcext:value-type="float">
            <text:p>0,003708291</text:p>
          </table:table-cell>
          <table:table-cell office:value-type="float" office:value="0.003019889" calcext:value-type="float">
            <text:p>0,003019889</text:p>
          </table:table-cell>
          <table:table-cell office:value-type="float" office:value="0.003902367" calcext:value-type="float">
            <text:p>0,003902367</text:p>
          </table:table-cell>
          <table:table-cell office:value-type="float" office:value="0.002935145" calcext:value-type="float">
            <text:p>0,002935145</text:p>
          </table:table-cell>
          <table:table-cell office:value-type="float" office:value="0.00568056" calcext:value-type="float">
            <text:p>0,00568056</text:p>
          </table:table-cell>
          <table:table-cell office:value-type="float" office:value="0.00326214" calcext:value-type="float">
            <text:p>0,00326214</text:p>
          </table:table-cell>
          <table:table-cell office:value-type="float" office:value="0.003086054" calcext:value-type="float">
            <text:p>0,003086054</text:p>
          </table:table-cell>
          <table:table-cell office:value-type="float" office:value="0.003127615" calcext:value-type="float">
            <text:p>0,003127615</text:p>
          </table:table-cell>
          <table:table-cell/>
          <table:table-cell table:formula="of:=AVERAGE([.B40:.K40])" office:value-type="float" office:value="0.0043793586" calcext:value-type="float">
            <text:p>0,0043793586</text:p>
          </table:table-cell>
          <table:table-cell table:formula="of:=TRIMMEAN([.B40:.K40];0.2)" office:value-type="float" office:value="0.003684627875" calcext:value-type="float">
            <text:p>0,0036846279</text:p>
          </table:table-cell>
          <table:table-cell/>
          <table:table-cell table:formula="of:=[.M40]-[4CM.M40]" office:value-type="float" office:value="0.000324047200000001" calcext:value-type="float">
            <text:p>0,0003240472</text:p>
          </table:table-cell>
          <table:table-cell table:formula="of:=[.N40]-[4CM.N40]" office:value-type="float" office:value="0.000720571125" calcext:value-type="float">
            <text:p>0,0007205711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69577789" calcext:value-type="float">
            <text:p>0,069577789</text:p>
          </table:table-cell>
          <table:table-cell office:value-type="float" office:value="0.003629565" calcext:value-type="float">
            <text:p>0,003629565</text:p>
          </table:table-cell>
          <table:table-cell office:value-type="float" office:value="0.003102679" calcext:value-type="float">
            <text:p>0,003102679</text:p>
          </table:table-cell>
          <table:table-cell office:value-type="float" office:value="0.003426385" calcext:value-type="float">
            <text:p>0,003426385</text:p>
          </table:table-cell>
          <table:table-cell office:value-type="float" office:value="0.003863624" calcext:value-type="float">
            <text:p>0,003863624</text:p>
          </table:table-cell>
          <table:table-cell office:value-type="float" office:value="0.003333845" calcext:value-type="float">
            <text:p>0,003333845</text:p>
          </table:table-cell>
          <table:table-cell office:value-type="float" office:value="0.002851844" calcext:value-type="float">
            <text:p>0,002851844</text:p>
          </table:table-cell>
          <table:table-cell office:value-type="float" office:value="0.003236714" calcext:value-type="float">
            <text:p>0,003236714</text:p>
          </table:table-cell>
          <table:table-cell office:value-type="float" office:value="0.001664795" calcext:value-type="float">
            <text:p>0,001664795</text:p>
          </table:table-cell>
          <table:table-cell office:value-type="float" office:value="0.00323199" calcext:value-type="float">
            <text:p>0,00323199</text:p>
          </table:table-cell>
          <table:table-cell/>
          <table:table-cell table:formula="of:=AVERAGE([.B41:.K41])" office:value-type="float" office:value="0.009791923" calcext:value-type="float">
            <text:p>0,009791923</text:p>
          </table:table-cell>
          <table:table-cell table:formula="of:=TRIMMEAN([.B41:.K41];0.2)" office:value-type="float" office:value="0.00333458075" calcext:value-type="float">
            <text:p>0,0033345808</text:p>
          </table:table-cell>
          <table:table-cell/>
          <table:table-cell table:formula="of:=[.M41]-[4CM.M41]" office:value-type="float" office:value="0.0051567457" calcext:value-type="float">
            <text:p>0,0051567457</text:p>
          </table:table-cell>
          <table:table-cell table:formula="of:=[.N41]-[4CM.N41]" office:value-type="float" office:value="0.000520668250000001" calcext:value-type="float">
            <text:p>0,0005206683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11586159" calcext:value-type="float">
            <text:p>0,011586159</text:p>
          </table:table-cell>
          <table:table-cell office:value-type="float" office:value="0.011371988" calcext:value-type="float">
            <text:p>0,011371988</text:p>
          </table:table-cell>
          <table:table-cell office:value-type="float" office:value="0.019675414" calcext:value-type="float">
            <text:p>0,019675414</text:p>
          </table:table-cell>
          <table:table-cell office:value-type="float" office:value="0.004216849" calcext:value-type="float">
            <text:p>0,004216849</text:p>
          </table:table-cell>
          <table:table-cell office:value-type="float" office:value="0.004431223" calcext:value-type="float">
            <text:p>0,004431223</text:p>
          </table:table-cell>
          <table:table-cell office:value-type="float" office:value="0.0039019" calcext:value-type="float">
            <text:p>0,0039019</text:p>
          </table:table-cell>
          <table:table-cell office:value-type="float" office:value="0.003389539" calcext:value-type="float">
            <text:p>0,003389539</text:p>
          </table:table-cell>
          <table:table-cell office:value-type="float" office:value="0.003799601" calcext:value-type="float">
            <text:p>0,003799601</text:p>
          </table:table-cell>
          <table:table-cell office:value-type="float" office:value="0.003267362" calcext:value-type="float">
            <text:p>0,003267362</text:p>
          </table:table-cell>
          <table:table-cell office:value-type="float" office:value="0.004396286" calcext:value-type="float">
            <text:p>0,004396286</text:p>
          </table:table-cell>
          <table:table-cell/>
          <table:table-cell table:formula="of:=AVERAGE([.B42:.K42])" office:value-type="float" office:value="0.0070036321" calcext:value-type="float">
            <text:p>0,0070036321</text:p>
          </table:table-cell>
          <table:table-cell table:formula="of:=TRIMMEAN([.B42:.K42];0.2)" office:value-type="float" office:value="0.005886693125" calcext:value-type="float">
            <text:p>0,0058866931</text:p>
          </table:table-cell>
          <table:table-cell/>
          <table:table-cell table:formula="of:=[.M42]-[4CM.M42]" office:value-type="float" office:value="0.0026154097" calcext:value-type="float">
            <text:p>0,0026154097</text:p>
          </table:table-cell>
          <table:table-cell table:formula="of:=[.N42]-[4CM.N42]" office:value-type="float" office:value="0.002464482125" calcext:value-type="float">
            <text:p>0,0024644821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171292" calcext:value-type="float">
            <text:p>0,001171292</text:p>
          </table:table-cell>
          <table:table-cell office:value-type="float" office:value="0.004774226" calcext:value-type="float">
            <text:p>0,004774226</text:p>
          </table:table-cell>
          <table:table-cell office:value-type="float" office:value="0.001342478" calcext:value-type="float">
            <text:p>0,001342478</text:p>
          </table:table-cell>
          <table:table-cell table:style-name="ce1" office:value-type="float" office:value="0.000758051" calcext:value-type="float">
            <text:p>7,58E-004</text:p>
          </table:table-cell>
          <table:table-cell office:value-type="float" office:value="0.001432165" calcext:value-type="float">
            <text:p>0,001432165</text:p>
          </table:table-cell>
          <table:table-cell table:style-name="ce1" office:value-type="float" office:value="0.000749413" calcext:value-type="float">
            <text:p>7,49E-004</text:p>
          </table:table-cell>
          <table:table-cell table:style-name="ce1" office:value-type="float" office:value="0.000747515" calcext:value-type="float">
            <text:p>7,48E-004</text:p>
          </table:table-cell>
          <table:table-cell table:style-name="ce1" office:value-type="float" office:value="0.000713638" calcext:value-type="float">
            <text:p>7,14E-004</text:p>
          </table:table-cell>
          <table:table-cell office:value-type="float" office:value="0.002438194" calcext:value-type="float">
            <text:p>0,002438194</text:p>
          </table:table-cell>
          <table:table-cell office:value-type="float" office:value="0.001203619" calcext:value-type="float">
            <text:p>0,001203619</text:p>
          </table:table-cell>
          <table:table-cell/>
          <table:table-cell table:formula="of:=AVERAGE([.B43:.K43])" office:value-type="float" office:value="0.0015330591" calcext:value-type="float">
            <text:p>0,0015330591</text:p>
          </table:table-cell>
          <table:table-cell table:formula="of:=TRIMMEAN([.B43:.K43];0.2)" office:value-type="float" office:value="0.001230340875" calcext:value-type="float">
            <text:p>0,0012303409</text:p>
          </table:table-cell>
          <table:table-cell/>
          <table:table-cell table:formula="of:=[.M43]-[4CM.M43]" office:value-type="float" office:value="-0.0012260621" calcext:value-type="float">
            <text:p>-0,0012260621</text:p>
          </table:table-cell>
          <table:table-cell table:formula="of:=[.N43]-[4CM.N43]" office:value-type="float" office:value="-0.00153372" calcext:value-type="float">
            <text:p>-0,00153372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4102745" calcext:value-type="float">
            <text:p>0,004102745</text:p>
          </table:table-cell>
          <table:table-cell office:value-type="float" office:value="0.003421461" calcext:value-type="float">
            <text:p>0,003421461</text:p>
          </table:table-cell>
          <table:table-cell office:value-type="float" office:value="0.002231958" calcext:value-type="float">
            <text:p>0,002231958</text:p>
          </table:table-cell>
          <table:table-cell office:value-type="float" office:value="0.001937615" calcext:value-type="float">
            <text:p>0,001937615</text:p>
          </table:table-cell>
          <table:table-cell office:value-type="float" office:value="0.002148859" calcext:value-type="float">
            <text:p>0,002148859</text:p>
          </table:table-cell>
          <table:table-cell office:value-type="float" office:value="0.001508377" calcext:value-type="float">
            <text:p>0,001508377</text:p>
          </table:table-cell>
          <table:table-cell office:value-type="float" office:value="0.001625348" calcext:value-type="float">
            <text:p>0,001625348</text:p>
          </table:table-cell>
          <table:table-cell office:value-type="float" office:value="0.0014306" calcext:value-type="float">
            <text:p>0,0014306</text:p>
          </table:table-cell>
          <table:table-cell office:value-type="float" office:value="0.001931722" calcext:value-type="float">
            <text:p>0,001931722</text:p>
          </table:table-cell>
          <table:table-cell office:value-type="float" office:value="0.00202425" calcext:value-type="float">
            <text:p>0,00202425</text:p>
          </table:table-cell>
          <table:table-cell/>
          <table:table-cell table:style-name="ce1" table:formula="of:=AVERAGE([.B44:.K44])" office:value-type="float" office:value="0.0022362935" calcext:value-type="float">
            <text:p>2,24E-003</text:p>
          </table:table-cell>
          <table:table-cell table:formula="of:=TRIMMEAN([.B44:.K44];0.2)" office:value-type="float" office:value="0.00210369875" calcext:value-type="float">
            <text:p>0,0021036988</text:p>
          </table:table-cell>
          <table:table-cell/>
          <table:table-cell table:formula="of:=[.M44]-[4CM.M44]" office:value-type="float" office:value="0.0003100401" calcext:value-type="float">
            <text:p>0,0003100401</text:p>
          </table:table-cell>
          <table:table-cell table:formula="of:=[.N44]-[4CM.N44]" office:value-type="float" office:value="0.00017755275" calcext:value-type="float">
            <text:p>0,0001775528</text:p>
          </table:table-cell>
        </table:table-row>
        <table:table-row table:style-name="ro1">
          <table:table-cell office:value-type="string" calcext:value-type="string">
            <text:p>SELECT count(*) FROM dados WHERE uf = 'AC' AND periodo = '2016-02-01' AND valor &lt; 150</text:p>
          </table:table-cell>
          <table:table-cell office:value-type="float" office:value="0.228774319" calcext:value-type="float">
            <text:p>0,228774319</text:p>
          </table:table-cell>
          <table:table-cell office:value-type="float" office:value="0.211606498" calcext:value-type="float">
            <text:p>0,211606498</text:p>
          </table:table-cell>
          <table:table-cell office:value-type="float" office:value="0.20239051" calcext:value-type="float">
            <text:p>0,20239051</text:p>
          </table:table-cell>
          <table:table-cell office:value-type="float" office:value="0.211361923" calcext:value-type="float">
            <text:p>0,211361923</text:p>
          </table:table-cell>
          <table:table-cell office:value-type="float" office:value="0.225223163" calcext:value-type="float">
            <text:p>0,225223163</text:p>
          </table:table-cell>
          <table:table-cell office:value-type="float" office:value="0.212460145" calcext:value-type="float">
            <text:p>0,212460145</text:p>
          </table:table-cell>
          <table:table-cell office:value-type="float" office:value="0.215478833" calcext:value-type="float">
            <text:p>0,215478833</text:p>
          </table:table-cell>
          <table:table-cell office:value-type="float" office:value="0.183731801" calcext:value-type="float">
            <text:p>0,183731801</text:p>
          </table:table-cell>
          <table:table-cell office:value-type="float" office:value="0.199683663" calcext:value-type="float">
            <text:p>0,199683663</text:p>
          </table:table-cell>
          <table:table-cell office:value-type="float" office:value="0.255777021" calcext:value-type="float">
            <text:p>0,255777021</text:p>
          </table:table-cell>
          <table:table-cell/>
          <table:table-cell table:formula="of:=AVERAGE([.B45:.K45])" office:value-type="float" office:value="0.2146487876" calcext:value-type="float">
            <text:p>0,2146487876</text:p>
          </table:table-cell>
          <table:table-cell table:formula="of:=TRIMMEAN([.B45:.K45];0.2)" office:value-type="float" office:value="0.21337238175" calcext:value-type="float">
            <text:p>0,2133723818</text:p>
          </table:table-cell>
          <table:table-cell/>
          <table:table-cell table:formula="of:=[.M45]-[4CM.M45]" office:value-type="float" office:value="-0.0124397767" calcext:value-type="float">
            <text:p>-0,0124397767</text:p>
          </table:table-cell>
          <table:table-cell table:formula="of:=[.N45]-[4CM.N45]" office:value-type="float" office:value="-0.0112198935" calcext:value-type="float">
            <text:p>-0,011219893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Agregações</text:p>
          </table:table-cell>
          <table:table-cell table:formula="of:=SUM([.M27:.M32])" office:value-type="float" office:value="470.9096558079" calcext:value-type="float">
            <text:p>470,9096558079</text:p>
          </table:table-cell>
          <table:table-cell table:formula="of:=SUM([.N27:.N32])" office:value-type="float" office:value="470.964303770375" calcext:value-type="float">
            <text:p>470,964303770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Busca</text:p>
          </table:table-cell>
          <table:table-cell table:style-name="ce1" table:formula="of:=SUM([.M35:.M44])" office:value-type="float" office:value="0.0473275033" calcext:value-type="float">
            <text:p>4,73E-002</text:p>
          </table:table-cell>
          <table:table-cell table:formula="of:=SUM([.N35:.N44])" office:value-type="float" office:value="0.0328378065" calcext:value-type="float">
            <text:p>0,0328378065</text:p>
          </table:table-cell>
          <table:table-cell table:number-columns-repeated="3"/>
        </table:table-row>
      </table:table>
      <table:table table:name="Gráficos" table:style-name="ta1">
        <table:shapes>
          <draw:frame draw:z-index="0" draw:style-name="gr1" draw:text-style-name="P1" svg:width="111.49mm" svg:height="90.05mm" svg:x="5.85mm" svg:y="68.26mm">
            <draw:object draw:notify-on-update-of-ranges="Gráficos.B5:Gráficos.B5 Gráficos.A6:Gráficos.A6 Gráficos.B6:Gráficos.B6 Gráficos.A7:Gráficos.A7 Gráficos.B7:Gráficos.B7 Gráficos.A8:Gráficos.A8 Gráficos.B8:Gráficos.B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1.57mm" svg:height="89.99mm" svg:x="125.88mm" svg:y="69.79mm">
            <draw:object draw:notify-on-update-of-ranges="Gráficos.C5:Gráficos.C5 Gráficos.A6:Gráficos.A6 Gráficos.C6:Gráficos.C6 Gráficos.A7:Gráficos.A7 Gráficos.C7:Gráficos.C7 Gráficos.A8:Gráficos.A8 Gráficos.C8:Gráficos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Agregados</text:p>
          </table:table-cell>
          <table:table-cell office:value-type="string" calcext:value-type="string">
            <text:p>Buscas</text:p>
          </table:table-cell>
        </table:table-row>
        <table:table-row table:style-name="ro1">
          <table:table-cell office:value-type="string" calcext:value-type="string">
            <text:p>2CM</text:p>
          </table:table-cell>
          <table:table-cell office:value-type="float" office:value="359.63125749625" calcext:value-type="float">
            <text:p>359,6312574963</text:p>
          </table:table-cell>
          <table:table-cell office:value-type="float" office:value="0.023839703375" calcext:value-type="float">
            <text:p>0,0238397034</text:p>
          </table:table-cell>
        </table:table-row>
        <table:table-row table:style-name="ro1">
          <table:table-cell office:value-type="string" calcext:value-type="string">
            <text:p>4CM</text:p>
          </table:table-cell>
          <table:table-cell office:value-type="float" office:value="596.356505755" calcext:value-type="float">
            <text:p>596,356505755</text:p>
          </table:table-cell>
          <table:table-cell office:value-type="float" office:value="0.02784812625" calcext:value-type="float">
            <text:p>0,0278481263</text:p>
          </table:table-cell>
        </table:table-row>
        <table:table-row table:style-name="ro1">
          <table:table-cell office:value-type="string" calcext:value-type="string">
            <text:p>6CM</text:p>
          </table:table-cell>
          <table:table-cell office:value-type="float" office:value="470.964303770375" calcext:value-type="float">
            <text:p>470,9643037704</text:p>
          </table:table-cell>
          <table:table-cell office:value-type="float" office:value="0.0328378065" calcext:value-type="float">
            <text:p>0,0328378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21:48:55.1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4:49:36.566000000</meta:creation-date>
    <meta:generator>LibreOffice/4.4.7.2$Windows_x86 LibreOffice_project/f3153a8b245191196a4b6b9abd1d0da16eead600</meta:generator>
    <dc:date>2017-02-07T22:28:06.923000000</dc:date>
    <meta:editing-duration>PT1H14M35S</meta:editing-duration>
    <meta:editing-cycles>8</meta:editing-cycles>
    <meta:document-statistic meta:table-count="4" meta:cell-count="14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58cm" svg:height="9cm" xlink:href=".." xlink:type="simple" chart:class="chart:bar" chart:style-name="ch1">
        <chart:legend chart:legend-position="end" svg:x="8.689cm" svg:y="3.703cm" style:legend-expansion="high" chart:style-name="ch2"/>
        <chart:plot-area chart:style-name="ch3" table:cell-range-address="Gráficos.C5:Gráficos.C8 Gráficos.A6:Gráficos.A8" chart:data-source-has-labels="both" svg:x="0.203cm" svg:y="0.18cm" svg:width="8.283cm" svg:height="8.64cm">
          <chartooo:coordinate-region svg:x="1.301cm" svg:y="0.38cm" svg:width="7.185cm" svg:height="7.793cm"/>
          <chart:axis chart:dimension="x" chart:name="primary-x" chart:style-name="ch4" chartooo:axis-type="auto">
            <chartooo:date-scale/>
            <chart:categories table:cell-range-address="Gráficos.C5:Gráficos.C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C6:Gráficos.C6" chart:label-cell-address="Gráficos.A6:Gráficos.A6" chart:class="chart:bar">
            <chart:data-point/>
          </chart:series>
          <chart:series chart:style-name="ch8" chart:values-cell-range-address="Gráficos.C7:Gráficos.C7" chart:label-cell-address="Gráficos.A7:Gráficos.A7" chart:class="chart:bar">
            <chart:data-point/>
          </chart:series>
          <chart:series chart:style-name="ch9" chart:values-cell-range-address="Gráficos.C8:Gráficos.C8" chart:label-cell-address="Gráficos.A8:Gráficos.A8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s</text:p>
                <draw:g>
                  <svg:desc>Gráficos.C5:Gráficos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CM</text:p>
                <draw:g>
                  <svg:desc>Gráficos.A6:Gráficos.A6</svg:desc>
                </draw:g>
              </table:table-cell>
              <table:table-cell office:value-type="float" office:value="0.023839703375">
                <text:p>0.023839703375</text:p>
                <draw:g>
                  <svg:desc>Gráficos.C6:Gráficos.C6</svg:desc>
                </draw:g>
              </table:table-cell>
            </table:table-row>
            <table:table-row>
              <table:table-cell office:value-type="string">
                <text:p>4CM</text:p>
                <draw:g>
                  <svg:desc>Gráficos.A7:Gráficos.A7</svg:desc>
                </draw:g>
              </table:table-cell>
              <table:table-cell office:value-type="float" office:value="0.02784812625">
                <text:p>0.02784812625</text:p>
                <draw:g>
                  <svg:desc>Gráficos.C7:Gráficos.C7</svg:desc>
                </draw:g>
              </table:table-cell>
            </table:table-row>
            <table:table-row>
              <table:table-cell office:value-type="string">
                <text:p>6CM</text:p>
                <draw:g>
                  <svg:desc>Gráficos.A8:Gráficos.A8</svg:desc>
                </draw:g>
              </table:table-cell>
              <table:table-cell office:value-type="float" office:value="0.0328378065">
                <text:p>0.0328378065</text:p>
                <draw:g>
                  <svg:desc>Gráficos.C8:Gráficos.C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5cm" svg:height="9.006cm" xlink:href=".." xlink:type="simple" chart:class="chart:bar" chart:style-name="ch1">
        <chart:legend chart:legend-position="end" svg:x="9.681cm" svg:y="3.706cm" style:legend-expansion="high" chart:style-name="ch2"/>
        <chart:plot-area chart:style-name="ch3" table:cell-range-address="Gráficos.A5:Gráficos.B8" chart:data-source-has-labels="both" svg:x="0.223cm" svg:y="0.18cm" svg:width="9.235cm" svg:height="8.646cm">
          <chartooo:coordinate-region svg:x="1.03cm" svg:y="0.38cm" svg:width="8.428cm" svg:height="7.799cm"/>
          <chart:axis chart:dimension="x" chart:name="primary-x" chart:style-name="ch4" chartooo:axis-type="auto">
            <chartooo:date-scale/>
            <chart:categories table:cell-range-address="Gráficos.B5:Gráficos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6:Gráficos.B6" chart:label-cell-address="Gráficos.A6:Gráficos.A6" chart:class="chart:bar">
            <chart:data-point/>
          </chart:series>
          <chart:series chart:style-name="ch8" chart:values-cell-range-address="Gráficos.B7:Gráficos.B7" chart:label-cell-address="Gráficos.A7:Gráficos.A7" chart:class="chart:bar">
            <chart:data-point/>
          </chart:series>
          <chart:series chart:style-name="ch9" chart:values-cell-range-address="Gráficos.B8:Gráficos.B8" chart:label-cell-address="Gráficos.A8:Gráficos.A8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regados</text:p>
                <draw:g>
                  <svg:desc>Gráficos.B5:Gráficos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CM</text:p>
                <draw:g>
                  <svg:desc>Gráficos.A6:Gráficos.A6</svg:desc>
                </draw:g>
              </table:table-cell>
              <table:table-cell office:value-type="float" office:value="359.63125749625">
                <text:p>359.63125749625</text:p>
                <draw:g>
                  <svg:desc>Gráficos.B6:Gráficos.B6</svg:desc>
                </draw:g>
              </table:table-cell>
            </table:table-row>
            <table:table-row>
              <table:table-cell office:value-type="string">
                <text:p>4CM</text:p>
                <draw:g>
                  <svg:desc>Gráficos.A7:Gráficos.A7</svg:desc>
                </draw:g>
              </table:table-cell>
              <table:table-cell office:value-type="float" office:value="596.356505755">
                <text:p>596.356505755</text:p>
                <draw:g>
                  <svg:desc>Gráficos.B7:Gráficos.B7</svg:desc>
                </draw:g>
              </table:table-cell>
            </table:table-row>
            <table:table-row>
              <table:table-cell office:value-type="string">
                <text:p>6CM</text:p>
                <draw:g>
                  <svg:desc>Gráficos.A8:Gráficos.A8</svg:desc>
                </draw:g>
              </table:table-cell>
              <table:table-cell office:value-type="float" office:value="470.964303770375">
                <text:p>470.964303770375</text:p>
                <draw:g>
                  <svg:desc>Gráficos.B8:Gráficos.B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